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2473*"/>
    </style:style>
    <style:style style:name="Table286.B" style:family="table-column">
      <style:table-column-properties style:column-width="5.3632in" style:rel-column-width="7723*"/>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Title">
      <style:text-properties fo:font-size="60pt" style:font-size-asian="60pt" style:font-size-complex="60pt"/>
    </style:style>
    <style:style style:name="P48" style:family="paragraph" style:parent-style-name="Footnote">
      <style:paragraph-properties fo:text-align="start" style:justify-single-word="false"/>
    </style:style>
    <style:style style:name="P49" style:family="paragraph" style:parent-style-name="Footnote">
      <style:paragraph-properties fo:text-align="justify"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center" style:justify-single-word="false"/>
    </style:style>
    <style:style style:name="P52" style:family="paragraph" style:parent-style-name="Code">
      <style:text-properties fo:font-size="12pt" fo:font-weight="bold" style:font-size-asian="12pt" style:font-weight-asian="bold" style:font-size-complex="12pt" style:font-weight-complex="bold"/>
    </style:style>
    <style:style style:name="P53" style:family="paragraph" style:parent-style-name="Code">
      <style:paragraph-properties fo:text-align="justify" style:justify-single-word="false"/>
    </style:style>
    <style:style style:name="P54" style:family="paragraph" style:parent-style-name="Code">
      <style:text-properties style:text-underline-style="solid" style:text-underline-width="auto" style:text-underline-color="font-color" fo:font-weight="bold" style:font-weight-asian="bold" style:font-weight-complex="bold"/>
    </style:style>
    <style:style style:name="P55" style:family="paragraph" style:parent-style-name="Code">
      <style:text-properties style:font-name="Times New Roman" fo:font-size="14pt" style:font-name-asian="SimSun" style:font-size-asian="14pt" style:font-name-complex="Mangal" style:font-size-complex="14pt"/>
    </style:style>
    <style:style style:name="P56" style:family="paragraph" style:parent-style-name="Code">
      <style:text-properties style:text-underline-style="none" fo:font-weight="normal" style:font-weight-asian="normal" style:font-weight-complex="normal"/>
    </style:style>
    <style:style style:name="P57" style:family="paragraph" style:parent-style-name="Text_20_body">
      <style:paragraph-properties fo:break-before="page"/>
      <style:text-properties style:use-window-font-color="true"/>
    </style:style>
    <style:style style:name="P58" style:family="paragraph" style:parent-style-name="Snippet">
      <style:text-properties style:font-name="Courier New1"/>
    </style:style>
    <style:style style:name="P59" style:family="paragraph" style:parent-style-name="Snippet">
      <style:text-properties fo:font-weight="normal" style:font-weight-asian="normal" style:font-weight-complex="normal"/>
    </style:style>
    <style:style style:name="P60" style:family="paragraph" style:parent-style-name="Snippet">
      <style:paragraph-properties fo:text-align="justify" style:justify-single-word="false"/>
    </style:style>
    <style:style style:name="P61" style:family="paragraph" style:parent-style-name="Snippet">
      <style:text-properties fo:font-size="6pt" style:font-size-asian="6pt" style:font-size-complex="6pt"/>
    </style:style>
    <style:style style:name="P62" style:family="paragraph" style:parent-style-name="Heading_20_3">
      <style:text-properties fo:font-weight="bold" style:font-weight-asian="bold" style:font-weight-complex="bold"/>
    </style:style>
    <style:style style:name="P63" style:family="paragraph" style:parent-style-name="Heading_20_1">
      <style:paragraph-properties fo:text-align="justify" style:justify-single-word="false"/>
    </style:style>
    <style:style style:name="P64" style:family="paragraph" style:parent-style-name="Heading_20_1">
      <style:paragraph-properties fo:break-before="page"/>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7.0602in" style:type="right" style:leader-style="dotted" style:leader-text="."/>
        </style:tab-stops>
      </style:paragraph-properties>
    </style:style>
    <style:style style:name="P67" style:family="paragraph" style:parent-style-name="Contents_20_2">
      <style:paragraph-properties>
        <style:tab-stops>
          <style:tab-stop style:position="6.8839in" style:type="right"/>
        </style:tab-stops>
      </style:paragraph-properties>
    </style:style>
    <style:style style:name="P68" style:family="paragraph" style:parent-style-name="Index_20_1">
      <style:paragraph-properties>
        <style:tab-stops>
          <style:tab-stop style:position="7.0807in" style:type="right"/>
        </style:tab-stops>
      </style:paragraph-properties>
    </style:style>
    <style:style style:name="P69" style:family="paragraph" style:parent-style-name="Index_20_Separator">
      <style:paragraph-properties>
        <style:tab-stops/>
      </style:paragraph-properties>
    </style:style>
    <style:style style:name="P70" style:family="paragraph" style:parent-style-name="Text_20_body" style:master-page-name="Standard">
      <style:paragraph-properties style:page-numb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14810896" text:id="ct214810896">
          <text:insertion>
            <office:change-info>
              <dc:creator>Peter Camilleri</dc:creator>
              <dc:date>2015-04-25T23:41:00</dc:date>
            </office:change-info>
          </text:insertion>
        </text:changed-region>
        <text:changed-region xml:id="ct214876576" text:id="ct214876576">
          <text:insertion>
            <office:change-info>
              <dc:creator>Peter Camilleri</dc:creator>
              <dc:date>2015-04-25T23:42:00</dc:date>
            </office:change-info>
          </text:insertion>
        </text:changed-region>
        <text:changed-region xml:id="ct214885304" text:id="ct214885304">
          <text:insertion>
            <office:change-info>
              <dc:creator>Peter Camilleri</dc:creator>
              <dc:date>2015-04-26T13:40:00</dc:date>
            </office:change-info>
          </text:insertion>
        </text:changed-region>
        <text:changed-region xml:id="ct214885408" text:id="ct214885408">
          <text:insertion>
            <office:change-info>
              <dc:creator>Peter Camilleri</dc:creator>
              <dc:date>2015-04-26T13:39:00</dc:date>
            </office:change-info>
          </text:insertion>
        </text:changed-region>
        <text:changed-region xml:id="ct214885512" text:id="ct214885512">
          <text:insertion>
            <office:change-info>
              <dc:creator>Peter Camilleri</dc:creator>
              <dc:date>2015-04-26T13:40:00</dc:date>
            </office:change-info>
          </text:insertion>
        </text:changed-region>
        <text:changed-region xml:id="ct214886552" text:id="ct214886552">
          <text:insertion>
            <office:change-info>
              <dc:creator>Peter Camilleri</dc:creator>
              <dc:date>2015-04-26T13:46:00</dc:date>
            </office:change-info>
          </text:insertion>
        </text:changed-region>
        <text:changed-region xml:id="ct214886656" text:id="ct214886656">
          <text:insertion>
            <office:change-info>
              <dc:creator>Peter Camilleri</dc:creator>
              <dc:date>2015-04-26T13:47:00</dc:date>
            </office:change-info>
          </text:insertion>
        </text:changed-region>
        <text:changed-region xml:id="ct213039032" text:id="ct213039032">
          <text:insertion>
            <office:change-info>
              <dc:creator>Peter Camilleri</dc:creator>
              <dc:date>2015-04-25T13:09:00</dc:date>
            </office:change-info>
          </text:insertion>
        </text:changed-region>
        <text:changed-region xml:id="ct213039136" text:id="ct213039136">
          <text:insertion>
            <office:change-info>
              <dc:creator>Peter Camilleri</dc:creator>
              <dc:date>2015-04-25T13:10:00</dc:date>
            </office:change-info>
          </text:insertion>
        </text:changed-region>
        <text:changed-region xml:id="ct213039344" text:id="ct213039344">
          <text:insertion>
            <office:change-info>
              <dc:creator>Peter Camilleri</dc:creator>
              <dc:date>2015-04-25T13:11:00</dc:date>
            </office:change-info>
          </text:insertion>
        </text:changed-region>
        <text:changed-region xml:id="ct213039448" text:id="ct213039448">
          <text:deletion>
            <office:change-info>
              <dc:creator>Peter Camilleri</dc:creator>
              <dc:date>2015-04-25T13:26:00</dc:date>
            </office:change-info>
            <text:p text:style-name="Text_20_body">.even?</text:p>
          </text:deletion>
        </text:changed-region>
        <text:changed-region xml:id="ct213039552" text:id="ct213039552">
          <text:insertion>
            <office:change-info>
              <dc:creator>Peter Camilleri</dc:creator>
              <dc:date>2015-04-25T13:25:00</dc:date>
            </office:change-info>
          </text:insertion>
        </text:changed-region>
        <text:changed-region xml:id="ct213039656" text:id="ct213039656">
          <text:insertion>
            <office:change-info>
              <dc:creator>Peter Camilleri</dc:creator>
              <dc:date>2015-04-25T13:25:00</dc:date>
            </office:change-info>
          </text:insertion>
        </text:changed-region>
        <text:changed-region xml:id="ct213039760" text:id="ct213039760">
          <text:insertion>
            <office:change-info>
              <dc:creator>Peter Camilleri</dc:creator>
              <dc:date>2015-04-25T13:25:00</dc:date>
            </office:change-info>
          </text:insertion>
        </text:changed-region>
        <text:changed-region xml:id="ct213039864" text:id="ct213039864">
          <text:insertion>
            <office:change-info>
              <dc:creator>Peter Camilleri</dc:creator>
              <dc:date>2015-04-25T13:25:00</dc:date>
            </office:change-info>
          </text:insertion>
        </text:changed-region>
        <text:changed-region xml:id="ct213039968" text:id="ct213039968">
          <text:insertion>
            <office:change-info>
              <dc:creator>Peter Camilleri</dc:creator>
              <dc:date>2015-04-25T13:25:00</dc:date>
            </office:change-info>
          </text:insertion>
        </text:changed-region>
        <text:changed-region xml:id="ct213040072" text:id="ct213040072">
          <text:insertion>
            <office:change-info>
              <dc:creator>Peter Camilleri</dc:creator>
              <dc:date>2015-04-25T13:27:00</dc:date>
            </office:change-info>
          </text:insertion>
        </text:changed-region>
        <text:changed-region xml:id="ct213040176" text:id="ct213040176">
          <text:insertion>
            <office:change-info>
              <dc:creator>Peter Camilleri</dc:creator>
              <dc:date>2015-04-25T13:27:00</dc:date>
            </office:change-info>
          </text:insertion>
        </text:changed-region>
        <text:changed-region xml:id="ct213040280" text:id="ct213040280">
          <text:deletion>
            <office:change-info>
              <dc:creator>Peter Camilleri</dc:creator>
              <dc:date>2015-04-25T13:29:00</dc:date>
            </office:change-info>
            <text:p text:style-name="Text_20_body">.gcd</text:p>
          </text:deletion>
        </text:changed-region>
        <text:changed-region xml:id="ct213040384" text:id="ct213040384">
          <text:insertion>
            <office:change-info>
              <dc:creator>Peter Camilleri</dc:creator>
              <dc:date>2015-04-25T13:25:00</dc:date>
            </office:change-info>
          </text:insertion>
        </text:changed-region>
        <text:changed-region xml:id="ct213040488" text:id="ct213040488">
          <text:deletion>
            <office:change-info>
              <dc:creator>Peter Camilleri</dc:creator>
              <dc:date>2015-04-25T13:31:00</dc:date>
            </office:change-info>
            <text:p text:style-name="Text_20_body">.lcm</text:p>
          </text:deletion>
        </text:changed-region>
        <text:changed-region xml:id="ct213040592" text:id="ct213040592">
          <text:insertion>
            <office:change-info>
              <dc:creator>Peter Camilleri</dc:creator>
              <dc:date>2015-04-25T13:25:00</dc:date>
            </office:change-info>
          </text:insertion>
        </text:changed-region>
        <text:changed-region xml:id="ct213040800" text:id="ct213040800">
          <text:deletion>
            <office:change-info>
              <dc:creator>Peter Camilleri</dc:creator>
              <dc:date>2015-04-25T13:39:00</dc:date>
            </office:change-info>
            <text:p text:style-name="Text_20_body"/>
            <text:p text:style-name="Text_20_body"/>
          </text:deletion>
        </text:changed-region>
        <text:changed-region xml:id="ct213040696" text:id="ct213040696">
          <text:deletion>
            <office:change-info>
              <dc:creator>Peter Camilleri</dc:creator>
              <dc:date>2015-04-25T13:37:00</dc:date>
            </office:change-info>
            <text:p text:style-name="Text_20_body">.odd?</text:p>
          </text:deletion>
        </text:changed-region>
        <text:changed-region xml:id="ct213040904" text:id="ct213040904">
          <text:insertion>
            <office:change-info>
              <dc:creator>Peter Camilleri</dc:creator>
              <dc:date>2015-04-25T13:25:00</dc:date>
            </office:change-info>
          </text:insertion>
        </text:changed-region>
        <text:changed-region xml:id="ct213041008" text:id="ct213041008">
          <text:deletion>
            <office:change-info>
              <dc:creator>Peter Camilleri</dc:creator>
              <dc:date>2015-04-25T13:41:00</dc:date>
            </office:change-info>
            <text:p text:style-name="Text_20_body">2*</text:p>
          </text:deletion>
        </text:changed-region>
        <text:changed-region xml:id="ct213041112" text:id="ct213041112">
          <text:insertion>
            <office:change-info>
              <dc:creator>Peter Camilleri</dc:creator>
              <dc:date>2015-04-25T13:24:00</dc:date>
            </office:change-info>
          </text:insertion>
        </text:changed-region>
        <text:changed-region xml:id="ct213041216" text:id="ct213041216">
          <text:insertion>
            <office:change-info>
              <dc:creator>Peter Camilleri</dc:creator>
              <dc:date>2015-04-25T13:25:00</dc:date>
            </office:change-info>
          </text:insertion>
        </text:changed-region>
        <text:changed-region xml:id="ct213041320" text:id="ct213041320">
          <text:insertion>
            <office:change-info>
              <dc:creator>Peter Camilleri</dc:creator>
              <dc:date>2015-04-25T13:42:00</dc:date>
            </office:change-info>
          </text:insertion>
        </text:changed-region>
        <text:changed-region xml:id="ct213041424" text:id="ct213041424">
          <text:insertion>
            <office:change-info>
              <dc:creator>Peter Camilleri</dc:creator>
              <dc:date>2015-04-25T13:25:00</dc:date>
            </office:change-info>
          </text:insertion>
        </text:changed-region>
        <text:changed-region xml:id="ct213041528" text:id="ct213041528">
          <text:insertion>
            <office:change-info>
              <dc:creator>Peter Camilleri</dc:creator>
              <dc:date>2015-04-25T13:25:00</dc:date>
            </office:change-info>
          </text:insertion>
        </text:changed-region>
        <text:changed-region xml:id="ct213041632" text:id="ct213041632">
          <text:insertion>
            <office:change-info>
              <dc:creator>Peter Camilleri</dc:creator>
              <dc:date>2015-04-25T13:42:00</dc:date>
            </office:change-info>
          </text:insertion>
        </text:changed-region>
        <text:changed-region xml:id="ct213041736" text:id="ct213041736">
          <text:insertion>
            <office:change-info>
              <dc:creator>Peter Camilleri</dc:creator>
              <dc:date>2015-04-25T13:42:00</dc:date>
            </office:change-info>
          </text:insertion>
        </text:changed-region>
        <text:changed-region xml:id="ct214806944" text:id="ct214806944">
          <text:deletion>
            <office:change-info>
              <dc:creator>Peter Camilleri</dc:creator>
              <dc:date>2015-04-25T13:42:00</dc:date>
            </office:change-info>
            <text:p text:style-name="Text_20_body">2/</text:p>
          </text:deletion>
        </text:changed-region>
        <text:changed-region xml:id="ct214807048" text:id="ct214807048">
          <text:insertion>
            <office:change-info>
              <dc:creator>Peter Camilleri</dc:creator>
              <dc:date>2015-04-25T13:25:00</dc:date>
            </office:change-info>
          </text:insertion>
        </text:changed-region>
        <text:changed-region xml:id="ct214807152" text:id="ct214807152">
          <text:deletion>
            <office:change-info>
              <dc:creator>Peter Camilleri</dc:creator>
              <dc:date>2015-04-25T13:46:00</dc:date>
            </office:change-info>
            <text:p text:style-name="Standard"/>
            <text:p text:style-name="Text_20_body">&lt;&lt;</text:p>
          </text:deletion>
        </text:changed-region>
        <text:changed-region xml:id="ct214807256" text:id="ct214807256">
          <text:insertion>
            <office:change-info>
              <dc:creator>Peter Camilleri</dc:creator>
              <dc:date>2015-04-25T13:25:00</dc:date>
            </office:change-info>
          </text:insertion>
        </text:changed-region>
        <text:changed-region xml:id="ct214807360" text:id="ct214807360">
          <text:deletion>
            <office:change-info>
              <dc:creator>Peter Camilleri</dc:creator>
              <dc:date>2015-04-25T13:55:00</dc:date>
            </office:change-info>
            <text:p text:style-name="Standard"/>
            <text:p text:style-name="Text_20_body">&gt;&gt;</text:p>
          </text:deletion>
        </text:changed-region>
        <text:changed-region xml:id="ct214807464" text:id="ct214807464">
          <text:insertion>
            <office:change-info>
              <dc:creator>Peter Camilleri</dc:creator>
              <dc:date>2015-04-25T13:25:00</dc:date>
            </office:change-info>
          </text:insertion>
        </text:changed-region>
        <text:changed-region xml:id="ct214807568" text:id="ct214807568">
          <text:deletion>
            <office:change-info>
              <dc:creator>Peter Camilleri</dc:creator>
              <dc:date>2015-04-25T14:29:00</dc:date>
            </office:change-info>
            <text:p text:style-name="Standard"/>
            <text:p text:style-name="Text_20_body">and</text:p>
          </text:deletion>
        </text:changed-region>
        <text:changed-region xml:id="ct214807672" text:id="ct214807672">
          <text:insertion>
            <office:change-info>
              <dc:creator>Peter Camilleri</dc:creator>
              <dc:date>2015-04-25T13:25:00</dc:date>
            </office:change-info>
          </text:insertion>
        </text:changed-region>
        <text:changed-region xml:id="ct214807776" text:id="ct214807776">
          <text:deletion>
            <office:change-info>
              <dc:creator>Peter Camilleri</dc:creator>
              <dc:date>2015-04-25T14:31:00</dc:date>
            </office:change-info>
            <text:p text:style-name="Text_20_body"/>
            <text:p text:style-name="Text_20_body">com</text:p>
          </text:deletion>
        </text:changed-region>
        <text:changed-region xml:id="ct214807880" text:id="ct214807880">
          <text:insertion>
            <office:change-info>
              <dc:creator>Peter Camilleri</dc:creator>
              <dc:date>2015-04-25T13:25:00</dc:date>
            </office:change-info>
          </text:insertion>
        </text:changed-region>
        <text:changed-region xml:id="ct214807984" text:id="ct214807984">
          <text:deletion>
            <office:change-info>
              <dc:creator>Peter Camilleri</dc:creator>
              <dc:date>2015-04-25T14:33:00</dc:date>
            </office:change-info>
            <text:p text:style-name="Text_20_body"/>
            <text:p text:style-name="Text_20_body">or</text:p>
          </text:deletion>
        </text:changed-region>
        <text:changed-region xml:id="ct214808088" text:id="ct214808088">
          <text:insertion>
            <office:change-info>
              <dc:creator>Peter Camilleri</dc:creator>
              <dc:date>2015-04-25T13:25:00</dc:date>
            </office:change-info>
          </text:insertion>
        </text:changed-region>
        <text:changed-region xml:id="ct214808192" text:id="ct214808192">
          <text:insertion>
            <office:change-info>
              <dc:creator>Peter Camilleri</dc:creator>
              <dc:date>2015-04-25T14:34:00</dc:date>
            </office:change-info>
          </text:insertion>
        </text:changed-region>
        <text:changed-region xml:id="ct214808296" text:id="ct214808296">
          <text:insertion>
            <office:change-info>
              <dc:creator>Peter Camilleri</dc:creator>
              <dc:date>2015-04-25T13:25:00</dc:date>
            </office:change-info>
          </text:insertion>
        </text:changed-region>
        <text:changed-region xml:id="ct214808400" text:id="ct214808400">
          <text:insertion>
            <office:change-info>
              <dc:creator>Peter Camilleri</dc:creator>
              <dc:date>2015-04-25T13:25:00</dc:date>
            </office:change-info>
          </text:insertion>
        </text:changed-region>
        <text:changed-region xml:id="ct214808504" text:id="ct214808504">
          <text:insertion>
            <office:change-info>
              <dc:creator>Peter Camilleri</dc:creator>
              <dc:date>2015-04-25T14:35:00</dc:date>
            </office:change-info>
          </text:insertion>
        </text:changed-region>
        <text:changed-region xml:id="ct214808608" text:id="ct214808608">
          <text:insertion>
            <office:change-info>
              <dc:creator>Peter Camilleri</dc:creator>
              <dc:date>2015-04-25T14:35:00</dc:date>
            </office:change-info>
          </text:insertion>
        </text:changed-region>
        <text:changed-region xml:id="ct214808712" text:id="ct214808712">
          <text:deletion>
            <office:change-info>
              <dc:creator>Peter Camilleri</dc:creator>
              <dc:date>2015-04-25T14:35:00</dc:date>
            </office:change-info>
            <text:p text:style-name="Standard"/>
            <text:p text:style-name="Text_20_body">xor</text:p>
          </text:deletion>
        </text:changed-region>
        <text:changed-region xml:id="ct214808816" text:id="ct214808816">
          <text:insertion>
            <office:change-info>
              <dc:creator>Peter Camilleri</dc:creator>
              <dc:date>2015-04-25T13:25:00</dc:date>
            </office:change-info>
          </text:insertion>
        </text:changed-region>
        <text:changed-region xml:id="ct214808920" text:id="ct214808920">
          <text:insertion>
            <office:change-info>
              <dc:creator>Peter Camilleri</dc:creator>
              <dc:date>2015-04-25T15:11:00</dc:date>
            </office:change-info>
          </text:insertion>
        </text:changed-region>
        <text:changed-region xml:id="ct214809024" text:id="ct214809024">
          <text:insertion>
            <office:change-info>
              <dc:creator>Peter Camilleri</dc:creator>
              <dc:date>2015-04-25T15:09:00</dc:date>
            </office:change-info>
          </text:insertion>
        </text:changed-region>
        <text:changed-region xml:id="ct214809128" text:id="ct214809128">
          <text:insertion>
            <office:change-info>
              <dc:creator>Peter Camilleri</dc:creator>
              <dc:date>2015-04-25T15:09:00</dc:date>
            </office:change-info>
          </text:insertion>
        </text:changed-region>
        <text:changed-region xml:id="ct214809232" text:id="ct214809232">
          <text:insertion>
            <office:change-info>
              <dc:creator>Peter Camilleri</dc:creator>
              <dc:date>2015-04-25T15:09:00</dc:date>
            </office:change-info>
          </text:insertion>
        </text:changed-region>
        <text:changed-region xml:id="ct214809336" text:id="ct214809336">
          <text:insertion>
            <office:change-info>
              <dc:creator>Peter Camilleri</dc:creator>
              <dc:date>2015-04-25T15:10:00</dc:date>
            </office:change-info>
          </text:insertion>
        </text:changed-region>
        <text:changed-region xml:id="ct214809440" text:id="ct214809440">
          <text:insertion>
            <office:change-info>
              <dc:creator>Peter Camilleri</dc:creator>
              <dc:date>2015-04-25T15:10:00</dc:date>
            </office:change-info>
          </text:insertion>
        </text:changed-region>
        <text:changed-region xml:id="ct214809544" text:id="ct214809544">
          <text:insertion>
            <office:change-info>
              <dc:creator>Peter Camilleri</dc:creator>
              <dc:date>2015-04-25T15:10:00</dc:date>
            </office:change-info>
          </text:insertion>
        </text:changed-region>
        <text:changed-region xml:id="ct214809648" text:id="ct214809648">
          <text:insertion>
            <office:change-info>
              <dc:creator>Peter Camilleri</dc:creator>
              <dc:date>2015-04-25T15:10:00</dc:date>
            </office:change-info>
          </text:insertion>
        </text:changed-region>
        <text:changed-region xml:id="ct214809752" text:id="ct214809752">
          <text:insertion>
            <office:change-info>
              <dc:creator>Peter Camilleri</dc:creator>
              <dc:date>2015-04-25T15:10:00</dc:date>
            </office:change-info>
          </text:insertion>
        </text:changed-region>
        <text:changed-region xml:id="ct214809856" text:id="ct214809856">
          <text:insertion>
            <office:change-info>
              <dc:creator>Peter Camilleri</dc:creator>
              <dc:date>2015-04-25T15:10:00</dc:date>
            </office:change-info>
          </text:insertion>
        </text:changed-region>
        <text:changed-region xml:id="ct214809960" text:id="ct214809960">
          <text:insertion>
            <office:change-info>
              <dc:creator>Peter Camilleri</dc:creator>
              <dc:date>2015-04-25T15:10:00</dc:date>
            </office:change-info>
          </text:insertion>
        </text:changed-region>
        <text:changed-region xml:id="ct214810064" text:id="ct214810064">
          <text:insertion>
            <office:change-info>
              <dc:creator>Peter Camilleri</dc:creator>
              <dc:date>2015-04-25T15:10:00</dc:date>
            </office:change-info>
          </text:insertion>
        </text:changed-region>
        <text:changed-region xml:id="ct214810168" text:id="ct214810168">
          <text:deletion>
            <office:change-info>
              <dc:creator>Peter Camilleri</dc:creator>
              <dc:date>2015-04-25T17:35:00</dc:date>
            </office:change-info>
            <text:p text:style-name="P1">Ipsum lorem</text:p>
          </text:deletion>
        </text:changed-region>
        <text:changed-region xml:id="ct214810272" text:id="ct214810272">
          <text:insertion>
            <office:change-info>
              <dc:creator>Peter Camilleri</dc:creator>
              <dc:date>2015-04-25T17:35:00</dc:date>
            </office:change-info>
          </text:insertion>
        </text:changed-region>
        <text:changed-region xml:id="ct214810376" text:id="ct214810376">
          <text:insertion>
            <office:change-info>
              <dc:creator>Peter Camilleri</dc:creator>
              <dc:date>2015-04-25T17:36:00</dc:date>
            </office:change-info>
          </text:insertion>
        </text:changed-region>
        <text:changed-region xml:id="ct214810480" text:id="ct214810480">
          <text:insertion>
            <office:change-info>
              <dc:creator>Peter Camilleri</dc:creator>
              <dc:date>2015-04-25T17:37:00</dc:date>
            </office:change-info>
          </text:insertion>
        </text:changed-region>
        <text:changed-region xml:id="ct214810584" text:id="ct214810584">
          <text:insertion>
            <office:change-info>
              <dc:creator>Peter Camilleri</dc:creator>
              <dc:date>2015-04-25T18:11:00</dc:date>
            </office:change-info>
          </text:insertion>
        </text:changed-region>
        <text:changed-region xml:id="ct214810688" text:id="ct214810688">
          <text:insertion>
            <office:change-info>
              <dc:creator>Peter Camilleri</dc:creator>
              <dc:date>2015-04-25T18:12:00</dc:date>
            </office:change-info>
          </text:insertion>
        </text:changed-region>
        <text:changed-region xml:id="ct214810792" text:id="ct214810792">
          <text:insertion>
            <office:change-info>
              <dc:creator>Peter Camilleri</dc:creator>
              <dc:date>2015-04-25T18:14:00</dc:date>
            </office:change-info>
          </text:insertion>
        </text:changed-region>
        <text:changed-region xml:id="ct214876680" text:id="ct214876680">
          <text:insertion>
            <office:change-info>
              <dc:creator>Peter Camilleri</dc:creator>
              <dc:date>2015-04-25T18:13:00</dc:date>
            </office:change-info>
          </text:insertion>
        </text:changed-region>
        <text:changed-region xml:id="ct214876784" text:id="ct214876784">
          <text:deletion>
            <office:change-info>
              <dc:creator>Peter Camilleri</dc:creator>
              <dc:date>2015-04-25T17:45:00</dc:date>
            </office:change-info>
            <text:p text:style-name="Text_20_body"/>
            <text:p text:style-name="Text_20_body">*</text:p>
          </text:deletion>
        </text:changed-region>
        <text:changed-region xml:id="ct214876888" text:id="ct214876888">
          <text:insertion>
            <office:change-info>
              <dc:creator>Peter Camilleri</dc:creator>
              <dc:date>2015-04-25T17:38:00</dc:date>
            </office:change-info>
          </text:insertion>
        </text:changed-region>
        <text:changed-region xml:id="ct214876992" text:id="ct214876992">
          <text:deletion>
            <office:change-info>
              <dc:creator>Peter Camilleri</dc:creator>
              <dc:date>2015-04-25T18:16:00</dc:date>
            </office:change-info>
            <text:p text:style-name="Standard"/>
            <text:p text:style-name="Text_20_body">**</text:p>
          </text:deletion>
        </text:changed-region>
        <text:changed-region xml:id="ct214877096" text:id="ct214877096">
          <text:insertion>
            <office:change-info>
              <dc:creator>Peter Camilleri</dc:creator>
              <dc:date>2015-04-25T17:38:00</dc:date>
            </office:change-info>
          </text:insertion>
        </text:changed-region>
        <text:changed-region xml:id="ct214877200" text:id="ct214877200">
          <text:insertion>
            <office:change-info>
              <dc:creator>Peter Camilleri</dc:creator>
              <dc:date>2015-04-25T22:45:00</dc:date>
            </office:change-info>
          </text:insertion>
        </text:changed-region>
        <text:changed-region xml:id="ct214877304" text:id="ct214877304">
          <text:insertion>
            <office:change-info>
              <dc:creator>Peter Camilleri</dc:creator>
              <dc:date>2015-04-25T22:46:00</dc:date>
            </office:change-info>
          </text:insertion>
        </text:changed-region>
        <text:changed-region xml:id="ct214877408" text:id="ct214877408">
          <text:insertion>
            <office:change-info>
              <dc:creator>Peter Camilleri</dc:creator>
              <dc:date>2015-04-25T17:38:00</dc:date>
            </office:change-info>
          </text:insertion>
        </text:changed-region>
        <text:changed-region xml:id="ct214877512" text:id="ct214877512">
          <text:insertion>
            <office:change-info>
              <dc:creator>Peter Camilleri</dc:creator>
              <dc:date>2015-04-25T17:38:00</dc:date>
            </office:change-info>
          </text:insertion>
        </text:changed-region>
        <text:changed-region xml:id="ct214877616" text:id="ct214877616">
          <text:insertion>
            <office:change-info>
              <dc:creator>Peter Camilleri</dc:creator>
              <dc:date>2015-04-25T17:38:00</dc:date>
            </office:change-info>
          </text:insertion>
        </text:changed-region>
        <text:changed-region xml:id="ct214877720" text:id="ct214877720">
          <text:insertion>
            <office:change-info>
              <dc:creator>Peter Camilleri</dc:creator>
              <dc:date>2015-04-25T17:38:00</dc:date>
            </office:change-info>
          </text:insertion>
        </text:changed-region>
        <text:changed-region xml:id="ct214877824" text:id="ct214877824">
          <text:insertion>
            <office:change-info>
              <dc:creator>Peter Camilleri</dc:creator>
              <dc:date>2015-04-25T17:38:00</dc:date>
            </office:change-info>
          </text:insertion>
        </text:changed-region>
        <text:changed-region xml:id="ct214877928" text:id="ct214877928">
          <text:insertion>
            <office:change-info>
              <dc:creator>Peter Camilleri</dc:creator>
              <dc:date>2015-04-25T17:38:00</dc:date>
            </office:change-info>
          </text:insertion>
        </text:changed-region>
        <text:changed-region xml:id="ct214878032" text:id="ct214878032">
          <text:insertion>
            <office:change-info>
              <dc:creator>Peter Camilleri</dc:creator>
              <dc:date>2015-04-25T17:38:00</dc:date>
            </office:change-info>
          </text:insertion>
        </text:changed-region>
        <text:changed-region xml:id="ct214878136" text:id="ct214878136">
          <text:insertion>
            <office:change-info>
              <dc:creator>Peter Camilleri</dc:creator>
              <dc:date>2015-04-25T22:38:00</dc:date>
            </office:change-info>
          </text:insertion>
        </text:changed-region>
        <text:changed-region xml:id="ct214878240" text:id="ct214878240">
          <text:insertion>
            <office:change-info>
              <dc:creator>Peter Camilleri</dc:creator>
              <dc:date>2015-04-25T22:38:00</dc:date>
            </office:change-info>
          </text:insertion>
        </text:changed-region>
        <text:changed-region xml:id="ct214878344" text:id="ct214878344">
          <text:deletion>
            <office:change-info>
              <dc:creator>Peter Camilleri</dc:creator>
              <dc:date>2015-04-25T22:48:00</dc:date>
            </office:change-info>
            <text:p text:style-name="Text_20_body">+</text:p>
          </text:deletion>
        </text:changed-region>
        <text:changed-region xml:id="ct214878448" text:id="ct214878448">
          <text:insertion>
            <office:change-info>
              <dc:creator>Peter Camilleri</dc:creator>
              <dc:date>2015-04-25T17:38:00</dc:date>
            </office:change-info>
          </text:insertion>
        </text:changed-region>
        <text:changed-region xml:id="ct214878552" text:id="ct214878552">
          <text:insertion>
            <office:change-info>
              <dc:creator>Peter Camilleri</dc:creator>
              <dc:date>2015-04-25T17:38:00</dc:date>
            </office:change-info>
          </text:insertion>
        </text:changed-region>
        <text:changed-region xml:id="ct214878656" text:id="ct214878656">
          <text:insertion>
            <office:change-info>
              <dc:creator>Peter Camilleri</dc:creator>
              <dc:date>2015-04-25T17:38:00</dc:date>
            </office:change-info>
          </text:insertion>
        </text:changed-region>
        <text:changed-region xml:id="ct214878760" text:id="ct214878760">
          <text:insertion>
            <office:change-info>
              <dc:creator>Peter Camilleri</dc:creator>
              <dc:date>2015-04-25T17:38:00</dc:date>
            </office:change-info>
          </text:insertion>
        </text:changed-region>
        <text:changed-region xml:id="ct214878864" text:id="ct214878864">
          <text:insertion>
            <office:change-info>
              <dc:creator>Peter Camilleri</dc:creator>
              <dc:date>2015-04-25T17:38:00</dc:date>
            </office:change-info>
          </text:insertion>
        </text:changed-region>
        <text:changed-region xml:id="ct214878968" text:id="ct214878968">
          <text:insertion>
            <office:change-info>
              <dc:creator>Peter Camilleri</dc:creator>
              <dc:date>2015-04-26T10:10:00</dc:date>
            </office:change-info>
          </text:insertion>
        </text:changed-region>
        <text:changed-region xml:id="ct214879072" text:id="ct214879072">
          <text:insertion>
            <office:change-info>
              <dc:creator>Peter Camilleri</dc:creator>
              <dc:date>2015-04-26T10:10:00</dc:date>
            </office:change-info>
          </text:insertion>
        </text:changed-region>
        <text:changed-region xml:id="ct214879176" text:id="ct214879176">
          <text:insertion>
            <office:change-info>
              <dc:creator>Peter Camilleri</dc:creator>
              <dc:date>2015-04-25T17:38:00</dc:date>
            </office:change-info>
          </text:insertion>
        </text:changed-region>
        <text:changed-region xml:id="ct214879280" text:id="ct214879280">
          <text:insertion>
            <office:change-info>
              <dc:creator>Peter Camilleri</dc:creator>
              <dc:date>2015-04-26T10:09:00</dc:date>
            </office:change-info>
          </text:insertion>
        </text:changed-region>
        <text:changed-region xml:id="ct214879384" text:id="ct214879384">
          <text:insertion>
            <office:change-info>
              <dc:creator>Peter Camilleri</dc:creator>
              <dc:date>2015-04-26T10:09:00</dc:date>
            </office:change-info>
          </text:insertion>
        </text:changed-region>
        <text:changed-region xml:id="ct214879488" text:id="ct214879488">
          <text:insertion>
            <office:change-info>
              <dc:creator>Peter Camilleri</dc:creator>
              <dc:date>2015-04-26T10:09:00</dc:date>
            </office:change-info>
          </text:insertion>
        </text:changed-region>
        <text:changed-region xml:id="ct214879592" text:id="ct214879592">
          <text:insertion>
            <office:change-info>
              <dc:creator>Peter Camilleri</dc:creator>
              <dc:date>2015-04-26T10:11:00</dc:date>
            </office:change-info>
          </text:insertion>
        </text:changed-region>
        <text:changed-region xml:id="ct214879696" text:id="ct214879696">
          <text:insertion>
            <office:change-info>
              <dc:creator>Peter Camilleri</dc:creator>
              <dc:date>2015-04-26T10:10:00</dc:date>
            </office:change-info>
          </text:insertion>
        </text:changed-region>
        <text:changed-region xml:id="ct214879800" text:id="ct214879800">
          <text:deletion>
            <office:change-info>
              <dc:creator>Peter Camilleri</dc:creator>
              <dc:date>2015-04-25T22:49:00</dc:date>
            </office:change-info>
            <text:p text:style-name="Text_20_body"/>
            <text:p text:style-name="Text_20_body">-</text:p>
          </text:deletion>
        </text:changed-region>
        <text:changed-region xml:id="ct214879904" text:id="ct214879904">
          <text:insertion>
            <office:change-info>
              <dc:creator>Peter Camilleri</dc:creator>
              <dc:date>2015-04-25T17:38:00</dc:date>
            </office:change-info>
          </text:insertion>
        </text:changed-region>
        <text:changed-region xml:id="ct214880112" text:id="ct214880112">
          <text:deletion>
            <office:change-info>
              <dc:creator>Peter Camilleri</dc:creator>
              <dc:date>2015-04-25T22:49:00</dc:date>
            </office:change-info>
            <text:p text:style-name="Text_20_body">.1/x</text:p>
          </text:deletion>
        </text:changed-region>
        <text:changed-region xml:id="ct214880008" text:id="ct214880008">
          <text:deletion>
            <office:change-info>
              <dc:creator>Peter Camilleri</dc:creator>
              <dc:date>2015-04-25T22:50:00</dc:date>
            </office:change-info>
            <text:p text:style-name="Text_20_body"/>
            <text:p text:style-name="Text_20_body"/>
          </text:deletion>
        </text:changed-region>
        <text:changed-region xml:id="ct214880216" text:id="ct214880216">
          <text:insertion>
            <office:change-info>
              <dc:creator>Peter Camilleri</dc:creator>
              <dc:date>2015-04-25T17:38:00</dc:date>
            </office:change-info>
          </text:insertion>
        </text:changed-region>
        <text:changed-region xml:id="ct214880320" text:id="ct214880320">
          <text:deletion>
            <office:change-info>
              <dc:creator>Peter Camilleri</dc:creator>
              <dc:date>2015-04-25T22:52:00</dc:date>
            </office:change-info>
            <text:p text:style-name="Text_20_body"/>
            <text:p text:style-name="Text_20_body">.10**</text:p>
          </text:deletion>
        </text:changed-region>
        <text:changed-region xml:id="ct214880424" text:id="ct214880424">
          <text:insertion>
            <office:change-info>
              <dc:creator>Peter Camilleri</dc:creator>
              <dc:date>2015-04-25T17:38:00</dc:date>
            </office:change-info>
          </text:insertion>
        </text:changed-region>
        <text:changed-region xml:id="ct214880528" text:id="ct214880528">
          <text:deletion>
            <office:change-info>
              <dc:creator>Peter Camilleri</dc:creator>
              <dc:date>2015-04-25T23:06:00</dc:date>
            </office:change-info>
            <text:p text:style-name="Text_20_body"/>
            <text:p text:style-name="Text_20_body">.2**</text:p>
          </text:deletion>
        </text:changed-region>
        <text:changed-region xml:id="ct214884680" text:id="ct214884680">
          <text:insertion>
            <office:change-info>
              <dc:creator>Peter Camilleri</dc:creator>
              <dc:date>2015-04-25T17:38:00</dc:date>
            </office:change-info>
          </text:insertion>
        </text:changed-region>
        <text:changed-region xml:id="ct214884888" text:id="ct214884888">
          <text:deletion>
            <office:change-info>
              <dc:creator>Peter Camilleri</dc:creator>
              <dc:date>2015-04-25T23:06:00</dc:date>
            </office:change-info>
            <text:p text:style-name="Text_20_body">.abs</text:p>
          </text:deletion>
        </text:changed-region>
        <text:changed-region xml:id="ct214884784" text:id="ct214884784">
          <text:deletion>
            <office:change-info>
              <dc:creator>Peter Camilleri</dc:creator>
              <dc:date>2015-04-25T23:07:00</dc:date>
            </office:change-info>
            <text:p text:style-name="Text_20_body"/>
            <text:p text:style-name="Text_20_body"/>
          </text:deletion>
        </text:changed-region>
        <text:changed-region xml:id="ct214884992" text:id="ct214884992">
          <text:insertion>
            <office:change-info>
              <dc:creator>Peter Camilleri</dc:creator>
              <dc:date>2015-04-25T17:38:00</dc:date>
            </office:change-info>
          </text:insertion>
        </text:changed-region>
        <text:changed-region xml:id="ct214885096" text:id="ct214885096">
          <text:deletion>
            <office:change-info>
              <dc:creator>Peter Camilleri</dc:creator>
              <dc:date>2015-04-25T23:07:00</dc:date>
            </office:change-info>
            <text:p text:style-name="Text_20_body"/>
            <text:p text:style-name="Text_20_body">.acos</text:p>
          </text:deletion>
        </text:changed-region>
        <text:changed-region xml:id="ct214885200" text:id="ct214885200">
          <text:insertion>
            <office:change-info>
              <dc:creator>Peter Camilleri</dc:creator>
              <dc:date>2015-04-25T17:38:00</dc:date>
            </office:change-info>
          </text:insertion>
        </text:changed-region>
        <text:changed-region xml:id="ct214885616" text:id="ct214885616">
          <text:insertion>
            <office:change-info>
              <dc:creator>Peter Camilleri</dc:creator>
              <dc:date>2015-04-26T13:39:00</dc:date>
            </office:change-info>
          </text:insertion>
        </text:changed-region>
        <text:changed-region xml:id="ct214885720" text:id="ct214885720">
          <text:insertion>
            <office:change-info>
              <dc:creator>Peter Camilleri</dc:creator>
              <dc:date>2015-04-26T13:38:00</dc:date>
            </office:change-info>
          </text:insertion>
        </text:changed-region>
        <text:changed-region xml:id="ct214885824" text:id="ct214885824">
          <text:insertion>
            <office:change-info>
              <dc:creator>Peter Camilleri</dc:creator>
              <dc:date>2015-04-25T17:38:00</dc:date>
            </office:change-info>
          </text:insertion>
        </text:changed-region>
        <text:changed-region xml:id="ct214885928" text:id="ct214885928">
          <text:insertion>
            <office:change-info>
              <dc:creator>Peter Camilleri</dc:creator>
              <dc:date>2015-04-25T17:38:00</dc:date>
            </office:change-info>
          </text:insertion>
        </text:changed-region>
        <text:changed-region xml:id="ct214886032" text:id="ct214886032">
          <text:insertion>
            <office:change-info>
              <dc:creator>Peter Camilleri</dc:creator>
              <dc:date>2015-04-26T13:45:00</dc:date>
            </office:change-info>
          </text:insertion>
        </text:changed-region>
        <text:changed-region xml:id="ct214886136" text:id="ct214886136">
          <text:insertion>
            <office:change-info>
              <dc:creator>Peter Camilleri</dc:creator>
              <dc:date>2015-04-26T13:45:00</dc:date>
            </office:change-info>
          </text:insertion>
        </text:changed-region>
        <text:changed-region xml:id="ct214886240" text:id="ct214886240">
          <text:insertion>
            <office:change-info>
              <dc:creator>Peter Camilleri</dc:creator>
              <dc:date>2015-04-26T13:45:00</dc:date>
            </office:change-info>
          </text:insertion>
        </text:changed-region>
        <text:changed-region xml:id="ct214886344" text:id="ct214886344">
          <text:insertion>
            <office:change-info>
              <dc:creator>Peter Camilleri</dc:creator>
              <dc:date>2015-04-26T13:45:00</dc:date>
            </office:change-info>
          </text:insertion>
        </text:changed-region>
        <text:changed-region xml:id="ct214886448" text:id="ct214886448">
          <text:deletion>
            <office:change-info>
              <dc:creator>Peter Camilleri</dc:creator>
              <dc:date>2015-04-25T23:09:00</dc:date>
            </office:change-info>
            <text:p text:style-name="Text_20_body"/>
            <text:p text:style-name="Text_20_body">.acosh</text:p>
          </text:deletion>
        </text:changed-region>
        <text:changed-region xml:id="ct214886760" text:id="ct214886760">
          <text:insertion>
            <office:change-info>
              <dc:creator>Peter Camilleri</dc:creator>
              <dc:date>2015-04-25T17:38:00</dc:date>
            </office:change-info>
          </text:insertion>
        </text:changed-region>
        <text:changed-region xml:id="ct214886864" text:id="ct214886864">
          <text:insertion>
            <office:change-info>
              <dc:creator>Peter Camilleri</dc:creator>
              <dc:date>2015-04-25T17:38:00</dc:date>
            </office:change-info>
          </text:insertion>
        </text:changed-region>
        <text:changed-region xml:id="ct214886968" text:id="ct214886968">
          <text:insertion>
            <office:change-info>
              <dc:creator>Peter Camilleri</dc:creator>
              <dc:date>2015-04-25T17:38:00</dc:date>
            </office:change-info>
          </text:insertion>
        </text:changed-region>
        <text:changed-region xml:id="ct214887072" text:id="ct214887072">
          <text:deletion>
            <office:change-info>
              <dc:creator>Peter Camilleri</dc:creator>
              <dc:date>2015-04-25T23:09:00</dc:date>
            </office:change-info>
            <text:p text:style-name="Text_20_body"/>
            <text:p text:style-name="Text_20_body">.angle</text:p>
          </text:deletion>
        </text:changed-region>
        <text:changed-region xml:id="ct214887176" text:id="ct214887176">
          <text:insertion>
            <office:change-info>
              <dc:creator>Peter Camilleri</dc:creator>
              <dc:date>2015-04-25T17:38:00</dc:date>
            </office:change-info>
          </text:insertion>
        </text:changed-region>
        <text:changed-region xml:id="ct214887280" text:id="ct214887280">
          <text:insertion>
            <office:change-info>
              <dc:creator>Peter Camilleri</dc:creator>
              <dc:date>2015-04-25T17:38:00</dc:date>
            </office:change-info>
          </text:insertion>
        </text:changed-region>
        <text:changed-region xml:id="ct214887384" text:id="ct214887384">
          <text:insertion>
            <office:change-info>
              <dc:creator>Peter Camilleri</dc:creator>
              <dc:date>2015-04-25T17:38:00</dc:date>
            </office:change-info>
          </text:insertion>
        </text:changed-region>
        <text:changed-region xml:id="ct214887488" text:id="ct214887488">
          <text:insertion>
            <office:change-info>
              <dc:creator>Peter Camilleri</dc:creator>
              <dc:date>2015-04-25T17:38:00</dc:date>
            </office:change-info>
          </text:insertion>
        </text:changed-region>
        <text:changed-region xml:id="ct214887592" text:id="ct214887592">
          <text:deletion>
            <office:change-info>
              <dc:creator>Peter Camilleri</dc:creator>
              <dc:date>2015-04-25T23:09:00</dc:date>
            </office:change-info>
            <text:p text:style-name="Text_20_body"/>
            <text:p text:style-name="Text_20_body">.asin</text:p>
          </text:deletion>
        </text:changed-region>
        <text:changed-region xml:id="ct214887696" text:id="ct214887696">
          <text:insertion>
            <office:change-info>
              <dc:creator>Peter Camilleri</dc:creator>
              <dc:date>2015-04-25T17:38:00</dc:date>
            </office:change-info>
          </text:insertion>
        </text:changed-region>
        <text:changed-region xml:id="ct214887800" text:id="ct214887800">
          <text:insertion>
            <office:change-info>
              <dc:creator>Peter Camilleri</dc:creator>
              <dc:date>2015-04-25T17:38:00</dc:date>
            </office:change-info>
          </text:insertion>
        </text:changed-region>
        <text:changed-region xml:id="ct214887904" text:id="ct214887904">
          <text:insertion>
            <office:change-info>
              <dc:creator>Peter Camilleri</dc:creator>
              <dc:date>2015-04-25T17:38:00</dc:date>
            </office:change-info>
          </text:insertion>
        </text:changed-region>
        <text:changed-region xml:id="ct214888008" text:id="ct214888008">
          <text:insertion>
            <office:change-info>
              <dc:creator>Peter Camilleri</dc:creator>
              <dc:date>2015-04-25T17:38:00</dc:date>
            </office:change-info>
          </text:insertion>
        </text:changed-region>
        <text:changed-region xml:id="ct214888112" text:id="ct214888112">
          <text:insertion>
            <office:change-info>
              <dc:creator>Peter Camilleri</dc:creator>
              <dc:date>2015-04-25T17:38:00</dc:date>
            </office:change-info>
          </text:insertion>
        </text:changed-region>
        <text:changed-region xml:id="ct214888216" text:id="ct214888216">
          <text:deletion>
            <office:change-info>
              <dc:creator>Peter Camilleri</dc:creator>
              <dc:date>2015-04-25T23:09:00</dc:date>
            </office:change-info>
            <text:p text:style-name="Text_20_body"/>
            <text:p text:style-name="Text_20_body">.asinh</text:p>
          </text:deletion>
        </text:changed-region>
        <text:changed-region xml:id="ct214888320" text:id="ct214888320">
          <text:insertion>
            <office:change-info>
              <dc:creator>Peter Camilleri</dc:creator>
              <dc:date>2015-04-25T17:38:00</dc:date>
            </office:change-info>
          </text:insertion>
        </text:changed-region>
        <text:changed-region xml:id="ct214888424" text:id="ct214888424">
          <text:insertion>
            <office:change-info>
              <dc:creator>Peter Camilleri</dc:creator>
              <dc:date>2015-04-25T17:38:00</dc:date>
            </office:change-info>
          </text:insertion>
        </text:changed-region>
        <text:changed-region xml:id="ct214888528" text:id="ct214888528">
          <text:insertion>
            <office:change-info>
              <dc:creator>Peter Camilleri</dc:creator>
              <dc:date>2015-04-25T17:38:00</dc:date>
            </office:change-info>
          </text:insertion>
        </text:changed-region>
        <text:changed-region xml:id="ct214888632" text:id="ct214888632">
          <text:insertion>
            <office:change-info>
              <dc:creator>Peter Camilleri</dc:creator>
              <dc:date>2015-04-25T17:38:00</dc:date>
            </office:change-info>
          </text:insertion>
        </text:changed-region>
        <text:changed-region xml:id="ct214888776" text:id="ct214888776">
          <text:insertion>
            <office:change-info>
              <dc:creator>Peter Camilleri</dc:creator>
              <dc:date>2015-04-25T17:38:00</dc:date>
            </office:change-info>
          </text:insertion>
        </text:changed-region>
        <text:changed-region xml:id="ct214888880" text:id="ct214888880">
          <text:deletion>
            <office:change-info>
              <dc:creator>Peter Camilleri</dc:creator>
              <dc:date>2015-04-25T23:10:00</dc:date>
            </office:change-info>
            <text:p text:style-name="Text_20_body"/>
            <text:p text:style-name="Text_20_body">.atan</text:p>
          </text:deletion>
        </text:changed-region>
        <text:changed-region xml:id="ct214888984" text:id="ct214888984">
          <text:insertion>
            <office:change-info>
              <dc:creator>Peter Camilleri</dc:creator>
              <dc:date>2015-04-25T17:38:00</dc:date>
            </office:change-info>
          </text:insertion>
        </text:changed-region>
        <text:changed-region xml:id="ct214889088" text:id="ct214889088">
          <text:insertion>
            <office:change-info>
              <dc:creator>Peter Camilleri</dc:creator>
              <dc:date>2015-04-25T17:38:00</dc:date>
            </office:change-info>
          </text:insertion>
        </text:changed-region>
        <text:changed-region xml:id="ct214889192" text:id="ct214889192">
          <text:insertion>
            <office:change-info>
              <dc:creator>Peter Camilleri</dc:creator>
              <dc:date>2015-04-25T17:38:00</dc:date>
            </office:change-info>
          </text:insertion>
        </text:changed-region>
        <text:changed-region xml:id="ct214889296" text:id="ct214889296">
          <text:insertion>
            <office:change-info>
              <dc:creator>Peter Camilleri</dc:creator>
              <dc:date>2015-04-25T17:38:00</dc:date>
            </office:change-info>
          </text:insertion>
        </text:changed-region>
        <text:changed-region xml:id="ct214889400" text:id="ct214889400">
          <text:insertion>
            <office:change-info>
              <dc:creator>Peter Camilleri</dc:creator>
              <dc:date>2015-04-25T17:38:00</dc:date>
            </office:change-info>
          </text:insertion>
        </text:changed-region>
        <text:changed-region xml:id="ct214889504" text:id="ct214889504">
          <text:deletion>
            <office:change-info>
              <dc:creator>Peter Camilleri</dc:creator>
              <dc:date>2015-04-25T23:10:00</dc:date>
            </office:change-info>
            <text:p text:style-name="Text_20_body"/>
            <text:p text:style-name="Text_20_body">.atan2</text:p>
          </text:deletion>
        </text:changed-region>
        <text:changed-region xml:id="ct214889608" text:id="ct214889608">
          <text:insertion>
            <office:change-info>
              <dc:creator>Peter Camilleri</dc:creator>
              <dc:date>2015-04-25T17:38:00</dc:date>
            </office:change-info>
          </text:insertion>
        </text:changed-region>
        <text:changed-region xml:id="ct214889712" text:id="ct214889712">
          <text:insertion>
            <office:change-info>
              <dc:creator>Peter Camilleri</dc:creator>
              <dc:date>2015-04-25T17:38:00</dc:date>
            </office:change-info>
          </text:insertion>
        </text:changed-region>
        <text:changed-region xml:id="ct214889816" text:id="ct214889816">
          <text:insertion>
            <office:change-info>
              <dc:creator>Peter Camilleri</dc:creator>
              <dc:date>2015-04-25T17:38:00</dc:date>
            </office:change-info>
          </text:insertion>
        </text:changed-region>
        <text:changed-region xml:id="ct214889920" text:id="ct214889920">
          <text:insertion>
            <office:change-info>
              <dc:creator>Peter Camilleri</dc:creator>
              <dc:date>2015-04-25T17:38:00</dc:date>
            </office:change-info>
          </text:insertion>
        </text:changed-region>
        <text:changed-region xml:id="ct214890024" text:id="ct214890024">
          <text:insertion>
            <office:change-info>
              <dc:creator>Peter Camilleri</dc:creator>
              <dc:date>2015-04-25T17:38:00</dc:date>
            </office:change-info>
          </text:insertion>
        </text:changed-region>
        <text:changed-region xml:id="ct214890232" text:id="ct214890232">
          <text:deletion>
            <office:change-info>
              <dc:creator>Peter Camilleri</dc:creator>
              <dc:date>2015-04-25T23:11:00</dc:date>
            </office:change-info>
            <text:p text:style-name="Text_20_body">.atanh</text:p>
          </text:deletion>
        </text:changed-region>
        <text:changed-region xml:id="ct214890128" text:id="ct214890128">
          <text:deletion>
            <office:change-info>
              <dc:creator>Peter Camilleri</dc:creator>
              <dc:date>2015-04-25T23:12:00</dc:date>
            </office:change-info>
            <text:p text:style-name="Text_20_body"/>
            <text:p text:style-name="Text_20_body"/>
          </text:deletion>
        </text:changed-region>
        <text:changed-region xml:id="ct214890336" text:id="ct214890336">
          <text:insertion>
            <office:change-info>
              <dc:creator>Peter Camilleri</dc:creator>
              <dc:date>2015-04-25T17:38:00</dc:date>
            </office:change-info>
          </text:insertion>
        </text:changed-region>
        <text:changed-region xml:id="ct214890440" text:id="ct214890440">
          <text:insertion>
            <office:change-info>
              <dc:creator>Peter Camilleri</dc:creator>
              <dc:date>2015-04-25T17:38:00</dc:date>
            </office:change-info>
          </text:insertion>
        </text:changed-region>
        <text:changed-region xml:id="ct214890544" text:id="ct214890544">
          <text:insertion>
            <office:change-info>
              <dc:creator>Peter Camilleri</dc:creator>
              <dc:date>2015-04-25T17:38:00</dc:date>
            </office:change-info>
          </text:insertion>
        </text:changed-region>
        <text:changed-region xml:id="ct214890648" text:id="ct214890648">
          <text:insertion>
            <office:change-info>
              <dc:creator>Peter Camilleri</dc:creator>
              <dc:date>2015-04-25T17:38:00</dc:date>
            </office:change-info>
          </text:insertion>
        </text:changed-region>
        <text:changed-region xml:id="ct214890752" text:id="ct214890752">
          <text:insertion>
            <office:change-info>
              <dc:creator>Peter Camilleri</dc:creator>
              <dc:date>2015-04-25T17:38:00</dc:date>
            </office:change-info>
          </text:insertion>
        </text:changed-region>
        <text:changed-region xml:id="ct214890856" text:id="ct214890856">
          <text:deletion>
            <office:change-info>
              <dc:creator>Peter Camilleri</dc:creator>
              <dc:date>2015-04-25T23:12:00</dc:date>
            </office:change-info>
            <text:p text:style-name="Text_20_body"/>
            <text:p text:style-name="Text_20_body">.c2p</text:p>
          </text:deletion>
        </text:changed-region>
        <text:changed-region xml:id="ct214890960" text:id="ct214890960">
          <text:insertion>
            <office:change-info>
              <dc:creator>Peter Camilleri</dc:creator>
              <dc:date>2015-04-25T17:38:00</dc:date>
            </office:change-info>
          </text:insertion>
        </text:changed-region>
        <text:changed-region xml:id="ct214891064" text:id="ct214891064">
          <text:insertion>
            <office:change-info>
              <dc:creator>Peter Camilleri</dc:creator>
              <dc:date>2015-04-25T17:38:00</dc:date>
            </office:change-info>
          </text:insertion>
        </text:changed-region>
        <text:changed-region xml:id="ct214891168" text:id="ct214891168">
          <text:insertion>
            <office:change-info>
              <dc:creator>Peter Camilleri</dc:creator>
              <dc:date>2015-04-25T17:38:00</dc:date>
            </office:change-info>
          </text:insertion>
        </text:changed-region>
        <text:changed-region xml:id="ct214891272" text:id="ct214891272">
          <text:insertion>
            <office:change-info>
              <dc:creator>Peter Camilleri</dc:creator>
              <dc:date>2015-04-25T17:38:00</dc:date>
            </office:change-info>
          </text:insertion>
        </text:changed-region>
        <text:changed-region xml:id="ct214891376" text:id="ct214891376">
          <text:insertion>
            <office:change-info>
              <dc:creator>Peter Camilleri</dc:creator>
              <dc:date>2015-04-25T17:38:00</dc:date>
            </office:change-info>
          </text:insertion>
        </text:changed-region>
        <text:changed-region xml:id="ct214891584" text:id="ct214891584">
          <text:deletion>
            <office:change-info>
              <dc:creator>Peter Camilleri</dc:creator>
              <dc:date>2015-04-25T23:12:00</dc:date>
            </office:change-info>
            <text:p text:style-name="Text_20_body">.cbrt</text:p>
          </text:deletion>
        </text:changed-region>
        <text:changed-region xml:id="ct214891480" text:id="ct214891480">
          <text:deletion>
            <office:change-info>
              <dc:creator>Peter Camilleri</dc:creator>
              <dc:date>2015-04-25T23:13:00</dc:date>
            </office:change-info>
            <text:p text:style-name="Text_20_body"/>
            <text:p text:style-name="Text_20_body"/>
          </text:deletion>
        </text:changed-region>
        <text:changed-region xml:id="ct214891688" text:id="ct214891688">
          <text:insertion>
            <office:change-info>
              <dc:creator>Peter Camilleri</dc:creator>
              <dc:date>2015-04-25T17:38:00</dc:date>
            </office:change-info>
          </text:insertion>
        </text:changed-region>
        <text:changed-region xml:id="ct214891792" text:id="ct214891792">
          <text:insertion>
            <office:change-info>
              <dc:creator>Peter Camilleri</dc:creator>
              <dc:date>2015-04-25T17:38:00</dc:date>
            </office:change-info>
          </text:insertion>
        </text:changed-region>
        <text:changed-region xml:id="ct214891896" text:id="ct214891896">
          <text:insertion>
            <office:change-info>
              <dc:creator>Peter Camilleri</dc:creator>
              <dc:date>2015-04-25T17:38:00</dc:date>
            </office:change-info>
          </text:insertion>
        </text:changed-region>
        <text:changed-region xml:id="ct214892000" text:id="ct214892000">
          <text:insertion>
            <office:change-info>
              <dc:creator>Peter Camilleri</dc:creator>
              <dc:date>2015-04-25T17:38:00</dc:date>
            </office:change-info>
          </text:insertion>
        </text:changed-region>
        <text:changed-region xml:id="ct214892104" text:id="ct214892104">
          <text:insertion>
            <office:change-info>
              <dc:creator>Peter Camilleri</dc:creator>
              <dc:date>2015-04-25T17:38:00</dc:date>
            </office:change-info>
          </text:insertion>
        </text:changed-region>
        <text:changed-region xml:id="ct214892208" text:id="ct214892208">
          <text:deletion>
            <office:change-info>
              <dc:creator>Peter Camilleri</dc:creator>
              <dc:date>2015-04-25T23:13:00</dc:date>
            </office:change-info>
            <text:p text:style-name="Text_20_body"/>
            <text:p text:style-name="Text_20_body">.ceil</text:p>
          </text:deletion>
        </text:changed-region>
        <text:changed-region xml:id="ct214892312" text:id="ct214892312">
          <text:insertion>
            <office:change-info>
              <dc:creator>Peter Camilleri</dc:creator>
              <dc:date>2015-04-25T17:38:00</dc:date>
            </office:change-info>
          </text:insertion>
        </text:changed-region>
        <text:changed-region xml:id="ct214892416" text:id="ct214892416">
          <text:insertion>
            <office:change-info>
              <dc:creator>Peter Camilleri</dc:creator>
              <dc:date>2015-04-25T17:38:00</dc:date>
            </office:change-info>
          </text:insertion>
        </text:changed-region>
        <text:changed-region xml:id="ct214892520" text:id="ct214892520">
          <text:insertion>
            <office:change-info>
              <dc:creator>Peter Camilleri</dc:creator>
              <dc:date>2015-04-25T17:38:00</dc:date>
            </office:change-info>
          </text:insertion>
        </text:changed-region>
        <text:changed-region xml:id="ct214892624" text:id="ct214892624">
          <text:insertion>
            <office:change-info>
              <dc:creator>Peter Camilleri</dc:creator>
              <dc:date>2015-04-25T17:38:00</dc:date>
            </office:change-info>
          </text:insertion>
        </text:changed-region>
        <text:changed-region xml:id="ct214892728" text:id="ct214892728">
          <text:insertion>
            <office:change-info>
              <dc:creator>Peter Camilleri</dc:creator>
              <dc:date>2015-04-25T17:38:00</dc:date>
            </office:change-info>
          </text:insertion>
        </text:changed-region>
        <text:changed-region xml:id="ct214909256" text:id="ct214909256">
          <text:insertion>
            <office:change-info>
              <dc:creator>Peter Camilleri</dc:creator>
              <dc:date>2015-04-25T17:38:00</dc:date>
            </office:change-info>
          </text:insertion>
        </text:changed-region>
        <text:changed-region xml:id="ct214909360" text:id="ct214909360">
          <text:deletion>
            <office:change-info>
              <dc:creator>Peter Camilleri</dc:creator>
              <dc:date>2015-04-25T23:13:00</dc:date>
            </office:change-info>
            <text:p text:style-name="Text_20_body"/>
            <text:p text:style-name="Text_20_body">.conjugate</text:p>
          </text:deletion>
        </text:changed-region>
        <text:changed-region xml:id="ct214909464" text:id="ct214909464">
          <text:insertion>
            <office:change-info>
              <dc:creator>Peter Camilleri</dc:creator>
              <dc:date>2015-04-25T17:38:00</dc:date>
            </office:change-info>
          </text:insertion>
        </text:changed-region>
        <text:changed-region xml:id="ct214909568" text:id="ct214909568">
          <text:insertion>
            <office:change-info>
              <dc:creator>Peter Camilleri</dc:creator>
              <dc:date>2015-04-25T17:38:00</dc:date>
            </office:change-info>
          </text:insertion>
        </text:changed-region>
        <text:changed-region xml:id="ct214909672" text:id="ct214909672">
          <text:insertion>
            <office:change-info>
              <dc:creator>Peter Camilleri</dc:creator>
              <dc:date>2015-04-25T17:38:00</dc:date>
            </office:change-info>
          </text:insertion>
        </text:changed-region>
        <text:changed-region xml:id="ct214909776" text:id="ct214909776">
          <text:insertion>
            <office:change-info>
              <dc:creator>Peter Camilleri</dc:creator>
              <dc:date>2015-04-25T17:38:00</dc:date>
            </office:change-info>
          </text:insertion>
        </text:changed-region>
        <text:changed-region xml:id="ct214909880" text:id="ct214909880">
          <text:deletion>
            <office:change-info>
              <dc:creator>Peter Camilleri</dc:creator>
              <dc:date>2015-04-25T23:13:00</dc:date>
            </office:change-info>
            <text:p text:style-name="Text_20_body"/>
            <text:p text:style-name="Text_20_body">.cos</text:p>
          </text:deletion>
        </text:changed-region>
        <text:changed-region xml:id="ct214909984" text:id="ct214909984">
          <text:insertion>
            <office:change-info>
              <dc:creator>Peter Camilleri</dc:creator>
              <dc:date>2015-04-25T17:38:00</dc:date>
            </office:change-info>
          </text:insertion>
        </text:changed-region>
        <text:changed-region xml:id="ct214910088" text:id="ct214910088">
          <text:insertion>
            <office:change-info>
              <dc:creator>Peter Camilleri</dc:creator>
              <dc:date>2015-04-25T17:38:00</dc:date>
            </office:change-info>
          </text:insertion>
        </text:changed-region>
        <text:changed-region xml:id="ct214910192" text:id="ct214910192">
          <text:insertion>
            <office:change-info>
              <dc:creator>Peter Camilleri</dc:creator>
              <dc:date>2015-04-25T17:38:00</dc:date>
            </office:change-info>
          </text:insertion>
        </text:changed-region>
        <text:changed-region xml:id="ct214910296" text:id="ct214910296">
          <text:insertion>
            <office:change-info>
              <dc:creator>Peter Camilleri</dc:creator>
              <dc:date>2015-04-25T17:38:00</dc:date>
            </office:change-info>
          </text:insertion>
        </text:changed-region>
        <text:changed-region xml:id="ct214910400" text:id="ct214910400">
          <text:insertion>
            <office:change-info>
              <dc:creator>Peter Camilleri</dc:creator>
              <dc:date>2015-04-25T17:38:00</dc:date>
            </office:change-info>
          </text:insertion>
        </text:changed-region>
        <text:changed-region xml:id="ct214910608" text:id="ct214910608">
          <text:deletion>
            <office:change-info>
              <dc:creator>Peter Camilleri</dc:creator>
              <dc:date>2015-04-25T23:13:00</dc:date>
            </office:change-info>
            <text:p text:style-name="Text_20_body">.cosh</text:p>
          </text:deletion>
        </text:changed-region>
        <text:changed-region xml:id="ct214910504" text:id="ct214910504">
          <text:deletion>
            <office:change-info>
              <dc:creator>Peter Camilleri</dc:creator>
              <dc:date>2015-04-25T23:14:00</dc:date>
            </office:change-info>
            <text:p text:style-name="Text_20_body"/>
            <text:p text:style-name="Text_20_body"/>
          </text:deletion>
        </text:changed-region>
        <text:changed-region xml:id="ct214910712" text:id="ct214910712">
          <text:insertion>
            <office:change-info>
              <dc:creator>Peter Camilleri</dc:creator>
              <dc:date>2015-04-25T17:38:00</dc:date>
            </office:change-info>
          </text:insertion>
        </text:changed-region>
        <text:changed-region xml:id="ct214910816" text:id="ct214910816">
          <text:insertion>
            <office:change-info>
              <dc:creator>Peter Camilleri</dc:creator>
              <dc:date>2015-04-25T17:38:00</dc:date>
            </office:change-info>
          </text:insertion>
        </text:changed-region>
        <text:changed-region xml:id="ct214910920" text:id="ct214910920">
          <text:insertion>
            <office:change-info>
              <dc:creator>Peter Camilleri</dc:creator>
              <dc:date>2015-04-25T17:38:00</dc:date>
            </office:change-info>
          </text:insertion>
        </text:changed-region>
        <text:changed-region xml:id="ct214911024" text:id="ct214911024">
          <text:insertion>
            <office:change-info>
              <dc:creator>Peter Camilleri</dc:creator>
              <dc:date>2015-04-25T17:38:00</dc:date>
            </office:change-info>
          </text:insertion>
        </text:changed-region>
        <text:changed-region xml:id="ct214911128" text:id="ct214911128">
          <text:insertion>
            <office:change-info>
              <dc:creator>Peter Camilleri</dc:creator>
              <dc:date>2015-04-25T17:38:00</dc:date>
            </office:change-info>
          </text:insertion>
        </text:changed-region>
        <text:changed-region xml:id="ct214911232" text:id="ct214911232">
          <text:deletion>
            <office:change-info>
              <dc:creator>Peter Camilleri</dc:creator>
              <dc:date>2015-04-25T23:14:00</dc:date>
            </office:change-info>
            <text:p text:style-name="Text_20_body"/>
            <text:p text:style-name="Text_20_body">.cube</text:p>
          </text:deletion>
        </text:changed-region>
        <text:changed-region xml:id="ct214911336" text:id="ct214911336">
          <text:insertion>
            <office:change-info>
              <dc:creator>Peter Camilleri</dc:creator>
              <dc:date>2015-04-25T17:38:00</dc:date>
            </office:change-info>
          </text:insertion>
        </text:changed-region>
        <text:changed-region xml:id="ct214911440" text:id="ct214911440">
          <text:insertion>
            <office:change-info>
              <dc:creator>Peter Camilleri</dc:creator>
              <dc:date>2015-04-25T17:38:00</dc:date>
            </office:change-info>
          </text:insertion>
        </text:changed-region>
        <text:changed-region xml:id="ct214911544" text:id="ct214911544">
          <text:insertion>
            <office:change-info>
              <dc:creator>Peter Camilleri</dc:creator>
              <dc:date>2015-04-25T17:38:00</dc:date>
            </office:change-info>
          </text:insertion>
        </text:changed-region>
        <text:changed-region xml:id="ct214911648" text:id="ct214911648">
          <text:insertion>
            <office:change-info>
              <dc:creator>Peter Camilleri</dc:creator>
              <dc:date>2015-04-25T17:38:00</dc:date>
            </office:change-info>
          </text:insertion>
        </text:changed-region>
        <text:changed-region xml:id="ct214911752" text:id="ct214911752">
          <text:deletion>
            <office:change-info>
              <dc:creator>Peter Camilleri</dc:creator>
              <dc:date>2015-04-25T23:15:00</dc:date>
            </office:change-info>
            <text:p text:style-name="Text_20_body"/>
            <text:p text:style-name="Text_20_body">.d2r</text:p>
          </text:deletion>
        </text:changed-region>
        <text:changed-region xml:id="ct214911856" text:id="ct214911856">
          <text:insertion>
            <office:change-info>
              <dc:creator>Peter Camilleri</dc:creator>
              <dc:date>2015-04-25T17:38:00</dc:date>
            </office:change-info>
          </text:insertion>
        </text:changed-region>
        <text:changed-region xml:id="ct214911960" text:id="ct214911960">
          <text:insertion>
            <office:change-info>
              <dc:creator>Peter Camilleri</dc:creator>
              <dc:date>2015-04-25T17:38:00</dc:date>
            </office:change-info>
          </text:insertion>
        </text:changed-region>
        <text:changed-region xml:id="ct214912064" text:id="ct214912064">
          <text:insertion>
            <office:change-info>
              <dc:creator>Peter Camilleri</dc:creator>
              <dc:date>2015-04-25T17:38:00</dc:date>
            </office:change-info>
          </text:insertion>
        </text:changed-region>
        <text:changed-region xml:id="ct214912168" text:id="ct214912168">
          <text:insertion>
            <office:change-info>
              <dc:creator>Peter Camilleri</dc:creator>
              <dc:date>2015-04-25T17:38:00</dc:date>
            </office:change-info>
          </text:insertion>
        </text:changed-region>
        <text:changed-region xml:id="ct214912272" text:id="ct214912272">
          <text:insertion>
            <office:change-info>
              <dc:creator>Peter Camilleri</dc:creator>
              <dc:date>2015-04-25T17:38:00</dc:date>
            </office:change-info>
          </text:insertion>
        </text:changed-region>
        <text:changed-region xml:id="ct214912376" text:id="ct214912376">
          <text:deletion>
            <office:change-info>
              <dc:creator>Peter Camilleri</dc:creator>
              <dc:date>2015-04-25T23:15:00</dc:date>
            </office:change-info>
            <text:p text:style-name="Text_20_body"/>
            <text:p text:style-name="Text_20_body">.denominator</text:p>
          </text:deletion>
        </text:changed-region>
        <text:changed-region xml:id="ct214912480" text:id="ct214912480">
          <text:insertion>
            <office:change-info>
              <dc:creator>Peter Camilleri</dc:creator>
              <dc:date>2015-04-25T17:38:00</dc:date>
            </office:change-info>
          </text:insertion>
        </text:changed-region>
        <text:changed-region xml:id="ct214912584" text:id="ct214912584">
          <text:insertion>
            <office:change-info>
              <dc:creator>Peter Camilleri</dc:creator>
              <dc:date>2015-04-25T17:38:00</dc:date>
            </office:change-info>
          </text:insertion>
        </text:changed-region>
        <text:changed-region xml:id="ct214912688" text:id="ct214912688">
          <text:insertion>
            <office:change-info>
              <dc:creator>Peter Camilleri</dc:creator>
              <dc:date>2015-04-25T17:38:00</dc:date>
            </office:change-info>
          </text:insertion>
        </text:changed-region>
        <text:changed-region xml:id="ct214912792" text:id="ct214912792">
          <text:insertion>
            <office:change-info>
              <dc:creator>Peter Camilleri</dc:creator>
              <dc:date>2015-04-25T17:38:00</dc:date>
            </office:change-info>
          </text:insertion>
        </text:changed-region>
        <text:changed-region xml:id="ct214912896" text:id="ct214912896">
          <text:insertion>
            <office:change-info>
              <dc:creator>Peter Camilleri</dc:creator>
              <dc:date>2015-04-25T17:38:00</dc:date>
            </office:change-info>
          </text:insertion>
        </text:changed-region>
        <text:changed-region xml:id="ct214913000" text:id="ct214913000">
          <text:insertion>
            <office:change-info>
              <dc:creator>Peter Camilleri</dc:creator>
              <dc:date>2015-04-25T17:38:00</dc:date>
            </office:change-info>
          </text:insertion>
        </text:changed-region>
        <text:changed-region xml:id="ct214913104" text:id="ct214913104">
          <text:deletion>
            <office:change-info>
              <dc:creator>Peter Camilleri</dc:creator>
              <dc:date>2015-04-25T23:15:00</dc:date>
            </office:change-info>
            <text:p text:style-name="Text_20_body"/>
            <text:p text:style-name="Text_20_body">.e**</text:p>
          </text:deletion>
        </text:changed-region>
        <text:changed-region xml:id="ct214913208" text:id="ct214913208">
          <text:insertion>
            <office:change-info>
              <dc:creator>Peter Camilleri</dc:creator>
              <dc:date>2015-04-25T17:38:00</dc:date>
            </office:change-info>
          </text:insertion>
        </text:changed-region>
        <text:changed-region xml:id="ct214913352" text:id="ct214913352">
          <text:insertion>
            <office:change-info>
              <dc:creator>Peter Camilleri</dc:creator>
              <dc:date>2015-04-25T17:38:00</dc:date>
            </office:change-info>
          </text:insertion>
        </text:changed-region>
        <text:changed-region xml:id="ct214913456" text:id="ct214913456">
          <text:insertion>
            <office:change-info>
              <dc:creator>Peter Camilleri</dc:creator>
              <dc:date>2015-04-25T17:38:00</dc:date>
            </office:change-info>
          </text:insertion>
        </text:changed-region>
        <text:changed-region xml:id="ct214913560" text:id="ct214913560">
          <text:insertion>
            <office:change-info>
              <dc:creator>Peter Camilleri</dc:creator>
              <dc:date>2015-04-25T17:38:00</dc:date>
            </office:change-info>
          </text:insertion>
        </text:changed-region>
        <text:changed-region xml:id="ct214913664" text:id="ct214913664">
          <text:insertion>
            <office:change-info>
              <dc:creator>Peter Camilleri</dc:creator>
              <dc:date>2015-04-25T17:38:00</dc:date>
            </office:change-info>
          </text:insertion>
        </text:changed-region>
        <text:changed-region xml:id="ct214913768" text:id="ct214913768">
          <text:deletion>
            <office:change-info>
              <dc:creator>Peter Camilleri</dc:creator>
              <dc:date>2015-04-25T23:15:00</dc:date>
            </office:change-info>
            <text:p text:style-name="Text_20_body"/>
            <text:p text:style-name="Text_20_body">.emit</text:p>
          </text:deletion>
        </text:changed-region>
        <text:changed-region xml:id="ct214913872" text:id="ct214913872">
          <text:insertion>
            <office:change-info>
              <dc:creator>Peter Camilleri</dc:creator>
              <dc:date>2015-04-25T17:38:00</dc:date>
            </office:change-info>
          </text:insertion>
        </text:changed-region>
        <text:changed-region xml:id="ct214913976" text:id="ct214913976">
          <text:insertion>
            <office:change-info>
              <dc:creator>Peter Camilleri</dc:creator>
              <dc:date>2015-04-25T17:38:00</dc:date>
            </office:change-info>
          </text:insertion>
        </text:changed-region>
        <text:changed-region xml:id="ct214914080" text:id="ct214914080">
          <text:insertion>
            <office:change-info>
              <dc:creator>Peter Camilleri</dc:creator>
              <dc:date>2015-04-25T17:38:00</dc:date>
            </office:change-info>
          </text:insertion>
        </text:changed-region>
        <text:changed-region xml:id="ct214914184" text:id="ct214914184">
          <text:insertion>
            <office:change-info>
              <dc:creator>Peter Camilleri</dc:creator>
              <dc:date>2015-04-25T17:38:00</dc:date>
            </office:change-info>
          </text:insertion>
        </text:changed-region>
        <text:changed-region xml:id="ct214914392" text:id="ct214914392">
          <text:deletion>
            <office:change-info>
              <dc:creator>Peter Camilleri</dc:creator>
              <dc:date>2015-04-25T23:15:00</dc:date>
            </office:change-info>
            <text:p text:style-name="Text_20_body">.floor</text:p>
          </text:deletion>
        </text:changed-region>
        <text:changed-region xml:id="ct214914288" text:id="ct214914288">
          <text:deletion>
            <office:change-info>
              <dc:creator>Peter Camilleri</dc:creator>
              <dc:date>2015-04-25T23:16:00</dc:date>
            </office:change-info>
            <text:p text:style-name="Text_20_body"/>
            <text:p text:style-name="Text_20_body"/>
          </text:deletion>
        </text:changed-region>
        <text:changed-region xml:id="ct214914496" text:id="ct214914496">
          <text:insertion>
            <office:change-info>
              <dc:creator>Peter Camilleri</dc:creator>
              <dc:date>2015-04-25T17:38:00</dc:date>
            </office:change-info>
          </text:insertion>
        </text:changed-region>
        <text:changed-region xml:id="ct214914600" text:id="ct214914600">
          <text:insertion>
            <office:change-info>
              <dc:creator>Peter Camilleri</dc:creator>
              <dc:date>2015-04-25T17:38:00</dc:date>
            </office:change-info>
          </text:insertion>
        </text:changed-region>
        <text:changed-region xml:id="ct214914704" text:id="ct214914704">
          <text:insertion>
            <office:change-info>
              <dc:creator>Peter Camilleri</dc:creator>
              <dc:date>2015-04-25T17:38:00</dc:date>
            </office:change-info>
          </text:insertion>
        </text:changed-region>
        <text:changed-region xml:id="ct214914808" text:id="ct214914808">
          <text:insertion>
            <office:change-info>
              <dc:creator>Peter Camilleri</dc:creator>
              <dc:date>2015-04-25T17:38:00</dc:date>
            </office:change-info>
          </text:insertion>
        </text:changed-region>
        <text:changed-region xml:id="ct214914912" text:id="ct214914912">
          <text:insertion>
            <office:change-info>
              <dc:creator>Peter Camilleri</dc:creator>
              <dc:date>2015-04-25T17:38:00</dc:date>
            </office:change-info>
          </text:insertion>
        </text:changed-region>
        <text:changed-region xml:id="ct214915016" text:id="ct214915016">
          <text:insertion>
            <office:change-info>
              <dc:creator>Peter Camilleri</dc:creator>
              <dc:date>2015-04-25T17:38:00</dc:date>
            </office:change-info>
          </text:insertion>
        </text:changed-region>
        <text:changed-region xml:id="ct214915120" text:id="ct214915120">
          <text:deletion>
            <office:change-info>
              <dc:creator>Peter Camilleri</dc:creator>
              <dc:date>2015-04-25T23:16:00</dc:date>
            </office:change-info>
            <text:p text:style-name="Text_20_body"/>
            <text:p text:style-name="Text_20_body">.hypot</text:p>
          </text:deletion>
        </text:changed-region>
        <text:changed-region xml:id="ct214915224" text:id="ct214915224">
          <text:insertion>
            <office:change-info>
              <dc:creator>Peter Camilleri</dc:creator>
              <dc:date>2015-04-25T17:38:00</dc:date>
            </office:change-info>
          </text:insertion>
        </text:changed-region>
        <text:changed-region xml:id="ct214915328" text:id="ct214915328">
          <text:insertion>
            <office:change-info>
              <dc:creator>Peter Camilleri</dc:creator>
              <dc:date>2015-04-25T17:38:00</dc:date>
            </office:change-info>
          </text:insertion>
        </text:changed-region>
        <text:changed-region xml:id="ct214915432" text:id="ct214915432">
          <text:insertion>
            <office:change-info>
              <dc:creator>Peter Camilleri</dc:creator>
              <dc:date>2015-04-25T17:38:00</dc:date>
            </office:change-info>
          </text:insertion>
        </text:changed-region>
        <text:changed-region xml:id="ct214915536" text:id="ct214915536">
          <text:insertion>
            <office:change-info>
              <dc:creator>Peter Camilleri</dc:creator>
              <dc:date>2015-04-25T17:38:00</dc:date>
            </office:change-info>
          </text:insertion>
        </text:changed-region>
        <text:changed-region xml:id="ct214915640" text:id="ct214915640">
          <text:insertion>
            <office:change-info>
              <dc:creator>Peter Camilleri</dc:creator>
              <dc:date>2015-04-25T17:38:00</dc:date>
            </office:change-info>
          </text:insertion>
        </text:changed-region>
        <text:changed-region xml:id="ct214915744" text:id="ct214915744">
          <text:deletion>
            <office:change-info>
              <dc:creator>Peter Camilleri</dc:creator>
              <dc:date>2015-04-25T23:16:00</dc:date>
            </office:change-info>
            <text:p text:style-name="Text_20_body"/>
            <text:p text:style-name="Text_20_body">.imaginary</text:p>
          </text:deletion>
        </text:changed-region>
        <text:changed-region xml:id="ct214915848" text:id="ct214915848">
          <text:insertion>
            <office:change-info>
              <dc:creator>Peter Camilleri</dc:creator>
              <dc:date>2015-04-25T17:38:00</dc:date>
            </office:change-info>
          </text:insertion>
        </text:changed-region>
        <text:changed-region xml:id="ct214915952" text:id="ct214915952">
          <text:insertion>
            <office:change-info>
              <dc:creator>Peter Camilleri</dc:creator>
              <dc:date>2015-04-25T17:38:00</dc:date>
            </office:change-info>
          </text:insertion>
        </text:changed-region>
        <text:changed-region xml:id="ct214916056" text:id="ct214916056">
          <text:insertion>
            <office:change-info>
              <dc:creator>Peter Camilleri</dc:creator>
              <dc:date>2015-04-25T17:38:00</dc:date>
            </office:change-info>
          </text:insertion>
        </text:changed-region>
        <text:changed-region xml:id="ct214916160" text:id="ct214916160">
          <text:insertion>
            <office:change-info>
              <dc:creator>Peter Camilleri</dc:creator>
              <dc:date>2015-04-25T17:38:00</dc:date>
            </office:change-info>
          </text:insertion>
        </text:changed-region>
        <text:changed-region xml:id="ct214916264" text:id="ct214916264">
          <text:deletion>
            <office:change-info>
              <dc:creator>Peter Camilleri</dc:creator>
              <dc:date>2015-04-25T23:16:00</dc:date>
            </office:change-info>
            <text:p text:style-name="Text_20_body"/>
            <text:p text:style-name="Text_20_body">.ln</text:p>
          </text:deletion>
        </text:changed-region>
        <text:changed-region xml:id="ct214916368" text:id="ct214916368">
          <text:insertion>
            <office:change-info>
              <dc:creator>Peter Camilleri</dc:creator>
              <dc:date>2015-04-25T17:38:00</dc:date>
            </office:change-info>
          </text:insertion>
        </text:changed-region>
        <text:changed-region xml:id="ct214916472" text:id="ct214916472">
          <text:insertion>
            <office:change-info>
              <dc:creator>Peter Camilleri</dc:creator>
              <dc:date>2015-04-25T17:38:00</dc:date>
            </office:change-info>
          </text:insertion>
        </text:changed-region>
        <text:changed-region xml:id="ct214916576" text:id="ct214916576">
          <text:insertion>
            <office:change-info>
              <dc:creator>Peter Camilleri</dc:creator>
              <dc:date>2015-04-25T17:38:00</dc:date>
            </office:change-info>
          </text:insertion>
        </text:changed-region>
        <text:changed-region xml:id="ct214916680" text:id="ct214916680">
          <text:insertion>
            <office:change-info>
              <dc:creator>Peter Camilleri</dc:creator>
              <dc:date>2015-04-25T17:38:00</dc:date>
            </office:change-info>
          </text:insertion>
        </text:changed-region>
        <text:changed-region xml:id="ct214916784" text:id="ct214916784">
          <text:insertion>
            <office:change-info>
              <dc:creator>Peter Camilleri</dc:creator>
              <dc:date>2015-04-25T17:38:00</dc:date>
            </office:change-info>
          </text:insertion>
        </text:changed-region>
        <text:changed-region xml:id="ct214916888" text:id="ct214916888">
          <text:deletion>
            <office:change-info>
              <dc:creator>Peter Camilleri</dc:creator>
              <dc:date>2015-04-25T23:16:00</dc:date>
            </office:change-info>
            <text:p text:style-name="Text_20_body"/>
            <text:p text:style-name="Text_20_body">.log10</text:p>
          </text:deletion>
        </text:changed-region>
        <text:changed-region xml:id="ct214916992" text:id="ct214916992">
          <text:insertion>
            <office:change-info>
              <dc:creator>Peter Camilleri</dc:creator>
              <dc:date>2015-04-25T17:38:00</dc:date>
            </office:change-info>
          </text:insertion>
        </text:changed-region>
        <text:changed-region xml:id="ct214917096" text:id="ct214917096">
          <text:insertion>
            <office:change-info>
              <dc:creator>Peter Camilleri</dc:creator>
              <dc:date>2015-04-25T17:38:00</dc:date>
            </office:change-info>
          </text:insertion>
        </text:changed-region>
        <text:changed-region xml:id="ct214917200" text:id="ct214917200">
          <text:insertion>
            <office:change-info>
              <dc:creator>Peter Camilleri</dc:creator>
              <dc:date>2015-04-25T17:38:00</dc:date>
            </office:change-info>
          </text:insertion>
        </text:changed-region>
        <text:changed-region xml:id="ct214917304" text:id="ct214917304">
          <text:insertion>
            <office:change-info>
              <dc:creator>Peter Camilleri</dc:creator>
              <dc:date>2015-04-25T17:38:00</dc:date>
            </office:change-info>
          </text:insertion>
        </text:changed-region>
        <text:changed-region xml:id="ct214982984" text:id="ct214982984">
          <text:insertion>
            <office:change-info>
              <dc:creator>Peter Camilleri</dc:creator>
              <dc:date>2015-04-25T17:38:00</dc:date>
            </office:change-info>
          </text:insertion>
        </text:changed-region>
        <text:changed-region xml:id="ct214983088" text:id="ct214983088">
          <text:deletion>
            <office:change-info>
              <dc:creator>Peter Camilleri</dc:creator>
              <dc:date>2015-04-25T23:17:00</dc:date>
            </office:change-info>
            <text:p text:style-name="Text_20_body"/>
            <text:p text:style-name="Text_20_body">.log2</text:p>
          </text:deletion>
        </text:changed-region>
        <text:changed-region xml:id="ct214983192" text:id="ct214983192">
          <text:insertion>
            <office:change-info>
              <dc:creator>Peter Camilleri</dc:creator>
              <dc:date>2015-04-25T17:38:00</dc:date>
            </office:change-info>
          </text:insertion>
        </text:changed-region>
        <text:changed-region xml:id="ct214983296" text:id="ct214983296">
          <text:insertion>
            <office:change-info>
              <dc:creator>Peter Camilleri</dc:creator>
              <dc:date>2015-04-25T17:38:00</dc:date>
            </office:change-info>
          </text:insertion>
        </text:changed-region>
        <text:changed-region xml:id="ct214983400" text:id="ct214983400">
          <text:insertion>
            <office:change-info>
              <dc:creator>Peter Camilleri</dc:creator>
              <dc:date>2015-04-25T17:38:00</dc:date>
            </office:change-info>
          </text:insertion>
        </text:changed-region>
        <text:changed-region xml:id="ct214983504" text:id="ct214983504">
          <text:insertion>
            <office:change-info>
              <dc:creator>Peter Camilleri</dc:creator>
              <dc:date>2015-04-25T17:38:00</dc:date>
            </office:change-info>
          </text:insertion>
        </text:changed-region>
        <text:changed-region xml:id="ct214983608" text:id="ct214983608">
          <text:insertion>
            <office:change-info>
              <dc:creator>Peter Camilleri</dc:creator>
              <dc:date>2015-04-25T17:38:00</dc:date>
            </office:change-info>
          </text:insertion>
        </text:changed-region>
        <text:changed-region xml:id="ct214983712" text:id="ct214983712">
          <text:deletion>
            <office:change-info>
              <dc:creator>Peter Camilleri</dc:creator>
              <dc:date>2015-04-25T23:17:00</dc:date>
            </office:change-info>
            <text:p text:style-name="Text_20_body"/>
            <text:p text:style-name="Text_20_body">.magnitude</text:p>
          </text:deletion>
        </text:changed-region>
        <text:changed-region xml:id="ct214983816" text:id="ct214983816">
          <text:insertion>
            <office:change-info>
              <dc:creator>Peter Camilleri</dc:creator>
              <dc:date>2015-04-25T17:38:00</dc:date>
            </office:change-info>
          </text:insertion>
        </text:changed-region>
        <text:changed-region xml:id="ct214983920" text:id="ct214983920">
          <text:insertion>
            <office:change-info>
              <dc:creator>Peter Camilleri</dc:creator>
              <dc:date>2015-04-25T17:38:00</dc:date>
            </office:change-info>
          </text:insertion>
        </text:changed-region>
        <text:changed-region xml:id="ct214984024" text:id="ct214984024">
          <text:insertion>
            <office:change-info>
              <dc:creator>Peter Camilleri</dc:creator>
              <dc:date>2015-04-25T17:38:00</dc:date>
            </office:change-info>
          </text:insertion>
        </text:changed-region>
        <text:changed-region xml:id="ct214984128" text:id="ct214984128">
          <text:insertion>
            <office:change-info>
              <dc:creator>Peter Camilleri</dc:creator>
              <dc:date>2015-04-25T17:38:00</dc:date>
            </office:change-info>
          </text:insertion>
        </text:changed-region>
        <text:changed-region xml:id="ct214984232" text:id="ct214984232">
          <text:deletion>
            <office:change-info>
              <dc:creator>Peter Camilleri</dc:creator>
              <dc:date>2015-04-25T23:17:00</dc:date>
            </office:change-info>
            <text:p text:style-name="Text_20_body"/>
            <text:p text:style-name="Text_20_body">.numerator</text:p>
          </text:deletion>
        </text:changed-region>
        <text:changed-region xml:id="ct214984336" text:id="ct214984336">
          <text:insertion>
            <office:change-info>
              <dc:creator>Peter Camilleri</dc:creator>
              <dc:date>2015-04-25T17:38:00</dc:date>
            </office:change-info>
          </text:insertion>
        </text:changed-region>
        <text:changed-region xml:id="ct214984440" text:id="ct214984440">
          <text:insertion>
            <office:change-info>
              <dc:creator>Peter Camilleri</dc:creator>
              <dc:date>2015-04-25T17:38:00</dc:date>
            </office:change-info>
          </text:insertion>
        </text:changed-region>
        <text:changed-region xml:id="ct214984544" text:id="ct214984544">
          <text:insertion>
            <office:change-info>
              <dc:creator>Peter Camilleri</dc:creator>
              <dc:date>2015-04-25T17:38:00</dc:date>
            </office:change-info>
          </text:insertion>
        </text:changed-region>
        <text:changed-region xml:id="ct214984648" text:id="ct214984648">
          <text:insertion>
            <office:change-info>
              <dc:creator>Peter Camilleri</dc:creator>
              <dc:date>2015-04-25T17:38:00</dc:date>
            </office:change-info>
          </text:insertion>
        </text:changed-region>
        <text:changed-region xml:id="ct214984856" text:id="ct214984856">
          <text:deletion>
            <office:change-info>
              <dc:creator>Peter Camilleri</dc:creator>
              <dc:date>2015-04-25T23:17:00</dc:date>
            </office:change-info>
            <text:p text:style-name="Text_20_body">.p2c</text:p>
          </text:deletion>
        </text:changed-region>
        <text:changed-region xml:id="ct214984752" text:id="ct214984752">
          <text:deletion>
            <office:change-info>
              <dc:creator>Peter Camilleri</dc:creator>
              <dc:date>2015-04-25T23:18:00</dc:date>
            </office:change-info>
            <text:p text:style-name="Text_20_body"/>
            <text:p text:style-name="Text_20_body"/>
          </text:deletion>
        </text:changed-region>
        <text:changed-region xml:id="ct214984960" text:id="ct214984960">
          <text:insertion>
            <office:change-info>
              <dc:creator>Peter Camilleri</dc:creator>
              <dc:date>2015-04-25T17:38:00</dc:date>
            </office:change-info>
          </text:insertion>
        </text:changed-region>
        <text:changed-region xml:id="ct214985064" text:id="ct214985064">
          <text:insertion>
            <office:change-info>
              <dc:creator>Peter Camilleri</dc:creator>
              <dc:date>2015-04-25T17:38:00</dc:date>
            </office:change-info>
          </text:insertion>
        </text:changed-region>
        <text:changed-region xml:id="ct214985168" text:id="ct214985168">
          <text:insertion>
            <office:change-info>
              <dc:creator>Peter Camilleri</dc:creator>
              <dc:date>2015-04-25T17:38:00</dc:date>
            </office:change-info>
          </text:insertion>
        </text:changed-region>
        <text:changed-region xml:id="ct214985272" text:id="ct214985272">
          <text:insertion>
            <office:change-info>
              <dc:creator>Peter Camilleri</dc:creator>
              <dc:date>2015-04-25T17:38:00</dc:date>
            </office:change-info>
          </text:insertion>
        </text:changed-region>
        <text:changed-region xml:id="ct214985376" text:id="ct214985376">
          <text:insertion>
            <office:change-info>
              <dc:creator>Peter Camilleri</dc:creator>
              <dc:date>2015-04-25T17:38:00</dc:date>
            </office:change-info>
          </text:insertion>
        </text:changed-region>
        <text:changed-region xml:id="ct214985480" text:id="ct214985480">
          <text:insertion>
            <office:change-info>
              <dc:creator>Peter Camilleri</dc:creator>
              <dc:date>2015-04-25T17:38:00</dc:date>
            </office:change-info>
          </text:insertion>
        </text:changed-region>
        <text:changed-region xml:id="ct214985584" text:id="ct214985584">
          <text:deletion>
            <office:change-info>
              <dc:creator>Peter Camilleri</dc:creator>
              <dc:date>2015-04-25T23:18:00</dc:date>
            </office:change-info>
            <text:p text:style-name="Text_20_body"/>
            <text:p text:style-name="Text_20_body">.polar</text:p>
          </text:deletion>
        </text:changed-region>
        <text:changed-region xml:id="ct214985688" text:id="ct214985688">
          <text:insertion>
            <office:change-info>
              <dc:creator>Peter Camilleri</dc:creator>
              <dc:date>2015-04-25T17:38:00</dc:date>
            </office:change-info>
          </text:insertion>
        </text:changed-region>
        <text:changed-region xml:id="ct214985792" text:id="ct214985792">
          <text:insertion>
            <office:change-info>
              <dc:creator>Peter Camilleri</dc:creator>
              <dc:date>2015-04-25T17:38:00</dc:date>
            </office:change-info>
          </text:insertion>
        </text:changed-region>
        <text:changed-region xml:id="ct214985896" text:id="ct214985896">
          <text:insertion>
            <office:change-info>
              <dc:creator>Peter Camilleri</dc:creator>
              <dc:date>2015-04-25T17:38:00</dc:date>
            </office:change-info>
          </text:insertion>
        </text:changed-region>
        <text:changed-region xml:id="ct214986000" text:id="ct214986000">
          <text:insertion>
            <office:change-info>
              <dc:creator>Peter Camilleri</dc:creator>
              <dc:date>2015-04-25T17:38:00</dc:date>
            </office:change-info>
          </text:insertion>
        </text:changed-region>
        <text:changed-region xml:id="ct214986104" text:id="ct214986104">
          <text:insertion>
            <office:change-info>
              <dc:creator>Peter Camilleri</dc:creator>
              <dc:date>2015-04-25T17:38:00</dc:date>
            </office:change-info>
          </text:insertion>
        </text:changed-region>
        <text:changed-region xml:id="ct214986208" text:id="ct214986208">
          <text:insertion>
            <office:change-info>
              <dc:creator>Peter Camilleri</dc:creator>
              <dc:date>2015-04-25T17:38:00</dc:date>
            </office:change-info>
          </text:insertion>
        </text:changed-region>
        <text:changed-region xml:id="ct214986312" text:id="ct214986312">
          <text:deletion>
            <office:change-info>
              <dc:creator>Peter Camilleri</dc:creator>
              <dc:date>2015-04-25T23:18:00</dc:date>
            </office:change-info>
            <text:p text:style-name="Text_20_body"/>
            <text:p text:style-name="Text_20_body">.r2d</text:p>
          </text:deletion>
        </text:changed-region>
        <text:changed-region xml:id="ct214986416" text:id="ct214986416">
          <text:insertion>
            <office:change-info>
              <dc:creator>Peter Camilleri</dc:creator>
              <dc:date>2015-04-25T17:38:00</dc:date>
            </office:change-info>
          </text:insertion>
        </text:changed-region>
        <text:changed-region xml:id="ct214986520" text:id="ct214986520">
          <text:insertion>
            <office:change-info>
              <dc:creator>Peter Camilleri</dc:creator>
              <dc:date>2015-04-25T17:38:00</dc:date>
            </office:change-info>
          </text:insertion>
        </text:changed-region>
        <text:changed-region xml:id="ct214986624" text:id="ct214986624">
          <text:insertion>
            <office:change-info>
              <dc:creator>Peter Camilleri</dc:creator>
              <dc:date>2015-04-25T17:38:00</dc:date>
            </office:change-info>
          </text:insertion>
        </text:changed-region>
        <text:changed-region xml:id="ct214986728" text:id="ct214986728">
          <text:insertion>
            <office:change-info>
              <dc:creator>Peter Camilleri</dc:creator>
              <dc:date>2015-04-25T17:38:00</dc:date>
            </office:change-info>
          </text:insertion>
        </text:changed-region>
        <text:changed-region xml:id="ct214986832" text:id="ct214986832">
          <text:insertion>
            <office:change-info>
              <dc:creator>Peter Camilleri</dc:creator>
              <dc:date>2015-04-25T17:38:00</dc:date>
            </office:change-info>
          </text:insertion>
        </text:changed-region>
        <text:changed-region xml:id="ct214986936" text:id="ct214986936">
          <text:deletion>
            <office:change-info>
              <dc:creator>Peter Camilleri</dc:creator>
              <dc:date>2015-04-25T23:18:00</dc:date>
            </office:change-info>
            <text:p text:style-name="Text_20_body"/>
            <text:p text:style-name="Text_20_body">.real</text:p>
          </text:deletion>
        </text:changed-region>
        <text:changed-region xml:id="ct214991088" text:id="ct214991088">
          <text:insertion>
            <office:change-info>
              <dc:creator>Peter Camilleri</dc:creator>
              <dc:date>2015-04-25T17:39:00</dc:date>
            </office:change-info>
          </text:insertion>
        </text:changed-region>
        <text:changed-region xml:id="ct214991192" text:id="ct214991192">
          <text:insertion>
            <office:change-info>
              <dc:creator>Peter Camilleri</dc:creator>
              <dc:date>2015-04-25T17:39:00</dc:date>
            </office:change-info>
          </text:insertion>
        </text:changed-region>
        <text:changed-region xml:id="ct214991296" text:id="ct214991296">
          <text:insertion>
            <office:change-info>
              <dc:creator>Peter Camilleri</dc:creator>
              <dc:date>2015-04-25T17:39:00</dc:date>
            </office:change-info>
          </text:insertion>
        </text:changed-region>
        <text:changed-region xml:id="ct214991400" text:id="ct214991400">
          <text:insertion>
            <office:change-info>
              <dc:creator>Peter Camilleri</dc:creator>
              <dc:date>2015-04-25T17:39:00</dc:date>
            </office:change-info>
          </text:insertion>
        </text:changed-region>
        <text:changed-region xml:id="ct214991504" text:id="ct214991504">
          <text:deletion>
            <office:change-info>
              <dc:creator>Peter Camilleri</dc:creator>
              <dc:date>2015-04-25T23:19:00</dc:date>
            </office:change-info>
            <text:p text:style-name="Text_20_body"/>
            <text:p text:style-name="Text_20_body">.round</text:p>
          </text:deletion>
        </text:changed-region>
        <text:changed-region xml:id="ct214991608" text:id="ct214991608">
          <text:insertion>
            <office:change-info>
              <dc:creator>Peter Camilleri</dc:creator>
              <dc:date>2015-04-25T17:39:00</dc:date>
            </office:change-info>
          </text:insertion>
        </text:changed-region>
        <text:changed-region xml:id="ct214991712" text:id="ct214991712">
          <text:insertion>
            <office:change-info>
              <dc:creator>Peter Camilleri</dc:creator>
              <dc:date>2015-04-25T17:39:00</dc:date>
            </office:change-info>
          </text:insertion>
        </text:changed-region>
        <text:changed-region xml:id="ct214991816" text:id="ct214991816">
          <text:insertion>
            <office:change-info>
              <dc:creator>Peter Camilleri</dc:creator>
              <dc:date>2015-04-25T17:39:00</dc:date>
            </office:change-info>
          </text:insertion>
        </text:changed-region>
        <text:changed-region xml:id="ct214991920" text:id="ct214991920">
          <text:insertion>
            <office:change-info>
              <dc:creator>Peter Camilleri</dc:creator>
              <dc:date>2015-04-25T17:39:00</dc:date>
            </office:change-info>
          </text:insertion>
        </text:changed-region>
        <text:changed-region xml:id="ct214992024" text:id="ct214992024">
          <text:insertion>
            <office:change-info>
              <dc:creator>Peter Camilleri</dc:creator>
              <dc:date>2015-04-25T17:39:00</dc:date>
            </office:change-info>
          </text:insertion>
        </text:changed-region>
        <text:changed-region xml:id="ct214992128" text:id="ct214992128">
          <text:insertion>
            <office:change-info>
              <dc:creator>Peter Camilleri</dc:creator>
              <dc:date>2015-04-25T17:39:00</dc:date>
            </office:change-info>
          </text:insertion>
        </text:changed-region>
        <text:changed-region xml:id="ct214992232" text:id="ct214992232">
          <text:deletion>
            <office:change-info>
              <dc:creator>Peter Camilleri</dc:creator>
              <dc:date>2015-04-25T23:19:00</dc:date>
            </office:change-info>
            <text:p text:style-name="Text_20_body"/>
            <text:p text:style-name="Text_20_body">.sin</text:p>
          </text:deletion>
        </text:changed-region>
        <text:changed-region xml:id="ct214992336" text:id="ct214992336">
          <text:insertion>
            <office:change-info>
              <dc:creator>Peter Camilleri</dc:creator>
              <dc:date>2015-04-25T17:39:00</dc:date>
            </office:change-info>
          </text:insertion>
        </text:changed-region>
        <text:changed-region xml:id="ct214992440" text:id="ct214992440">
          <text:insertion>
            <office:change-info>
              <dc:creator>Peter Camilleri</dc:creator>
              <dc:date>2015-04-25T17:39:00</dc:date>
            </office:change-info>
          </text:insertion>
        </text:changed-region>
        <text:changed-region xml:id="ct214992544" text:id="ct214992544">
          <text:insertion>
            <office:change-info>
              <dc:creator>Peter Camilleri</dc:creator>
              <dc:date>2015-04-25T17:39:00</dc:date>
            </office:change-info>
          </text:insertion>
        </text:changed-region>
        <text:changed-region xml:id="ct214992648" text:id="ct214992648">
          <text:insertion>
            <office:change-info>
              <dc:creator>Peter Camilleri</dc:creator>
              <dc:date>2015-04-25T17:39:00</dc:date>
            </office:change-info>
          </text:insertion>
        </text:changed-region>
        <text:changed-region xml:id="ct214992752" text:id="ct214992752">
          <text:insertion>
            <office:change-info>
              <dc:creator>Peter Camilleri</dc:creator>
              <dc:date>2015-04-25T17:39:00</dc:date>
            </office:change-info>
          </text:insertion>
        </text:changed-region>
        <text:changed-region xml:id="ct214992856" text:id="ct214992856">
          <text:deletion>
            <office:change-info>
              <dc:creator>Peter Camilleri</dc:creator>
              <dc:date>2015-04-25T23:19:00</dc:date>
            </office:change-info>
            <text:p text:style-name="Text_20_body"/>
            <text:p text:style-name="Text_20_body">.sinh</text:p>
          </text:deletion>
        </text:changed-region>
        <text:changed-region xml:id="ct214992960" text:id="ct214992960">
          <text:insertion>
            <office:change-info>
              <dc:creator>Peter Camilleri</dc:creator>
              <dc:date>2015-04-25T17:39:00</dc:date>
            </office:change-info>
          </text:insertion>
        </text:changed-region>
        <text:changed-region xml:id="ct214993064" text:id="ct214993064">
          <text:insertion>
            <office:change-info>
              <dc:creator>Peter Camilleri</dc:creator>
              <dc:date>2015-04-25T17:39:00</dc:date>
            </office:change-info>
          </text:insertion>
        </text:changed-region>
        <text:changed-region xml:id="ct214993168" text:id="ct214993168">
          <text:insertion>
            <office:change-info>
              <dc:creator>Peter Camilleri</dc:creator>
              <dc:date>2015-04-25T17:39:00</dc:date>
            </office:change-info>
          </text:insertion>
        </text:changed-region>
        <text:changed-region xml:id="ct214993272" text:id="ct214993272">
          <text:insertion>
            <office:change-info>
              <dc:creator>Peter Camilleri</dc:creator>
              <dc:date>2015-04-25T17:39:00</dc:date>
            </office:change-info>
          </text:insertion>
        </text:changed-region>
        <text:changed-region xml:id="ct214993376" text:id="ct214993376">
          <text:insertion>
            <office:change-info>
              <dc:creator>Peter Camilleri</dc:creator>
              <dc:date>2015-04-25T17:39:00</dc:date>
            </office:change-info>
          </text:insertion>
        </text:changed-region>
        <text:changed-region xml:id="ct214993480" text:id="ct214993480">
          <text:deletion>
            <office:change-info>
              <dc:creator>Peter Camilleri</dc:creator>
              <dc:date>2015-04-25T23:19:00</dc:date>
            </office:change-info>
            <text:p text:style-name="Text_20_body"/>
            <text:p text:style-name="Text_20_body">.sleep</text:p>
          </text:deletion>
        </text:changed-region>
        <text:changed-region xml:id="ct214993584" text:id="ct214993584">
          <text:insertion>
            <office:change-info>
              <dc:creator>Peter Camilleri</dc:creator>
              <dc:date>2015-04-25T17:39:00</dc:date>
            </office:change-info>
          </text:insertion>
        </text:changed-region>
        <text:changed-region xml:id="ct214993688" text:id="ct214993688">
          <text:insertion>
            <office:change-info>
              <dc:creator>Peter Camilleri</dc:creator>
              <dc:date>2015-04-25T17:39:00</dc:date>
            </office:change-info>
          </text:insertion>
        </text:changed-region>
        <text:changed-region xml:id="ct214993792" text:id="ct214993792">
          <text:insertion>
            <office:change-info>
              <dc:creator>Peter Camilleri</dc:creator>
              <dc:date>2015-04-25T17:39:00</dc:date>
            </office:change-info>
          </text:insertion>
        </text:changed-region>
        <text:changed-region xml:id="ct214993896" text:id="ct214993896">
          <text:insertion>
            <office:change-info>
              <dc:creator>Peter Camilleri</dc:creator>
              <dc:date>2015-04-25T17:39:00</dc:date>
            </office:change-info>
          </text:insertion>
        </text:changed-region>
        <text:changed-region xml:id="ct214994000" text:id="ct214994000">
          <text:deletion>
            <office:change-info>
              <dc:creator>Peter Camilleri</dc:creator>
              <dc:date>2015-04-25T23:20:00</dc:date>
            </office:change-info>
            <text:p text:style-name="Text_20_body"/>
            <text:p text:style-name="Text_20_body">.sqr</text:p>
          </text:deletion>
        </text:changed-region>
        <text:changed-region xml:id="ct214994104" text:id="ct214994104">
          <text:insertion>
            <office:change-info>
              <dc:creator>Peter Camilleri</dc:creator>
              <dc:date>2015-04-25T17:39:00</dc:date>
            </office:change-info>
          </text:insertion>
        </text:changed-region>
        <text:changed-region xml:id="ct214994208" text:id="ct214994208">
          <text:insertion>
            <office:change-info>
              <dc:creator>Peter Camilleri</dc:creator>
              <dc:date>2015-04-25T17:39:00</dc:date>
            </office:change-info>
          </text:insertion>
        </text:changed-region>
        <text:changed-region xml:id="ct214994312" text:id="ct214994312">
          <text:insertion>
            <office:change-info>
              <dc:creator>Peter Camilleri</dc:creator>
              <dc:date>2015-04-25T17:39:00</dc:date>
            </office:change-info>
          </text:insertion>
        </text:changed-region>
        <text:changed-region xml:id="ct214994416" text:id="ct214994416">
          <text:insertion>
            <office:change-info>
              <dc:creator>Peter Camilleri</dc:creator>
              <dc:date>2015-04-25T17:39:00</dc:date>
            </office:change-info>
          </text:insertion>
        </text:changed-region>
        <text:changed-region xml:id="ct214994520" text:id="ct214994520">
          <text:deletion>
            <office:change-info>
              <dc:creator>Peter Camilleri</dc:creator>
              <dc:date>2015-04-25T23:20:00</dc:date>
            </office:change-info>
            <text:p text:style-name="Text_20_body"/>
            <text:p text:style-name="Text_20_body">.sqrt</text:p>
          </text:deletion>
        </text:changed-region>
        <text:changed-region xml:id="ct214994624" text:id="ct214994624">
          <text:insertion>
            <office:change-info>
              <dc:creator>Peter Camilleri</dc:creator>
              <dc:date>2015-04-25T17:39:00</dc:date>
            </office:change-info>
          </text:insertion>
        </text:changed-region>
        <text:changed-region xml:id="ct214994728" text:id="ct214994728">
          <text:insertion>
            <office:change-info>
              <dc:creator>Peter Camilleri</dc:creator>
              <dc:date>2015-04-25T17:39:00</dc:date>
            </office:change-info>
          </text:insertion>
        </text:changed-region>
        <text:changed-region xml:id="ct214994832" text:id="ct214994832">
          <text:insertion>
            <office:change-info>
              <dc:creator>Peter Camilleri</dc:creator>
              <dc:date>2015-04-25T17:39:00</dc:date>
            </office:change-info>
          </text:insertion>
        </text:changed-region>
        <text:changed-region xml:id="ct214994936" text:id="ct214994936">
          <text:insertion>
            <office:change-info>
              <dc:creator>Peter Camilleri</dc:creator>
              <dc:date>2015-04-25T17:39:00</dc:date>
            </office:change-info>
          </text:insertion>
        </text:changed-region>
        <text:changed-region xml:id="ct214995040" text:id="ct214995040">
          <text:insertion>
            <office:change-info>
              <dc:creator>Peter Camilleri</dc:creator>
              <dc:date>2015-04-25T17:39:00</dc:date>
            </office:change-info>
          </text:insertion>
        </text:changed-region>
        <text:changed-region xml:id="ct214995184" text:id="ct214995184">
          <text:deletion>
            <office:change-info>
              <dc:creator>Peter Camilleri</dc:creator>
              <dc:date>2015-04-25T23:20:00</dc:date>
            </office:change-info>
            <text:p text:style-name="Text_20_body"/>
            <text:p text:style-name="Text_20_body">.tan</text:p>
          </text:deletion>
        </text:changed-region>
        <text:changed-region xml:id="ct214995288" text:id="ct214995288">
          <text:insertion>
            <office:change-info>
              <dc:creator>Peter Camilleri</dc:creator>
              <dc:date>2015-04-25T17:39:00</dc:date>
            </office:change-info>
          </text:insertion>
        </text:changed-region>
        <text:changed-region xml:id="ct214995392" text:id="ct214995392">
          <text:insertion>
            <office:change-info>
              <dc:creator>Peter Camilleri</dc:creator>
              <dc:date>2015-04-25T17:39:00</dc:date>
            </office:change-info>
          </text:insertion>
        </text:changed-region>
        <text:changed-region xml:id="ct214995496" text:id="ct214995496">
          <text:insertion>
            <office:change-info>
              <dc:creator>Peter Camilleri</dc:creator>
              <dc:date>2015-04-25T17:39:00</dc:date>
            </office:change-info>
          </text:insertion>
        </text:changed-region>
        <text:changed-region xml:id="ct214995600" text:id="ct214995600">
          <text:insertion>
            <office:change-info>
              <dc:creator>Peter Camilleri</dc:creator>
              <dc:date>2015-04-25T17:39:00</dc:date>
            </office:change-info>
          </text:insertion>
        </text:changed-region>
        <text:changed-region xml:id="ct214995704" text:id="ct214995704">
          <text:insertion>
            <office:change-info>
              <dc:creator>Peter Camilleri</dc:creator>
              <dc:date>2015-04-25T17:39:00</dc:date>
            </office:change-info>
          </text:insertion>
        </text:changed-region>
        <text:changed-region xml:id="ct214995808" text:id="ct214995808">
          <text:deletion>
            <office:change-info>
              <dc:creator>Peter Camilleri</dc:creator>
              <dc:date>2015-04-25T23:20:00</dc:date>
            </office:change-info>
            <text:p text:style-name="Text_20_body"/>
            <text:p text:style-name="Text_20_body">.tanh</text:p>
          </text:deletion>
        </text:changed-region>
        <text:changed-region xml:id="ct214995912" text:id="ct214995912">
          <text:insertion>
            <office:change-info>
              <dc:creator>Peter Camilleri</dc:creator>
              <dc:date>2015-04-25T17:39:00</dc:date>
            </office:change-info>
          </text:insertion>
        </text:changed-region>
        <text:changed-region xml:id="ct214996016" text:id="ct214996016">
          <text:insertion>
            <office:change-info>
              <dc:creator>Peter Camilleri</dc:creator>
              <dc:date>2015-04-25T17:39:00</dc:date>
            </office:change-info>
          </text:insertion>
        </text:changed-region>
        <text:changed-region xml:id="ct214996120" text:id="ct214996120">
          <text:insertion>
            <office:change-info>
              <dc:creator>Peter Camilleri</dc:creator>
              <dc:date>2015-04-25T17:39:00</dc:date>
            </office:change-info>
          </text:insertion>
        </text:changed-region>
        <text:changed-region xml:id="ct214996224" text:id="ct214996224">
          <text:insertion>
            <office:change-info>
              <dc:creator>Peter Camilleri</dc:creator>
              <dc:date>2015-04-25T17:39:00</dc:date>
            </office:change-info>
          </text:insertion>
        </text:changed-region>
        <text:changed-region xml:id="ct214996328" text:id="ct214996328">
          <text:insertion>
            <office:change-info>
              <dc:creator>Peter Camilleri</dc:creator>
              <dc:date>2015-04-25T17:39:00</dc:date>
            </office:change-info>
          </text:insertion>
        </text:changed-region>
        <text:changed-region xml:id="ct214996432" text:id="ct214996432">
          <text:deletion>
            <office:change-info>
              <dc:creator>Peter Camilleri</dc:creator>
              <dc:date>2015-04-25T23:20:00</dc:date>
            </office:change-info>
            <text:p text:style-name="Text_20_body"/>
            <text:p text:style-name="Text_20_body">/</text:p>
          </text:deletion>
        </text:changed-region>
        <text:changed-region xml:id="ct214996536" text:id="ct214996536">
          <text:insertion>
            <office:change-info>
              <dc:creator>Peter Camilleri</dc:creator>
              <dc:date>2015-04-25T17:39:00</dc:date>
            </office:change-info>
          </text:insertion>
        </text:changed-region>
        <text:changed-region xml:id="ct214996640" text:id="ct214996640">
          <text:insertion>
            <office:change-info>
              <dc:creator>Peter Camilleri</dc:creator>
              <dc:date>2015-04-25T17:39:00</dc:date>
            </office:change-info>
          </text:insertion>
        </text:changed-region>
        <text:changed-region xml:id="ct214996744" text:id="ct214996744">
          <text:insertion>
            <office:change-info>
              <dc:creator>Peter Camilleri</dc:creator>
              <dc:date>2015-04-25T17:39:00</dc:date>
            </office:change-info>
          </text:insertion>
        </text:changed-region>
        <text:changed-region xml:id="ct214996848" text:id="ct214996848">
          <text:insertion>
            <office:change-info>
              <dc:creator>Peter Camilleri</dc:creator>
              <dc:date>2015-04-25T17:39:00</dc:date>
            </office:change-info>
          </text:insertion>
        </text:changed-region>
        <text:changed-region xml:id="ct214996952" text:id="ct214996952">
          <text:deletion>
            <office:change-info>
              <dc:creator>Peter Camilleri</dc:creator>
              <dc:date>2015-04-25T23:21:00</dc:date>
            </office:change-info>
            <text:p text:style-name="Text_20_body"/>
            <text:p text:style-name="Text_20_body">0&lt;</text:p>
          </text:deletion>
        </text:changed-region>
        <text:changed-region xml:id="ct214997056" text:id="ct214997056">
          <text:insertion>
            <office:change-info>
              <dc:creator>Peter Camilleri</dc:creator>
              <dc:date>2015-04-25T17:39:00</dc:date>
            </office:change-info>
          </text:insertion>
        </text:changed-region>
        <text:changed-region xml:id="ct214997160" text:id="ct214997160">
          <text:insertion>
            <office:change-info>
              <dc:creator>Peter Camilleri</dc:creator>
              <dc:date>2015-04-25T17:39:00</dc:date>
            </office:change-info>
          </text:insertion>
        </text:changed-region>
        <text:changed-region xml:id="ct214997264" text:id="ct214997264">
          <text:insertion>
            <office:change-info>
              <dc:creator>Peter Camilleri</dc:creator>
              <dc:date>2015-04-25T17:39:00</dc:date>
            </office:change-info>
          </text:insertion>
        </text:changed-region>
        <text:changed-region xml:id="ct214997368" text:id="ct214997368">
          <text:insertion>
            <office:change-info>
              <dc:creator>Peter Camilleri</dc:creator>
              <dc:date>2015-04-25T17:39:00</dc:date>
            </office:change-info>
          </text:insertion>
        </text:changed-region>
        <text:changed-region xml:id="ct214997472" text:id="ct214997472">
          <text:deletion>
            <office:change-info>
              <dc:creator>Peter Camilleri</dc:creator>
              <dc:date>2015-04-25T23:21:00</dc:date>
            </office:change-info>
            <text:p text:style-name="Text_20_body"/>
            <text:p text:style-name="Text_20_body">0&lt;=</text:p>
          </text:deletion>
        </text:changed-region>
        <text:changed-region xml:id="ct214997576" text:id="ct214997576">
          <text:insertion>
            <office:change-info>
              <dc:creator>Peter Camilleri</dc:creator>
              <dc:date>2015-04-25T17:39:00</dc:date>
            </office:change-info>
          </text:insertion>
        </text:changed-region>
        <text:changed-region xml:id="ct214997680" text:id="ct214997680">
          <text:insertion>
            <office:change-info>
              <dc:creator>Peter Camilleri</dc:creator>
              <dc:date>2015-04-25T17:39:00</dc:date>
            </office:change-info>
          </text:insertion>
        </text:changed-region>
        <text:changed-region xml:id="ct214997784" text:id="ct214997784">
          <text:insertion>
            <office:change-info>
              <dc:creator>Peter Camilleri</dc:creator>
              <dc:date>2015-04-25T17:39:00</dc:date>
            </office:change-info>
          </text:insertion>
        </text:changed-region>
        <text:changed-region xml:id="ct214997888" text:id="ct214997888">
          <text:insertion>
            <office:change-info>
              <dc:creator>Peter Camilleri</dc:creator>
              <dc:date>2015-04-25T17:39:00</dc:date>
            </office:change-info>
          </text:insertion>
        </text:changed-region>
        <text:changed-region xml:id="ct214997992" text:id="ct214997992">
          <text:deletion>
            <office:change-info>
              <dc:creator>Peter Camilleri</dc:creator>
              <dc:date>2015-04-25T23:21:00</dc:date>
            </office:change-info>
            <text:p text:style-name="Text_20_body"/>
            <text:p text:style-name="Text_20_body">0&lt;=&gt;</text:p>
          </text:deletion>
        </text:changed-region>
        <text:changed-region xml:id="ct214998096" text:id="ct214998096">
          <text:insertion>
            <office:change-info>
              <dc:creator>Peter Camilleri</dc:creator>
              <dc:date>2015-04-25T17:39:00</dc:date>
            </office:change-info>
          </text:insertion>
        </text:changed-region>
        <text:changed-region xml:id="ct214998200" text:id="ct214998200">
          <text:insertion>
            <office:change-info>
              <dc:creator>Peter Camilleri</dc:creator>
              <dc:date>2015-04-25T17:39:00</dc:date>
            </office:change-info>
          </text:insertion>
        </text:changed-region>
        <text:changed-region xml:id="ct214998304" text:id="ct214998304">
          <text:insertion>
            <office:change-info>
              <dc:creator>Peter Camilleri</dc:creator>
              <dc:date>2015-04-25T17:39:00</dc:date>
            </office:change-info>
          </text:insertion>
        </text:changed-region>
        <text:changed-region xml:id="ct214998408" text:id="ct214998408">
          <text:insertion>
            <office:change-info>
              <dc:creator>Peter Camilleri</dc:creator>
              <dc:date>2015-04-25T17:39:00</dc:date>
            </office:change-info>
          </text:insertion>
        </text:changed-region>
        <text:changed-region xml:id="ct214998512" text:id="ct214998512">
          <text:insertion>
            <office:change-info>
              <dc:creator>Peter Camilleri</dc:creator>
              <dc:date>2015-04-25T17:39:00</dc:date>
            </office:change-info>
          </text:insertion>
        </text:changed-region>
        <text:changed-region xml:id="ct214998720" text:id="ct214998720">
          <text:deletion>
            <office:change-info>
              <dc:creator>Peter Camilleri</dc:creator>
              <dc:date>2015-04-25T23:21:00</dc:date>
            </office:change-info>
            <text:p text:style-name="Text_20_body">0&lt;&gt;</text:p>
          </text:deletion>
        </text:changed-region>
        <text:changed-region xml:id="ct214998616" text:id="ct214998616">
          <text:deletion>
            <office:change-info>
              <dc:creator>Peter Camilleri</dc:creator>
              <dc:date>2015-04-25T23:22:00</dc:date>
            </office:change-info>
            <text:p text:style-name="Text_20_body"/>
            <text:p text:style-name="Text_20_body"/>
          </text:deletion>
        </text:changed-region>
        <text:changed-region xml:id="ct214998824" text:id="ct214998824">
          <text:insertion>
            <office:change-info>
              <dc:creator>Peter Camilleri</dc:creator>
              <dc:date>2015-04-25T17:39:00</dc:date>
            </office:change-info>
          </text:insertion>
        </text:changed-region>
        <text:changed-region xml:id="ct214998928" text:id="ct214998928">
          <text:insertion>
            <office:change-info>
              <dc:creator>Peter Camilleri</dc:creator>
              <dc:date>2015-04-25T17:39:00</dc:date>
            </office:change-info>
          </text:insertion>
        </text:changed-region>
        <text:changed-region xml:id="ct214999032" text:id="ct214999032">
          <text:insertion>
            <office:change-info>
              <dc:creator>Peter Camilleri</dc:creator>
              <dc:date>2015-04-25T17:39:00</dc:date>
            </office:change-info>
          </text:insertion>
        </text:changed-region>
        <text:changed-region xml:id="ct214999136" text:id="ct214999136">
          <text:insertion>
            <office:change-info>
              <dc:creator>Peter Camilleri</dc:creator>
              <dc:date>2015-04-25T17:39:00</dc:date>
            </office:change-info>
          </text:insertion>
        </text:changed-region>
        <text:changed-region xml:id="ct214999280" text:id="ct214999280">
          <text:deletion>
            <office:change-info>
              <dc:creator>Peter Camilleri</dc:creator>
              <dc:date>2015-04-25T23:22:00</dc:date>
            </office:change-info>
            <text:p text:style-name="Text_20_body"/>
            <text:p text:style-name="Text_20_body">0=</text:p>
          </text:deletion>
        </text:changed-region>
        <text:changed-region xml:id="ct214999384" text:id="ct214999384">
          <text:insertion>
            <office:change-info>
              <dc:creator>Peter Camilleri</dc:creator>
              <dc:date>2015-04-25T17:39:00</dc:date>
            </office:change-info>
          </text:insertion>
        </text:changed-region>
        <text:changed-region xml:id="ct214999488" text:id="ct214999488">
          <text:insertion>
            <office:change-info>
              <dc:creator>Peter Camilleri</dc:creator>
              <dc:date>2015-04-25T17:39:00</dc:date>
            </office:change-info>
          </text:insertion>
        </text:changed-region>
        <text:changed-region xml:id="ct214999592" text:id="ct214999592">
          <text:insertion>
            <office:change-info>
              <dc:creator>Peter Camilleri</dc:creator>
              <dc:date>2015-04-25T17:39:00</dc:date>
            </office:change-info>
          </text:insertion>
        </text:changed-region>
        <text:changed-region xml:id="ct214999696" text:id="ct214999696">
          <text:insertion>
            <office:change-info>
              <dc:creator>Peter Camilleri</dc:creator>
              <dc:date>2015-04-25T17:39:00</dc:date>
            </office:change-info>
          </text:insertion>
        </text:changed-region>
        <text:changed-region xml:id="ct214999800" text:id="ct214999800">
          <text:deletion>
            <office:change-info>
              <dc:creator>Peter Camilleri</dc:creator>
              <dc:date>2015-04-25T23:22:00</dc:date>
            </office:change-info>
            <text:p text:style-name="Text_20_body"/>
            <text:p text:style-name="Text_20_body">0&gt;</text:p>
          </text:deletion>
        </text:changed-region>
        <text:changed-region xml:id="ct214999904" text:id="ct214999904">
          <text:insertion>
            <office:change-info>
              <dc:creator>Peter Camilleri</dc:creator>
              <dc:date>2015-04-25T17:39:00</dc:date>
            </office:change-info>
          </text:insertion>
        </text:changed-region>
        <text:changed-region xml:id="ct215000008" text:id="ct215000008">
          <text:insertion>
            <office:change-info>
              <dc:creator>Peter Camilleri</dc:creator>
              <dc:date>2015-04-25T17:39:00</dc:date>
            </office:change-info>
          </text:insertion>
        </text:changed-region>
        <text:changed-region xml:id="ct215000112" text:id="ct215000112">
          <text:insertion>
            <office:change-info>
              <dc:creator>Peter Camilleri</dc:creator>
              <dc:date>2015-04-25T17:39:00</dc:date>
            </office:change-info>
          </text:insertion>
        </text:changed-region>
        <text:changed-region xml:id="ct215000216" text:id="ct215000216">
          <text:insertion>
            <office:change-info>
              <dc:creator>Peter Camilleri</dc:creator>
              <dc:date>2015-04-25T17:39:00</dc:date>
            </office:change-info>
          </text:insertion>
        </text:changed-region>
        <text:changed-region xml:id="ct215000320" text:id="ct215000320">
          <text:deletion>
            <office:change-info>
              <dc:creator>Peter Camilleri</dc:creator>
              <dc:date>2015-04-25T23:22:00</dc:date>
            </office:change-info>
            <text:p text:style-name="Text_20_body"/>
            <text:p text:style-name="Text_20_body">0&gt;=</text:p>
          </text:deletion>
        </text:changed-region>
        <text:changed-region xml:id="ct215000424" text:id="ct215000424">
          <text:insertion>
            <office:change-info>
              <dc:creator>Peter Camilleri</dc:creator>
              <dc:date>2015-04-25T17:39:00</dc:date>
            </office:change-info>
          </text:insertion>
        </text:changed-region>
        <text:changed-region xml:id="ct215000528" text:id="ct215000528">
          <text:insertion>
            <office:change-info>
              <dc:creator>Peter Camilleri</dc:creator>
              <dc:date>2015-04-25T17:39:00</dc:date>
            </office:change-info>
          </text:insertion>
        </text:changed-region>
        <text:changed-region xml:id="ct215000632" text:id="ct215000632">
          <text:insertion>
            <office:change-info>
              <dc:creator>Peter Camilleri</dc:creator>
              <dc:date>2015-04-25T17:39:00</dc:date>
            </office:change-info>
          </text:insertion>
        </text:changed-region>
        <text:changed-region xml:id="ct215000736" text:id="ct215000736">
          <text:insertion>
            <office:change-info>
              <dc:creator>Peter Camilleri</dc:creator>
              <dc:date>2015-04-25T17:39:00</dc:date>
            </office:change-info>
          </text:insertion>
        </text:changed-region>
        <text:changed-region xml:id="ct215000840" text:id="ct215000840">
          <text:deletion>
            <office:change-info>
              <dc:creator>Peter Camilleri</dc:creator>
              <dc:date>2015-04-25T23:22:00</dc:date>
            </office:change-info>
            <text:p text:style-name="Text_20_body"/>
            <text:p text:style-name="Text_20_body">1+</text:p>
          </text:deletion>
        </text:changed-region>
        <text:changed-region xml:id="ct215000944" text:id="ct215000944">
          <text:insertion>
            <office:change-info>
              <dc:creator>Peter Camilleri</dc:creator>
              <dc:date>2015-04-25T17:39:00</dc:date>
            </office:change-info>
          </text:insertion>
        </text:changed-region>
        <text:changed-region xml:id="ct215001048" text:id="ct215001048">
          <text:insertion>
            <office:change-info>
              <dc:creator>Peter Camilleri</dc:creator>
              <dc:date>2015-04-25T17:39:00</dc:date>
            </office:change-info>
          </text:insertion>
        </text:changed-region>
        <text:changed-region xml:id="ct215001152" text:id="ct215001152">
          <text:insertion>
            <office:change-info>
              <dc:creator>Peter Camilleri</dc:creator>
              <dc:date>2015-04-25T17:39:00</dc:date>
            </office:change-info>
          </text:insertion>
        </text:changed-region>
        <text:changed-region xml:id="ct215001256" text:id="ct215001256">
          <text:insertion>
            <office:change-info>
              <dc:creator>Peter Camilleri</dc:creator>
              <dc:date>2015-04-25T17:39:00</dc:date>
            </office:change-info>
          </text:insertion>
        </text:changed-region>
        <text:changed-region xml:id="ct215001360" text:id="ct215001360">
          <text:deletion>
            <office:change-info>
              <dc:creator>Peter Camilleri</dc:creator>
              <dc:date>2015-04-25T23:22:00</dc:date>
            </office:change-info>
            <text:p text:style-name="Text_20_body"/>
            <text:p text:style-name="Text_20_body">1-</text:p>
          </text:deletion>
        </text:changed-region>
        <text:changed-region xml:id="ct215001464" text:id="ct215001464">
          <text:insertion>
            <office:change-info>
              <dc:creator>Peter Camilleri</dc:creator>
              <dc:date>2015-04-25T17:39:00</dc:date>
            </office:change-info>
          </text:insertion>
        </text:changed-region>
        <text:changed-region xml:id="ct215001568" text:id="ct215001568">
          <text:insertion>
            <office:change-info>
              <dc:creator>Peter Camilleri</dc:creator>
              <dc:date>2015-04-25T17:39:00</dc:date>
            </office:change-info>
          </text:insertion>
        </text:changed-region>
        <text:changed-region xml:id="ct215001672" text:id="ct215001672">
          <text:insertion>
            <office:change-info>
              <dc:creator>Peter Camilleri</dc:creator>
              <dc:date>2015-04-25T17:39:00</dc:date>
            </office:change-info>
          </text:insertion>
        </text:changed-region>
        <text:changed-region xml:id="ct215001776" text:id="ct215001776">
          <text:insertion>
            <office:change-info>
              <dc:creator>Peter Camilleri</dc:creator>
              <dc:date>2015-04-25T17:39:00</dc:date>
            </office:change-info>
          </text:insertion>
        </text:changed-region>
        <text:changed-region xml:id="ct215001880" text:id="ct215001880">
          <text:deletion>
            <office:change-info>
              <dc:creator>Peter Camilleri</dc:creator>
              <dc:date>2015-04-25T23:23:00</dc:date>
            </office:change-info>
            <text:p text:style-name="Text_20_body"/>
            <text:p text:style-name="Text_20_body">2*</text:p>
          </text:deletion>
        </text:changed-region>
        <text:changed-region xml:id="ct215001984" text:id="ct215001984">
          <text:insertion>
            <office:change-info>
              <dc:creator>Peter Camilleri</dc:creator>
              <dc:date>2015-04-25T17:39:00</dc:date>
            </office:change-info>
          </text:insertion>
        </text:changed-region>
        <text:changed-region xml:id="ct215002088" text:id="ct215002088">
          <text:insertion>
            <office:change-info>
              <dc:creator>Peter Camilleri</dc:creator>
              <dc:date>2015-04-25T17:39:00</dc:date>
            </office:change-info>
          </text:insertion>
        </text:changed-region>
        <text:changed-region xml:id="ct215002192" text:id="ct215002192">
          <text:insertion>
            <office:change-info>
              <dc:creator>Peter Camilleri</dc:creator>
              <dc:date>2015-04-25T17:39:00</dc:date>
            </office:change-info>
          </text:insertion>
        </text:changed-region>
        <text:changed-region xml:id="ct215002296" text:id="ct215002296">
          <text:insertion>
            <office:change-info>
              <dc:creator>Peter Camilleri</dc:creator>
              <dc:date>2015-04-25T17:39:00</dc:date>
            </office:change-info>
          </text:insertion>
        </text:changed-region>
        <text:changed-region xml:id="ct215002400" text:id="ct215002400">
          <text:deletion>
            <office:change-info>
              <dc:creator>Peter Camilleri</dc:creator>
              <dc:date>2015-04-25T23:23:00</dc:date>
            </office:change-info>
            <text:p text:style-name="Text_20_body"/>
            <text:p text:style-name="Text_20_body">2+</text:p>
          </text:deletion>
        </text:changed-region>
        <text:changed-region xml:id="ct215002504" text:id="ct215002504">
          <text:insertion>
            <office:change-info>
              <dc:creator>Peter Camilleri</dc:creator>
              <dc:date>2015-04-25T17:39:00</dc:date>
            </office:change-info>
          </text:insertion>
        </text:changed-region>
        <text:changed-region xml:id="ct215002608" text:id="ct215002608">
          <text:insertion>
            <office:change-info>
              <dc:creator>Peter Camilleri</dc:creator>
              <dc:date>2015-04-25T17:39:00</dc:date>
            </office:change-info>
          </text:insertion>
        </text:changed-region>
        <text:changed-region xml:id="ct215002712" text:id="ct215002712">
          <text:insertion>
            <office:change-info>
              <dc:creator>Peter Camilleri</dc:creator>
              <dc:date>2015-04-25T17:39:00</dc:date>
            </office:change-info>
          </text:insertion>
        </text:changed-region>
        <text:changed-region xml:id="ct215002816" text:id="ct215002816">
          <text:insertion>
            <office:change-info>
              <dc:creator>Peter Camilleri</dc:creator>
              <dc:date>2015-04-25T17:39:00</dc:date>
            </office:change-info>
          </text:insertion>
        </text:changed-region>
        <text:changed-region xml:id="ct215002920" text:id="ct215002920">
          <text:deletion>
            <office:change-info>
              <dc:creator>Peter Camilleri</dc:creator>
              <dc:date>2015-04-25T23:23:00</dc:date>
            </office:change-info>
            <text:p text:style-name="Text_20_body"/>
            <text:p text:style-name="Text_20_body">2-</text:p>
          </text:deletion>
        </text:changed-region>
        <text:changed-region xml:id="ct215003024" text:id="ct215003024">
          <text:insertion>
            <office:change-info>
              <dc:creator>Peter Camilleri</dc:creator>
              <dc:date>2015-04-25T17:39:00</dc:date>
            </office:change-info>
          </text:insertion>
        </text:changed-region>
        <text:changed-region xml:id="ct215003128" text:id="ct215003128">
          <text:insertion>
            <office:change-info>
              <dc:creator>Peter Camilleri</dc:creator>
              <dc:date>2015-04-25T17:39:00</dc:date>
            </office:change-info>
          </text:insertion>
        </text:changed-region>
        <text:changed-region xml:id="ct215003232" text:id="ct215003232">
          <text:insertion>
            <office:change-info>
              <dc:creator>Peter Camilleri</dc:creator>
              <dc:date>2015-04-25T17:39:00</dc:date>
            </office:change-info>
          </text:insertion>
        </text:changed-region>
        <text:changed-region xml:id="ct215003336" text:id="ct215003336">
          <text:insertion>
            <office:change-info>
              <dc:creator>Peter Camilleri</dc:creator>
              <dc:date>2015-04-25T17:39:00</dc:date>
            </office:change-info>
          </text:insertion>
        </text:changed-region>
        <text:changed-region xml:id="ct215003440" text:id="ct215003440">
          <text:deletion>
            <office:change-info>
              <dc:creator>Peter Camilleri</dc:creator>
              <dc:date>2015-04-25T23:24:00</dc:date>
            </office:change-info>
            <text:p text:style-name="Text_20_body"/>
            <text:p text:style-name="Text_20_body">2/</text:p>
          </text:deletion>
        </text:changed-region>
        <text:changed-region xml:id="ct215003544" text:id="ct215003544">
          <text:insertion>
            <office:change-info>
              <dc:creator>Peter Camilleri</dc:creator>
              <dc:date>2015-04-25T17:39:00</dc:date>
            </office:change-info>
          </text:insertion>
        </text:changed-region>
        <text:changed-region xml:id="ct215003648" text:id="ct215003648">
          <text:insertion>
            <office:change-info>
              <dc:creator>Peter Camilleri</dc:creator>
              <dc:date>2015-04-25T17:39:00</dc:date>
            </office:change-info>
          </text:insertion>
        </text:changed-region>
        <text:changed-region xml:id="ct215003752" text:id="ct215003752">
          <text:insertion>
            <office:change-info>
              <dc:creator>Peter Camilleri</dc:creator>
              <dc:date>2015-04-25T17:39:00</dc:date>
            </office:change-info>
          </text:insertion>
        </text:changed-region>
        <text:changed-region xml:id="ct215003856" text:id="ct215003856">
          <text:insertion>
            <office:change-info>
              <dc:creator>Peter Camilleri</dc:creator>
              <dc:date>2015-04-25T17:39:00</dc:date>
            </office:change-info>
          </text:insertion>
        </text:changed-region>
        <text:changed-region xml:id="ct215003960" text:id="ct215003960">
          <text:deletion>
            <office:change-info>
              <dc:creator>Peter Camilleri</dc:creator>
              <dc:date>2015-04-25T23:24:00</dc:date>
            </office:change-info>
            <text:p text:style-name="Text_20_body"/>
            <text:p text:style-name="Text_20_body">&lt;</text:p>
          </text:deletion>
        </text:changed-region>
        <text:changed-region xml:id="ct215004064" text:id="ct215004064">
          <text:insertion>
            <office:change-info>
              <dc:creator>Peter Camilleri</dc:creator>
              <dc:date>2015-04-25T17:39:00</dc:date>
            </office:change-info>
          </text:insertion>
        </text:changed-region>
        <text:changed-region xml:id="ct215004168" text:id="ct215004168">
          <text:insertion>
            <office:change-info>
              <dc:creator>Peter Camilleri</dc:creator>
              <dc:date>2015-04-25T17:39:00</dc:date>
            </office:change-info>
          </text:insertion>
        </text:changed-region>
        <text:changed-region xml:id="ct215004272" text:id="ct215004272">
          <text:insertion>
            <office:change-info>
              <dc:creator>Peter Camilleri</dc:creator>
              <dc:date>2015-04-25T17:39:00</dc:date>
            </office:change-info>
          </text:insertion>
        </text:changed-region>
        <text:changed-region xml:id="ct215004376" text:id="ct215004376">
          <text:insertion>
            <office:change-info>
              <dc:creator>Peter Camilleri</dc:creator>
              <dc:date>2015-04-25T17:39:00</dc:date>
            </office:change-info>
          </text:insertion>
        </text:changed-region>
        <text:changed-region xml:id="ct215004480" text:id="ct215004480">
          <text:insertion>
            <office:change-info>
              <dc:creator>Peter Camilleri</dc:creator>
              <dc:date>2015-04-25T17:39:00</dc:date>
            </office:change-info>
          </text:insertion>
        </text:changed-region>
        <text:changed-region xml:id="ct215004584" text:id="ct215004584">
          <text:deletion>
            <office:change-info>
              <dc:creator>Peter Camilleri</dc:creator>
              <dc:date>2015-04-25T23:24:00</dc:date>
            </office:change-info>
            <text:p text:style-name="Text_20_body"/>
            <text:p text:style-name="Text_20_body">&lt;=</text:p>
          </text:deletion>
        </text:changed-region>
        <text:changed-region xml:id="ct215004688" text:id="ct215004688">
          <text:insertion>
            <office:change-info>
              <dc:creator>Peter Camilleri</dc:creator>
              <dc:date>2015-04-25T17:39:00</dc:date>
            </office:change-info>
          </text:insertion>
        </text:changed-region>
        <text:changed-region xml:id="ct215004792" text:id="ct215004792">
          <text:insertion>
            <office:change-info>
              <dc:creator>Peter Camilleri</dc:creator>
              <dc:date>2015-04-25T17:39:00</dc:date>
            </office:change-info>
          </text:insertion>
        </text:changed-region>
        <text:changed-region xml:id="ct215004896" text:id="ct215004896">
          <text:insertion>
            <office:change-info>
              <dc:creator>Peter Camilleri</dc:creator>
              <dc:date>2015-04-25T17:39:00</dc:date>
            </office:change-info>
          </text:insertion>
        </text:changed-region>
        <text:changed-region xml:id="ct215005000" text:id="ct215005000">
          <text:insertion>
            <office:change-info>
              <dc:creator>Peter Camilleri</dc:creator>
              <dc:date>2015-04-25T17:39:00</dc:date>
            </office:change-info>
          </text:insertion>
        </text:changed-region>
        <text:changed-region xml:id="ct215005104" text:id="ct215005104">
          <text:insertion>
            <office:change-info>
              <dc:creator>Peter Camilleri</dc:creator>
              <dc:date>2015-04-25T17:39:00</dc:date>
            </office:change-info>
          </text:insertion>
        </text:changed-region>
        <text:changed-region xml:id="ct215005208" text:id="ct215005208">
          <text:deletion>
            <office:change-info>
              <dc:creator>Peter Camilleri</dc:creator>
              <dc:date>2015-04-25T23:24:00</dc:date>
            </office:change-info>
            <text:p text:style-name="Text_20_body"/>
            <text:p text:style-name="Text_20_body">&lt;=&gt;</text:p>
          </text:deletion>
        </text:changed-region>
        <text:changed-region xml:id="ct215005312" text:id="ct215005312">
          <text:insertion>
            <office:change-info>
              <dc:creator>Peter Camilleri</dc:creator>
              <dc:date>2015-04-25T17:39:00</dc:date>
            </office:change-info>
          </text:insertion>
        </text:changed-region>
        <text:changed-region xml:id="ct215005416" text:id="ct215005416">
          <text:insertion>
            <office:change-info>
              <dc:creator>Peter Camilleri</dc:creator>
              <dc:date>2015-04-25T17:39:00</dc:date>
            </office:change-info>
          </text:insertion>
        </text:changed-region>
        <text:changed-region xml:id="ct215005520" text:id="ct215005520">
          <text:insertion>
            <office:change-info>
              <dc:creator>Peter Camilleri</dc:creator>
              <dc:date>2015-04-25T17:39:00</dc:date>
            </office:change-info>
          </text:insertion>
        </text:changed-region>
        <text:changed-region xml:id="ct215005624" text:id="ct215005624">
          <text:insertion>
            <office:change-info>
              <dc:creator>Peter Camilleri</dc:creator>
              <dc:date>2015-04-25T17:39:00</dc:date>
            </office:change-info>
          </text:insertion>
        </text:changed-region>
        <text:changed-region xml:id="ct215005728" text:id="ct215005728">
          <text:insertion>
            <office:change-info>
              <dc:creator>Peter Camilleri</dc:creator>
              <dc:date>2015-04-25T17:39:00</dc:date>
            </office:change-info>
          </text:insertion>
        </text:changed-region>
        <text:changed-region xml:id="ct215005936" text:id="ct215005936">
          <text:deletion>
            <office:change-info>
              <dc:creator>Peter Camilleri</dc:creator>
              <dc:date>2015-04-25T23:24:00</dc:date>
            </office:change-info>
            <text:p text:style-name="Text_20_body">&gt;</text:p>
          </text:deletion>
        </text:changed-region>
        <text:changed-region xml:id="ct215005832" text:id="ct215005832">
          <text:deletion>
            <office:change-info>
              <dc:creator>Peter Camilleri</dc:creator>
              <dc:date>2015-04-25T23:25:00</dc:date>
            </office:change-info>
            <text:p text:style-name="Text_20_body"/>
            <text:p text:style-name="Text_20_body"/>
          </text:deletion>
        </text:changed-region>
        <text:changed-region xml:id="ct215006040" text:id="ct215006040">
          <text:insertion>
            <office:change-info>
              <dc:creator>Peter Camilleri</dc:creator>
              <dc:date>2015-04-25T17:39:00</dc:date>
            </office:change-info>
          </text:insertion>
        </text:changed-region>
        <text:changed-region xml:id="ct215006144" text:id="ct215006144">
          <text:insertion>
            <office:change-info>
              <dc:creator>Peter Camilleri</dc:creator>
              <dc:date>2015-04-25T17:39:00</dc:date>
            </office:change-info>
          </text:insertion>
        </text:changed-region>
        <text:changed-region xml:id="ct215006248" text:id="ct215006248">
          <text:insertion>
            <office:change-info>
              <dc:creator>Peter Camilleri</dc:creator>
              <dc:date>2015-04-25T17:39:00</dc:date>
            </office:change-info>
          </text:insertion>
        </text:changed-region>
        <text:changed-region xml:id="ct215006352" text:id="ct215006352">
          <text:insertion>
            <office:change-info>
              <dc:creator>Peter Camilleri</dc:creator>
              <dc:date>2015-04-25T17:39:00</dc:date>
            </office:change-info>
          </text:insertion>
        </text:changed-region>
        <text:changed-region xml:id="ct215006456" text:id="ct215006456">
          <text:insertion>
            <office:change-info>
              <dc:creator>Peter Camilleri</dc:creator>
              <dc:date>2015-04-25T17:39:00</dc:date>
            </office:change-info>
          </text:insertion>
        </text:changed-region>
        <text:changed-region xml:id="ct215006560" text:id="ct215006560">
          <text:deletion>
            <office:change-info>
              <dc:creator>Peter Camilleri</dc:creator>
              <dc:date>2015-04-25T23:25:00</dc:date>
            </office:change-info>
            <text:p text:style-name="Text_20_body"/>
            <text:p text:style-name="Text_20_body">&gt;=</text:p>
          </text:deletion>
        </text:changed-region>
        <text:changed-region xml:id="ct215006664" text:id="ct215006664">
          <text:insertion>
            <office:change-info>
              <dc:creator>Peter Camilleri</dc:creator>
              <dc:date>2015-04-25T17:39:00</dc:date>
            </office:change-info>
          </text:insertion>
        </text:changed-region>
        <text:changed-region xml:id="ct215006768" text:id="ct215006768">
          <text:insertion>
            <office:change-info>
              <dc:creator>Peter Camilleri</dc:creator>
              <dc:date>2015-04-25T17:39:00</dc:date>
            </office:change-info>
          </text:insertion>
        </text:changed-region>
        <text:changed-region xml:id="ct215006872" text:id="ct215006872">
          <text:insertion>
            <office:change-info>
              <dc:creator>Peter Camilleri</dc:creator>
              <dc:date>2015-04-25T17:39:00</dc:date>
            </office:change-info>
          </text:insertion>
        </text:changed-region>
        <text:changed-region xml:id="ct215006976" text:id="ct215006976">
          <text:insertion>
            <office:change-info>
              <dc:creator>Peter Camilleri</dc:creator>
              <dc:date>2015-04-25T17:39:00</dc:date>
            </office:change-info>
          </text:insertion>
        </text:changed-region>
        <text:changed-region xml:id="ct215007080" text:id="ct215007080">
          <text:insertion>
            <office:change-info>
              <dc:creator>Peter Camilleri</dc:creator>
              <dc:date>2015-04-25T17:39:00</dc:date>
            </office:change-info>
          </text:insertion>
        </text:changed-region>
        <text:changed-region xml:id="ct215007184" text:id="ct215007184">
          <text:deletion>
            <office:change-info>
              <dc:creator>Peter Camilleri</dc:creator>
              <dc:date>2015-04-25T23:25:00</dc:date>
            </office:change-info>
            <text:p text:style-name="Text_20_body"/>
            <text:p text:style-name="Text_20_body">mod</text:p>
          </text:deletion>
        </text:changed-region>
        <text:changed-region xml:id="ct215007288" text:id="ct215007288">
          <text:insertion>
            <office:change-info>
              <dc:creator>Peter Camilleri</dc:creator>
              <dc:date>2015-04-25T17:39:00</dc:date>
            </office:change-info>
          </text:insertion>
        </text:changed-region>
        <text:changed-region xml:id="ct215007472" text:id="ct215007472">
          <text:insertion>
            <office:change-info>
              <dc:creator>Peter Camilleri</dc:creator>
              <dc:date>2015-04-25T17:39:00</dc:date>
            </office:change-info>
          </text:insertion>
        </text:changed-region>
        <text:changed-region xml:id="ct215007576" text:id="ct215007576">
          <text:insertion>
            <office:change-info>
              <dc:creator>Peter Camilleri</dc:creator>
              <dc:date>2015-04-25T17:39:00</dc:date>
            </office:change-info>
          </text:insertion>
        </text:changed-region>
        <text:changed-region xml:id="ct215007680" text:id="ct215007680">
          <text:insertion>
            <office:change-info>
              <dc:creator>Peter Camilleri</dc:creator>
              <dc:date>2015-04-25T17:39:00</dc:date>
            </office:change-info>
          </text:insertion>
        </text:changed-region>
        <text:changed-region xml:id="ct215007784" text:id="ct215007784">
          <text:deletion>
            <office:change-info>
              <dc:creator>Peter Camilleri</dc:creator>
              <dc:date>2015-04-25T23:25:00</dc:date>
            </office:change-info>
            <text:p text:style-name="Text_20_body"/>
            <text:p text:style-name="Text_20_body">neg</text:p>
          </text:deletion>
        </text:changed-region>
        <text:changed-region xml:id="ct215007888" text:id="ct215007888">
          <text:insertion>
            <office:change-info>
              <dc:creator>Peter Camilleri</dc:creator>
              <dc:date>2015-04-25T17:39:00</dc:date>
            </office:change-info>
          </text:insertion>
        </text:changed-region>
        <text:changed-region xml:id="ct215007992" text:id="ct215007992">
          <text:insertion>
            <office:change-info>
              <dc:creator>Peter Camilleri</dc:creator>
              <dc:date>2015-04-25T17:39:00</dc:date>
            </office:change-info>
          </text:insertion>
        </text:changed-region>
        <text:changed-region xml:id="ct215008096" text:id="ct215008096">
          <text:insertion>
            <office:change-info>
              <dc:creator>Peter Camilleri</dc:creator>
              <dc:date>2015-04-25T17:39:00</dc:date>
            </office:change-info>
          </text:insertion>
        </text:changed-region>
        <text:changed-region xml:id="ct215008200" text:id="ct215008200">
          <text:insertion>
            <office:change-info>
              <dc:creator>Peter Camilleri</dc:creator>
              <dc:date>2015-04-25T17:39:00</dc:date>
            </office:change-info>
          </text:insertion>
        </text:changed-region>
        <text:changed-region xml:id="ct215008304" text:id="ct2150083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ext_20_body"/>
      <text:p text:style-name="Text_20_body"/>
      <text:p text:style-name="Text_20_body"/>
      <text:p text:style-name="P47">The fOOrth User's Guide</text:p>
      <text:p text:style-name="Subtitle">An RPN, object oriented language that is not FORTH.</text:p>
      <text:p text:style-name="Subtitle">by Peter Camilleri </text:p>
      <text:p text:style-name="Text_20_body"/>
      <text:p text:style-name="P5">Last Update: May 2, 2015</text:p>
      <text:p text:style-name="P5">Covering fOOrth version 0.0.3</text:p>
      <text:p text:style-name="P5">Status: Unpublished.</text:p>
      <text:p text:style-name="Text_20_body"/>
      <text:p text:style-name="Text_20_body"/>
      <text:p text:style-name="Text_20_body"/>
      <text:p text:style-name="P57"/>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5">Table of Contents</text:p>
          </text:index-title>
          <text:p text:style-name="P66">The MIT License (MIT).<text:tab/>5</text:p>
          <text:p text:style-name="P66">Introduction<text:tab/>6</text:p>
          <text:p text:style-name="P67">About the name fOOrth<text:tab/>6</text:p>
          <text:p text:style-name="P67">How fOOrth came to be<text:tab/>6</text:p>
          <text:p text:style-name="P67">Goals and Principles<text:tab/>7</text:p>
          <text:p text:style-name="P67">Report Card<text:tab/>8</text:p>
          <text:p text:style-name="P67">Special Note of Thanks<text:tab/>8</text:p>
          <text:p text:style-name="P66">Installation<text:tab/>10</text:p>
          <text:p text:style-name="P67">Ruby<text:tab/>10</text:p>
          <text:p text:style-name="P67">fOOrth<text:tab/>10</text:p>
          <text:p text:style-name="P67">Running fOOrth<text:tab/>11</text:p>
          <text:p text:style-name="P67">Testing<text:tab/>11</text:p>
          <text:p text:style-name="P67">Source Archive<text:tab/>12</text:p>
          <text:p text:style-name="P66">First Steps<text:tab/>13</text:p>
          <text:p text:style-name="P66">The Syntax and Style of fOOrth<text:tab/>15</text:p>
          <text:p text:style-name="P67">Syntax<text:tab/>15</text:p>
          <text:p text:style-name="P67">Spaces<text:tab/>15</text:p>
          <text:p text:style-name="P67">Comments<text:tab/>15</text:p>
          <text:p text:style-name="P67">String Literals<text:tab/>15</text:p>
          <text:p text:style-name="P67">Numeric Literals<text:tab/>16</text:p>
          <text:p text:style-name="P66">A fOOrth Calculator<text:tab/>17</text:p>
          <text:p text:style-name="P67">The Basics<text:tab/>17</text:p>
          <text:p text:style-name="P67">Stack Manipulation<text:tab/>18</text:p>
          <text:p text:style-name="P67">Programming<text:tab/>20</text:p>
          <text:p text:style-name="P67">Control Structures<text:tab/>21</text:p>
          <text:p text:style-name="P67">Data Memory<text:tab/>25</text:p>
          <text:p text:style-name="P66">Data Storage in fOOrth<text:tab/>26</text:p>
          <text:p text:style-name="P67">Typing<text:tab/>26</text:p>
          <text:p text:style-name="P67">Declarations<text:tab/>26</text:p>
          <text:p text:style-name="P67">Scoping<text:tab/>26</text:p>
          <text:p text:style-name="P67">Referencing<text:tab/>27</text:p>
          <text:p text:style-name="P67">Mutation<text:tab/>28</text:p>
          <text:p text:style-name="P66">Cloning Data<text:tab/>30</text:p>
          <text:p text:style-name="P67">Deep vs Shallow Copy<text:tab/>30</text:p>
          <text:p text:style-name="P67">Permissive Copying<text:tab/>32</text:p>
          <text:p text:style-name="P66">Handling Exceptions<text:tab/>34</text:p>
          <text:p text:style-name="P67">The Nature of Exceptions in fOOrth<text:tab/>34</text:p>
          <text:p text:style-name="P67">Handling Errors<text:tab/>34</text:p>
          <text:p text:style-name="P67">Generating Errors<text:tab/>39</text:p>
          <text:p text:style-name="P67">fOOrth Native Exception Codes:<text:tab/>40</text:p>
          <text:p text:style-name="P67">Application Error Codes:<text:tab/>41</text:p>
          <text:p text:style-name="P67">Ruby Mapped Exception Codes:<text:tab/>41</text:p>
          <text:p text:style-name="P66">The Class Tree<text:tab/>47</text:p>
          <text:p text:style-name="P67">A Brief Overview of Key OO Concepts<text:tab/>47</text:p>
          <text:p text:style-name="P67">Classes<text:tab/>47</text:p>
          <text:p text:style-name="P67">Inheritance<text:tab/>48</text:p>
          <text:p text:style-name="P67">Methods<text:tab/>48</text:p>
          <text:p text:style-name="P67">Late Binding and Polymorphism<text:tab/>48</text:p>
          <text:p text:style-name="P67">Prototypes<text:tab/>48</text:p>
          <text:p text:style-name="P66">Method Mapping<text:tab/>49</text:p>
          <text:p text:style-name="P67">Exploring the mapping system<text:tab/>49</text:p>
          <text:p text:style-name="P66">Context<text:tab/>51</text:p>
          <text:p text:style-name="P67">Exploring Context<text:tab/>51</text:p>
          <text:p text:style-name="P66">Routing<text:tab/>53</text:p>
          <text:p text:style-name="P67">Virtual Machine Methods<text:tab/>53</text:p>
          <text:p text:style-name="P67">Shared Methods<text:tab/>53</text:p>
          <text:p text:style-name="P67">Exclusive Methods<text:tab/>54</text:p>
          <text:p text:style-name="P67">Shared Stub Methods<text:tab/>54</text:p>
          <text:p text:style-name="P67">Exclusive Stub Methods<text:tab/>55</text:p>
          <text:p text:style-name="P67">Local Methods<text:tab/>55</text:p>
          <text:p text:style-name="P67">Routing Internals<text:tab/>55</text:p>
          <text:p text:style-name="P66">Self<text:tab/>58</text:p>
          <text:p text:style-name="P67">Applying Self<text:tab/>58</text:p>
          <text:p text:style-name="P67">Changing Self<text:tab/>59</text:p>
          <text:p text:style-name="P66">Boolean Data<text:tab/>60</text:p>
          <text:p text:style-name="P67">What values represent true and false<text:tab/>60</text:p>
          <text:p text:style-name="P67">Processing Boolean Data<text:tab/>60</text:p>
          <text:p text:style-name="P67">Boolean Constants<text:tab/>60</text:p>
          <text:p text:style-name="P66">Numeric Data<text:tab/>61</text:p>
          <text:p text:style-name="P66">Array<text:tab/>62</text:p>
          <text:p text:style-name="P67">Array Literals<text:tab/>62</text:p>
          <text:p text:style-name="P67">Class Methods<text:tab/>63</text:p>
          <text:p text:style-name="P67">Instance Methods<text:tab/>64</text:p>
          <text:p text:style-name="P67">See Also<text:tab/>72</text:p>
          <text:p text:style-name="P66">Class<text:tab/>73</text:p>
          <text:p text:style-name="P67">Instance Methods<text:tab/>73</text:p>
          <text:p text:style-name="P67">Commands<text:tab/>74</text:p>
          <text:p text:style-name="P67">See Also<text:tab/>75</text:p>
          <text:p text:style-name="P66">Complex<text:tab/>76</text:p>
          <text:p text:style-name="P67">Complex Literals<text:tab/>76</text:p>
          <text:p text:style-name="P67">Instance Methods<text:tab/>77</text:p>
          <text:p text:style-name="P67">Instance Stubs<text:tab/>77</text:p>
          <text:p text:style-name="P67">See Also<text:tab/>78</text:p>
          <text:p text:style-name="P66">FalseClass<text:tab/>79</text:p>
          <text:p text:style-name="P67"><text:soft-page-break/>FalseClass Literals<text:tab/>79</text:p>
          <text:p text:style-name="P67">Instance Methods<text:tab/>79</text:p>
          <text:p text:style-name="P67">See Also<text:tab/>80</text:p>
          <text:p text:style-name="P66">Float<text:tab/>81</text:p>
          <text:p text:style-name="P67">Float Literals<text:tab/>81</text:p>
          <text:p text:style-name="P67">See Also<text:tab/>81</text:p>
          <text:p text:style-name="P66">Hash<text:tab/>82</text:p>
          <text:p text:style-name="P67">Hash Literals<text:tab/>82</text:p>
          <text:p text:style-name="P67">Instance Methods<text:tab/>82</text:p>
          <text:p text:style-name="P67">See Also<text:tab/>84</text:p>
          <text:p text:style-name="P66">InStream<text:tab/>85</text:p>
          <text:p text:style-name="P67">Class Methods<text:tab/>85</text:p>
          <text:p text:style-name="P67">Instance Methods<text:tab/>86</text:p>
          <text:p text:style-name="P67">Class Stubs<text:tab/>87</text:p>
          <text:p text:style-name="P67">See Also<text:tab/>87</text:p>
          <text:p text:style-name="P66">Integer<text:tab/>88</text:p>
          <text:p text:style-name="P67">Integer Literals<text:tab/>88</text:p>
          <text:p text:style-name="P67">Instance Methods<text:tab/>88</text:p>
          <text:p text:style-name="P67">See Also<text:tab/>92</text:p>
          <text:p text:style-name="P66">NilClass<text:tab/>93</text:p>
          <text:p text:style-name="P67">NilClass Literals<text:tab/>93</text:p>
          <text:p text:style-name="P67">Instance Methods<text:tab/>93</text:p>
          <text:p text:style-name="P67">See Also<text:tab/>94</text:p>
          <text:p text:style-name="P66">Numeric<text:tab/>95</text:p>
          <text:p text:style-name="P67">Special Numeric Values<text:tab/>95</text:p>
          <text:p text:style-name="P67">Instance Methods<text:tab/>96</text:p>
          <text:p text:style-name="P67">See Also<text:tab/>116</text:p>
          <text:p text:style-name="P66">Object<text:tab/>117</text:p>
          <text:p text:style-name="P67">Instance Methods<text:tab/>117</text:p>
          <text:p text:style-name="P67">Commands<text:tab/>128</text:p>
          <text:p text:style-name="P67">See Also<text:tab/>128</text:p>
          <text:p text:style-name="P66">OutStream<text:tab/>129</text:p>
          <text:p text:style-name="P67">Class Methods<text:tab/>129</text:p>
          <text:p text:style-name="P67">Instance Methods<text:tab/>130</text:p>
          <text:p text:style-name="P67">Class Stubs<text:tab/>133</text:p>
          <text:p text:style-name="P67">See Also<text:tab/>133</text:p>
          <text:p text:style-name="P66">Procedure<text:tab/>134</text:p>
          <text:p text:style-name="P67">Procedure Literals<text:tab/>134</text:p>
          <text:p text:style-name="P67">Instance Methods<text:tab/>134</text:p>
          <text:p text:style-name="P67">See Also<text:tab/>135</text:p>
          <text:p text:style-name="P66">Queue<text:tab/>136</text:p>
          <text:p text:style-name="P67">Instance Methods<text:tab/>136</text:p>
          <text:p text:style-name="P67">See Also<text:tab/>137</text:p>
          <text:p text:style-name="P66">Rational<text:tab/>138</text:p>
          <text:p text:style-name="P67">Rational Literals<text:tab/>138</text:p>
          <text:p text:style-name="P67">Instance Methods<text:tab/>138</text:p>
          <text:p text:style-name="P67">See Also<text:tab/>139</text:p>
          <text:p text:style-name="P66">Stack<text:tab/>140</text:p>
          <text:p text:style-name="P67">Instance Methods<text:tab/>140</text:p>
          <text:p text:style-name="P67">See Also<text:tab/>141</text:p>
          <text:p text:style-name="P66">String<text:tab/>142</text:p>
          <text:p text:style-name="P67">String Literals<text:tab/>142</text:p>
          <text:p text:style-name="P67">Format Strings<text:tab/>143</text:p>
          <text:p text:style-name="P67">Instance Methods<text:tab/>146</text:p>
          <text:p text:style-name="P67">See Also<text:tab/>158</text:p>
          <text:p text:style-name="P66">Thread<text:tab/>159</text:p>
          <text:p text:style-name="P67">Class Methods<text:tab/>159</text:p>
          <text:p text:style-name="P67">Instance Methods<text:tab/>160</text:p>
          <text:p text:style-name="P67">See Also<text:tab/>160</text:p>
          <text:p text:style-name="P66">TrueClass<text:tab/>161</text:p>
          <text:p text:style-name="P67">TrueClass Literals<text:tab/>161</text:p>
          <text:p text:style-name="P67">See Also<text:tab/>161</text:p>
          <text:p text:style-name="P66">VirtualMachine<text:tab/>162</text:p>
          <text:p text:style-name="P67">Instance Methods<text:tab/>162</text:p>
          <text:p text:style-name="P67">Commands<text:tab/>167</text:p>
          <text:p text:style-name="P67">See Also<text:tab/>168</text:p>
          <text:p text:style-name="P66">Appendix A – Symbol Glossary<text:tab/>169</text:p>
          <text:p text:style-name="P66">Appendix B – Regular Expressions<text:tab/>171</text:p>
          <text:p text:style-name="P66">Edit History:<text:tab/>175</text:p>
        </text:index-body>
      </text:table-of-content>
      <text:p text:style-name="Text_20_body"/>
      <text:h text:style-name="P6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3" text:outline-level="1">Introduction</text:h>
      <text:h text:style-name="Heading_20_2" text:outline-level="2">About the name fOOrth</text:h>
      <text:p text:style-name="Standard"/>
      <text:p text:style-name="P50">The name of programming language fOOrth is an example of a malamanteau<text:note text:id="ftn1" text:note-class="footnote"><text:note-citation>1</text:note-citation><text:note-body><text:p text:style-name="P4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109080026937232480" text:style-name="L1">
        <text:list-item>
          <text:p text:style-name="P71">A Simple, Easy-to-Understand syntax that is none the less, Expressive and Compact:</text:p>
        </text:list-item>
      </text:list>
      <text:list xml:id="list4191228590154545506" text:style-name="L2">
        <text:list-item>
          <text:list>
            <text:list-item>
              <text:p text:style-name="P72">Source code in fOOrth is free-form with no line oriented limitations or rules.</text:p>
            </text:list-item>
            <text:list-item>
              <text:p text:style-name="P72">Support is given to the easy representation of common literal data such as strings, integers, floating point numbers, rational numbers, and complex numbers.</text:p>
            </text:list-item>
          </text:list>
        </text:list-item>
      </text:list>
      <text:list xml:id="list34565339" text:continue-list="list3109080026937232480" text:style-name="L1">
        <text:list-item>
          <text:p text:style-name="P71">Safe Data and Data Structures:</text:p>
        </text:list-item>
      </text:list>
      <text:list xml:id="list3157607163940192284" text:style-name="L3">
        <text:list-item>
          <text:list>
            <text:list-item>
              <text:p text:style-name="P73">Simple, reliable arithmetic. In fOOrth, integer operations never overflow. Rational values can be represented exactly, complex numbers are supported, and conversions between numeric types are simple.</text:p>
            </text:list-item>
            <text:list-item>
              <text:p text:style-name="P73"><text:soft-page-break/>Strings grow as needed without the need to allocate space or worry about overflow.</text:p>
            </text:list-item>
            <text:list-item>
              <text:p text:style-name="P73">Data containers such as arrays and hashes grow as needed. Out of range subscripts cannot access undefined memory regions. </text:p>
            </text:list-item>
          </text:list>
        </text:list-item>
      </text:list>
      <text:list xml:id="list34579283" text:continue-list="list34565339" text:style-name="L1">
        <text:list-item>
          <text:p text:style-name="P71">Message Passing:</text:p>
        </text:list-item>
      </text:list>
      <text:list xml:id="list6950118921112740331" text:style-name="L4">
        <text:list-item>
          <text:list>
            <text:list-item>
              <text:p text:style-name="P90">In fOOrth all actions take the form of messages sent to a receiver.</text:p>
            </text:list-item>
            <text:list-item>
              <text:p text:style-name="P90">The routing of messages is specified by the exact type of the message.</text:p>
            </text:list-item>
            <text:list-item>
              <text:p text:style-name="P90">Message receivers include data items on the stack as well as the virtual machine object associated with the current thread of execution.</text:p>
            </text:list-item>
            <text:list-item>
              <text:p text:style-name="P90">Messages for which no routing specification can be found, generate an error at compile time.</text:p>
            </text:list-item>
          </text:list>
        </text:list-item>
      </text:list>
      <text:list xml:id="list34580373" text:continue-list="list34579283" text:style-name="L1">
        <text:list-item>
          <text:p text:style-name="P71">Object Oriented Design:</text:p>
        </text:list-item>
      </text:list>
      <text:list xml:id="list769771180540700963" text:style-name="L5">
        <text:list-item>
          <text:list>
            <text:list-item>
              <text:p text:style-name="P74">Support class based inheritance, with a non-cyclic (single inheritance) tree derived from a common base Object class.</text:p>
            </text:list-item>
            <text:list-item>
              <text:p text:style-name="P91">Support late binding and polymorphism through message interface compatibility or “duck” typing.</text:p>
            </text:list-item>
          </text:list>
        </text:list-item>
      </text:list>
      <text:list xml:id="list34576259" text:continue-list="list34580373" text:style-name="L1">
        <text:list-item>
          <text:p text:style-name="P71">Meta programming: </text:p>
        </text:list-item>
      </text:list>
      <text:list xml:id="list7548485066402808099" text:style-name="L6">
        <text:list-item>
          <text:list>
            <text:list-item>
              <text:p text:style-name="P92">Support extensible language constructs by making the compiler an accessible part of the system.</text:p>
            </text:list-item>
          </text:list>
        </text:list-item>
      </text:list>
      <text:list xml:id="list34584204" text:continue-list="list34576259" text:style-name="L1">
        <text:list-item>
          <text:p text:style-name="P71">Reliability:</text:p>
        </text:list-item>
      </text:list>
      <text:list xml:id="list5865717350705742825" text:style-name="L7">
        <text:list-item>
          <text:list>
            <text:list-item>
              <text:p text:style-name="P93">Errors should be detected as soon as possible. </text:p>
            </text:list-item>
            <text:list-item>
              <text:p text:style-name="P93">Language constructs should not be designed in a way that causes simple coding errors to spin off into infinite loops. </text:p>
            </text:list-item>
          </text:list>
        </text:list-item>
      </text:list>
      <text:list xml:id="list34577959" text:continue-list="list34584204" text:style-name="L1">
        <text:list-item>
          <text:p text:style-name="P75">Building on the host language:</text:p>
        </text:list-item>
      </text:list>
      <text:list xml:id="list6454230985399608924" text:style-name="L8">
        <text:list-item>
          <text:list>
            <text:list-item>
              <text:p text:style-name="P7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45534672"/>Thanks<text:alphabetical-index-mark-end text:id="IMark14553467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88587681245307712" text:style-name="L9">
        <text:list-item>
          <text:p text:style-name="P94">ruby 1.9.3p484 (2013-11-22) [i386-mingw32]</text:p>
        </text:list-item>
        <text:list-item>
          <text:p text:style-name="P94">ruby 2.1.5p273 (2014-11-13 revision 48405) [i386-mingw32]</text:p>
        </text:list-item>
        <text:list-item>
          <text:p text:style-name="P94">Rubinius – to be tested!</text:p>
        </text:list-item>
        <text:list-item>
          <text:p text:style-name="P9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0">Once fOOrth is installed, there are several options for running the language environment. These are:</text:p>
      <text:p text:style-name="P50"/>
      <text:h text:style-name="Heading_20_3" text:outline-level="3"><text:alphabetical-index-mark-start text:id="IMark145534672"/>Rake<text:alphabetical-index-mark-end text:id="IMark145534672"/>:</text:h>
      <text:p text:style-name="P5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5534672"/>Demo.rb<text:alphabetical-index-mark-end text:id="IMark1455346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5534672"/>Testing<text:alphabetical-index-mark-end text:id="IMark1455346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5534672"/>Known Issues<text:alphabetical-index-mark-end text:id="IMark1455346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5534672"/>Archive<text:alphabetical-index-mark-end text:id="IMark1455346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text:p>
          </table:table-cell>
          <table:table-cell table:style-name="Table1.E1" office:value-type="string">
            <text:p text:style-name="P15">.</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5">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5">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3039032"/>F10:<text:change-end text:change-id="ct213039032"/><text:change-start text:change-id="ct213039136"/> <text:change-end text:change-id="ct21303913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5565996"/>drop<text:alphabetical-index-mark-end text:id="IMark145565996"/>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45565996"/>dup<text:alphabetical-index-mark-end text:id="IMark145565996"/>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3">&gt;</text:p>
          </table:table-cell>
        </table:table-row>
        <table:table-row table:style-name="Table54.1">
          <table:table-cell table:style-name="Table54.A2" office:value-type="string">
            <text:p text:style-name="P2"><text:alphabetical-index-mark-start text:id="IMark145565996"/>nip<text:alphabetical-index-mark-end text:id="IMark145565996"/>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45565996"/>over<text:alphabetical-index-mark-end text:id="IMark145565996"/>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5565996"/>pick<text:alphabetical-index-mark-end text:id="IMark145565996"/>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5565996"/>swap<text:alphabetical-index-mark-end text:id="IMark145565996"/>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3">&gt;</text:p>
          </table:table-cell>
        </table:table-row>
        <table:table-row table:style-name="Table54.1">
          <table:table-cell table:style-name="Table54.A2" office:value-type="string">
            <text:p text:style-name="P2"><text:alphabetical-index-mark-start text:id="IMark145565996"/>tuck<text:alphabetical-index-mark-end text:id="IMark145565996"/>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159901662528310953" text:style-name="L10">
        <text:list-item>
          <text:p text:style-name="P77">To store return addresses for word calls. In fOOrth this is handled by the Ruby virtual machine.</text:p>
        </text:list-item>
        <text:list-item>
          <text:p text:style-name="P77">To store context for control structures. In fOOrth the context mechanism provides for a far richer and more reliable set of control, compile, and data structures.</text:p>
        </text:list-item>
        <text:list-item>
          <text:p text:style-name="P7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5531072"/>if<text:alphabetical-index-mark-end text:id="IMark14553107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5531072"/>else<text:alphabetical-index-mark-end text:id="IMark145531072"/>” and “<text:alphabetical-index-mark-start text:id="IMark145531120"/>then<text:alphabetical-index-mark-end text:id="IMark1455311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5531120"/>switch<text:alphabetical-index-mark-end text:id="IMark14553112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45531120"/>do<text:alphabetical-index-mark-end text:id="IMark14553112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45531120"/>loop<text:alphabetical-index-mark-end text:id="IMark145531120"/>” commands mark the boundaries of the loop; The “<text:alphabetical-index-mark-start text:id="IMark145531072"/>i<text:alphabetical-index-mark-end text:id="IMark145531072"/>” command is used to retrieve the current loop counter value. For nested loops, the “<text:alphabetical-index-mark-start text:id="IMark145567580"/>j<text:alphabetical-index-mark-end text:id="IMark145567580"/>” command retrieves the value of the outer loops counter value. <text:s/>By default, the “loop” command adds one to the loop value. For more flexible looping, the “<text:alphabetical-index-mark-start text:id="IMark145531024"/>+loop<text:alphabetical-index-mark-end text:id="IMark1455310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5531024"/>-i<text:alphabetical-index-mark-end text:id="IMark145531024"/> and <text:alphabetical-index-mark-start text:id="IMark145567580"/>-j<text:alphabetical-index-mark-end text:id="IMark14556758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5567580"/>begin<text:alphabetical-index-mark-end text:id="IMark14556758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150737056777081043" text:style-name="L11">
        <text:list-item>
          <text:p text:style-name="P78">begin … <text:alphabetical-index-mark-start text:id="IMark145531072"/>until<text:alphabetical-index-mark-end text:id="IMark145531072"/> – loops until the top of stack is true.</text:p>
        </text:list-item>
        <text:list-item>
          <text:p text:style-name="P78">begin … <text:alphabetical-index-mark-start text:id="IMark145567580"/>again<text:alphabetical-index-mark-end text:id="IMark145567580"/> – loops indefinitely </text:p>
        </text:list-item>
        <text:list-item>
          <text:p text:style-name="P78">begin … <text:alphabetical-index-mark-start text:id="IMark145531072"/>repeat<text:alphabetical-index-mark-end text:id="IMark1455310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5531072"/>Typing<text:alphabetical-index-mark-end text:id="IMark1455310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5531072"/>Duck Typing<text:alphabetical-index-mark-end text:id="IMark14553107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5531072"/>Declarations<text:alphabetical-index-mark-end text:id="IMark1455310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5531072"/>Scoping<text:alphabetical-index-mark-end text:id="IMark1455310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5531072"/><text:span text:style-name="T7">val:</text:span><text:alphabetical-index-mark-end text:id="IMark145531072"/> and <text:alphabetical-index-mark-start text:id="IMark145531024"/><text:span text:style-name="T7">var:</text:span><text:alphabetical-index-mark-end text:id="IMark145531024"/></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5531024"/><text:span text:style-name="T7">.init</text:span><text:alphabetical-index-mark-end text:id="IMark145531024"/> method being the most popular since it is called to initialize a new instance of the object.</text:p>
      <text:p text:style-name="P1">Methods: <text:alphabetical-index-mark-start text:id="IMark145531024"/><text:span text:style-name="T7">val@:</text:span><text:alphabetical-index-mark-end text:id="IMark145531024"/> and <text:alphabetical-index-mark-start text:id="IMark145531072"/><text:span text:style-name="T7">var@:</text:span><text:alphabetical-index-mark-end text:id="IMark145531072"/></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5531072"/><text:span text:style-name="T7">val#:</text:span><text:alphabetical-index-mark-end text:id="IMark145531072"/> and <text:alphabetical-index-mark-start text:id="IMark145531024"/><text:span text:style-name="T7">var#:</text:span><text:alphabetical-index-mark-end text:id="IMark14553102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5531024"/><text:span text:style-name="T7">val$:</text:span><text:alphabetical-index-mark-end text:id="IMark145531024"/> and <text:alphabetical-index-mark-start text:id="IMark145531072"/><text:span text:style-name="T7">var$:</text:span><text:alphabetical-index-mark-end text:id="IMark145531072"/></text:p>
      <text:p text:style-name="P1">Regex for valid local variable names: <text:span text:style-name="T7">/^\$[a-z][a-z0-9_]*$/</text:span></text:p>
      <text:p text:style-name="Text_20_body">Notes:</text:p>
      <text:p text:style-name="Text_20_body"/>
      <text:h text:style-name="Heading_20_2" text:outline-level="2"><text:alphabetical-index-mark-start text:id="IMark145531072"/>Referencing<text:alphabetical-index-mark-end text:id="IMark1455310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5531072"/>Mutation<text:alphabetical-index-mark-end text:id="IMark14553107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5">Method</text:p>
          </table:table-cell>
          <table:table-cell table:style-name="Table57.B1" office:value-type="string">
            <text:p text:style-name="P15">Stack Before</text:p>
          </table:table-cell>
          <table:table-cell table:style-name="Table57.B1" office:value-type="string">
            <text:p text:style-name="P15">Stack After</text:p>
          </table:table-cell>
          <table:table-cell table:style-name="Table57.A1" office:value-type="string">
            <text:p text:style-name="P17">Description</text:p>
          </table:table-cell>
          <table:table-cell table:style-name="Table57.A1" office:value-type="string">
            <text:p text:style-name="P15">Time Used</text:p>
          </table:table-cell>
          <table:table-cell table:style-name="Table57.F1" office:value-type="string">
            <text:p text:style-name="P15">Copy Depth</text:p>
          </table:table-cell>
        </table:table-row>
        <table:table-row>
          <table:table-cell table:style-name="Table57.A2" office:value-type="string">
            <text:p text:style-name="P24"><text:alphabetical-index-mark-start text:id="IMark145565996"/>dup<text:alphabetical-index-mark-end text:id="IMark145565996"/></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145565996"/>copy<text:alphabetical-index-mark-end text:id="IMark145565996"/></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45565996"/>.copy<text:alphabetical-index-mark-end text:id="IMark145565996"/></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4"><text:alphabetical-index-mark-start text:id="IMark145565996"/>clone<text:alphabetical-index-mark-end text:id="IMark145565996"/></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45565996"/>.clone<text:alphabetical-index-mark-end text:id="IMark145565996"/></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46589574184649155" text:style-name="L12">
        <text:list-item>
          <text:p text:style-name="P95">No Copying</text:p>
        </text:list-item>
        <text:list-item>
          <text:p text:style-name="P95">Shallow Copying</text:p>
        </text:list-item>
        <text:list-item>
          <text:p text:style-name="P9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5531072"/>.clone_exclude<text:alphabetical-index-mark-end text:id="IMark1455310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3322080"/>try<text:alphabetical-index-mark-end text:id="IMark203322080"/> block</text:h>
      <text:p text:style-name="P1">The bare basics of an exception handled code block is:</text:p>
      <text:p text:style-name="Code"/>
      <text:p text:style-name="Code">try (dangerous code here) <text:alphabetical-index-mark-start text:id="IMark203322080"/>catch<text:alphabetical-index-mark-end text:id="IMark203322080"/>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3322080"/>?"<text:alphabetical-index-mark-end text:id="IMark20332208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3322080"/>bounce<text:alphabetical-index-mark-end text:id="IMark20332208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03322080"/>bounce<text:alphabetical-index-mark-end text:id="IMark20332208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3322080"/>finally<text:alphabetical-index-mark-end text:id="IMark20332208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3322080"/>try<text:alphabetical-index-mark-end text:id="IMark203322080"/></text:p>
      <text:p text:style-name="Code"><text:s text:c="2"/>(dangerous code)</text:p>
      <text:p text:style-name="Code">(optional) <text:alphabetical-index-mark-start text:id="IMark203322080"/>catch<text:alphabetical-index-mark-end text:id="IMark203322080"/></text:p>
      <text:p text:style-name="Code"><text:s text:c="2"/>(exception handler with optional <text:alphabetical-index-mark-start text:id="IMark203322080"/>?"<text:alphabetical-index-mark-end text:id="IMark203322080"/>Exx" and <text:alphabetical-index-mark-start text:id="IMark145531072"/>bounce<text:alphabetical-index-mark-end text:id="IMark145531072"/>)</text:p>
      <text:p text:style-name="Code">(optional) <text:alphabetical-index-mark-start text:id="IMark145531072"/>finally<text:alphabetical-index-mark-end text:id="IMark14553107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5455192"/>throw"<text:alphabetical-index-mark-end text:id="IMark145455192"/>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5455192"/>.throw<text:alphabetical-index-mark-end text:id="IMark145455192"/></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2">Object</text:p>
      <text:p text:style-name="P52"><text:tab/>Array</text:p>
      <text:p text:style-name="P52"><text:tab/>Class</text:p>
      <text:p text:style-name="P52"><text:tab/>FalseClass</text:p>
      <text:p text:style-name="P52"><text:tab/>Hash</text:p>
      <text:p text:style-name="P52"><text:tab/>InStream</text:p>
      <text:p text:style-name="P52"><text:tab/>NilClass</text:p>
      <text:p text:style-name="P52"><text:tab/>Numeric</text:p>
      <text:p text:style-name="P52"><text:tab/><text:tab/>Complex</text:p>
      <text:p text:style-name="P52"><text:tab/><text:tab/>Float</text:p>
      <text:p text:style-name="P52"><text:tab/><text:tab/>Integer</text:p>
      <text:p text:style-name="P52"><text:tab/><text:tab/><text:tab/>Bignum</text:p>
      <text:p text:style-name="P52"><text:tab/><text:tab/><text:tab/>Fixnum</text:p>
      <text:p text:style-name="P52"><text:tab/><text:tab/>Rational</text:p>
      <text:p text:style-name="P52"><text:tab/>OutStream</text:p>
      <text:p text:style-name="P52"><text:tab/>Procedure</text:p>
      <text:p text:style-name="P52"><text:tab/>Queue</text:p>
      <text:p text:style-name="P52"><text:tab/>String</text:p>
      <text:p text:style-name="P52"><text:tab/>Thread</text:p>
      <text:p text:style-name="P52"><text:tab/>TrueClass</text:p>
      <text:p text:style-name="P52"><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5427380"/>Classes<text:alphabetical-index-mark-end text:id="IMark14542738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5427380"/>Inheritance<text:alphabetical-index-mark-end text:id="IMark14542738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5427380"/>Methods<text:alphabetical-index-mark-end text:id="IMark145427380"/></text:h>
      <text:p text:style-name="P1">All code in fOOrth is contained in methods. A method is a fragment of code that an object uses to respond to a message that has been sent to that object. In fOOrth there are three sorts of methods:</text:p>
      <text:list xml:id="list8461150147177478158" text:style-name="L13">
        <text:list-item>
          <text:p text:style-name="P79">Shared: Methods that are common to all instances of the class that contains them.</text:p>
        </text:list-item>
        <text:list-item>
          <text:p text:style-name="P79">Exclusive: Methods that are defined for one and only one object (and all of its clones that are created <text:span text:style-name="T2">after</text:span> the exclusive method is defined.).</text:p>
        </text:list-item>
        <text:list-item>
          <text:p text:style-name="P79">Local: Methods that are created in a context and are accessible only in that context. When the context concludes, these methods are no longer accessible.</text:p>
        </text:list-item>
      </text:list>
      <text:h text:style-name="Heading_20_2" text:outline-level="2"><text:alphabetical-index-mark-start text:id="IMark145455144"/>Late Binding<text:alphabetical-index-mark-end text:id="IMark145455144"/> and <text:alphabetical-index-mark-start text:id="IMark145455192"/>Polymorphism<text:alphabetical-index-mark-end text:id="IMark145455192"/></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5455192"/>Prototypes<text:alphabetical-index-mark-end text:id="IMark145455192"/></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5455192"/>Method Mapping<text:alphabetical-index-mark-end text:id="IMark1454551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307027576225347486" text:style-name="L14">
        <text:list-item>
          <text:p text:style-name="P80">The strings used by fOOrth needed to be converted to Ruby symbols to allow code to be executed in Ruby.</text:p>
        </text:list-item>
        <text:list-item>
          <text:p text:style-name="P8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5455144"/>SymbolMap<text:alphabetical-index-mark-end text:id="IMark145455144"/> class. This class creates mappings in one of two ways:</text:p>
      <text:list xml:id="list4897720318831915797" text:style-name="L15">
        <text:list-item>
          <text:p text:style-name="P8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6">Symbol Map Entries =</text:p>
      <text:p text:style-name="P56">&lt;<text:span text:style-name="T2">voluminous output deleted</text:span>&gt;</text:p>
      <text:p text:style-name="P5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6">Tag</text:p>
          </table:table-cell>
          <table:table-cell table:style-name="Table278.B1" office:value-type="string">
            <text:p text:style-name="P16">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6">&gt;<text:span text:style-name="T12">true if )context! else )context! then</text:span></text:p>
      <text:p text:style-name="P56"/>
      <text:p text:style-name="P56">Context level 2</text:p>
      <text:p text:style-name="P56"><text:soft-page-break/>ctrl =&gt; if</text:p>
      <text:p text:style-name="P56">mode =&gt; deferred</text:p>
      <text:p text:style-name="P56">"else" =&gt; #&lt;XfOOrth::LocalSpec:0x21eaf30&gt;</text:p>
      <text:p text:style-name="P56">"then" =&gt; #&lt;XfOOrth::LocalSpec:0x21eaea0&gt;</text:p>
      <text:p text:style-name="P56"/>
      <text:p text:style-name="P56">Context level 1</text:p>
      <text:p text:style-name="P56">virtual machine =&gt; VirtualMachine instance &lt;Main&gt;</text:p>
      <text:p text:style-name="P56">mode =&gt; execute</text:p>
      <text:p text:style-name="P56"/>
      <text:p text:style-name="P56">Context level 2</text:p>
      <text:p text:style-name="P56">ctrl =&gt; if</text:p>
      <text:p text:style-name="P56">mode =&gt; deferred</text:p>
      <text:p text:style-name="P56">"then" =&gt; #&lt;XfOOrth::LocalSpec:0x21eaea0&gt;</text:p>
      <text:p text:style-name="P56"/>
      <text:p text:style-name="P56">Context level 1</text:p>
      <text:p text:style-name="P56">virtual machine =&gt; VirtualMachine instance &lt;Main&gt;</text:p>
      <text:p text:style-name="P5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45455144"/>Routing<text:alphabetical-index-mark-end text:id="IMark14545514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07047825202599624" text:style-name="L16">
        <text:list-item>
          <text:p text:style-name="P82">The defining word used to create the method.</text:p>
        </text:list-item>
        <text:list-item>
          <text:p text:style-name="P82">The receiver of the defining word used to create the method.</text:p>
        </text:list-item>
        <text:list-item>
          <text:p text:style-name="P8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ext:soft-page-break/>The lead character determines the routing:</text:p>
      <text:list xml:id="list1123765825466799674"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he lead character determines the routing:</text:p>
      <text:list xml:id="list34579928" text:continue-numbering="true"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Defining Word</text:p>
          </table:table-cell>
          <table:table-cell table:style-name="Table9.A1" office:value-type="string">
            <text:p text:style-name="P15">DW Receiver</text:p>
          </table:table-cell>
          <table:table-cell table:style-name="Table9.A1" office:value-type="string">
            <text:p text:style-name="P15">Method Name</text:p>
          </table:table-cell>
          <table:table-cell table:style-name="Table9.A1" office:value-type="string">
            <text:p text:style-name="P15">Message Routing</text:p>
          </table:table-cell>
          <table:table-cell table:style-name="Table9.E1" office:value-type="string">
            <text:p text:style-name="P16">Notes</text:p>
          </table:table-cell>
        </table:table-row>
        <table:table-row table:style-name="Table9.1">
          <table:table-cell table:style-name="Table9.A2" office:value-type="string">
            <text:p text:style-name="P15"><text:alphabetical-index-mark-start text:id="IMark211021480"/>:<text:alphabetical-index-mark-end text:id="IMark211021480"/></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5"><text:alphabetical-index-mark-start text:id="IMark211021480"/>.:<text:alphabetical-index-mark-end text:id="IMark21102148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5"><text:alphabetical-index-mark-start text:id="IMark211021480"/>.::<text:alphabetical-index-mark-end text:id="IMark21102148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5531792"/>do_map_name<text:alphabetical-index-mark-end text:id="IMark145531792"/><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3039344"/>F10: <text:change-end text:change-id="ct213039344"/>?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45531792"/>self<text:alphabetical-index-mark-end text:id="IMark145531792"/>”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4651879010288425" text:style-name="L18">
        <text:list-item>
          <text:p text:style-name="P8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4">For TOS routed methods, access to self is as simple as “self .method_name”. This was done in the MyClass example above. The self value is a free value that does not to be declared.</text:p>
        </text:list-item>
        <text:list-item>
          <text:p text:style-name="P8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5531792"/>.with{<text:alphabetical-index-mark-end text:id="IMark145531792"/>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211146580614380938" text:style-name="L19">
        <text:list-item>
          <text:p text:style-name="P8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5">A .with{ … } clause can be used to take a value and give easy access to that value within the executed block without having to create a local value.</text:p>
        </text:list-item>
        <text:list-item>
          <text:p text:style-name="P85">Access to the self value is generally faster than other forms of access. Thus this construct can yield performance enhancements.</text:p>
        </text:list-item>
      </text:list>
      <text:p text:style-name="P1"/>
      <text:h text:style-name="Heading_20_1" text:outline-level="1"><text:alphabetical-index-mark-start text:id="IMark145531792"/>Boolean<text:alphabetical-index-mark-end text:id="IMark1455317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45531456"/>FalseClass<text:alphabetical-index-mark-end text:id="IMark145531456"/></text:p>
            <text:p text:style-name="P13"><text:alphabetical-index-mark-start text:id="IMark145531456"/>NilClass<text:alphabetical-index-mark-end text:id="IMark145531456"/></text:p>
          </table:table-cell>
          <table:table-cell table:style-name="Table118.B2" office:value-type="string">
            <text:p text:style-name="P13"><text:alphabetical-index-mark-start text:id="IMark145531456"/>Object<text:alphabetical-index-mark-end text:id="IMark145531456"/></text:p>
          </table:table-cell>
        </table:table-row>
      </table:table>
      <text:p text:style-name="P10"/>
      <text:p text:style-name="P11">Note that while false processing occurs in FalseClass and NilClass, true processing occurs in Object and not <text:alphabetical-index-mark-start text:id="IMark145531792"/>TrueClass<text:alphabetical-index-mark-end text:id="IMark14553179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45531792"/>Numeric<text:alphabetical-index-mark-end text:id="IMark1455317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6">Class</text:p>
          </table:table-cell>
          <table:table-cell table:style-name="Table119.B1" office:value-type="string">
            <text:p text:style-name="P16">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899672340888405351" text:style-name="L20">
        <text:list-item>
          <text:p text:style-name="P86">Integer defines a few “bit” oriented operations that are specific to whole numbers.</text:p>
        </text:list-item>
        <text:list-item>
          <text:p text:style-name="P8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45531792"/>Array<text:alphabetical-index-mark-end text:id="IMark14553179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3934265676805662206" text:style-name="L21">
        <text:list-item>
          <text:p text:style-name="P87">The first two examples both create “empty” arrays with zero data elements. </text:p>
        </text:list-item>
        <text:list-item>
          <text:p text:style-name="P87">Array data do NOT need to be the same “type” of data. Mixing is allowed. </text:p>
        </text:list-item>
        <text:list-item>
          <text:p text:style-name="P87">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7579618586992247060" text:style-name="L22">
        <text:list-item>
          <text:p text:style-name="P88">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5531456"/>.new<text:alphabetical-index-mark-end text:id="IMark14553145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6">Code</text:p>
          </table:table-cell>
          <table:table-cell table:style-name="Table59.B2" office:value-type="string">
            <text:p text:style-name="P16">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5531456"/>.new{<text:alphabetical-index-mark-end text:id="IMark14553145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6">Code</text:p>
          </table:table-cell>
          <table:table-cell table:style-name="Table62.B2" office:value-type="string">
            <text:p text:style-name="P16">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5531456"/>x<text:alphabetical-index-mark-end text:id="IMark14553145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5531456"/>}<text:alphabetical-index-mark-end text:id="IMark145531456"/>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5531456"/>.new_size<text:alphabetical-index-mark-end text:id="IMark14553145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6">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5531456"/>.new_value<text:alphabetical-index-mark-end text:id="IMark14553145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6">Code</text:p>
          </table:table-cell>
          <table:table-cell table:style-name="Table64.B2" office:value-type="string">
            <text:p text:style-name="P16">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5531456"/>.new_values<text:alphabetical-index-mark-end text:id="IMark14553145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6">Code</text:p>
          </table:table-cell>
          <table:table-cell table:style-name="Table65.B2" office:value-type="string">
            <text:p text:style-name="P16">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5531456"/>!<text:alphabetical-index-mark-end text:id="IMark14553145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6">Code</text:p>
          </table:table-cell>
          <table:table-cell table:style-name="Table66.B2" office:value-type="string">
            <text:p text:style-name="P16">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5531456"/>+<text:alphabetical-index-mark-end text:id="IMark14553145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6">Code</text:p>
          </table:table-cell>
          <table:table-cell table:style-name="Table67.B2" office:value-type="string">
            <text:p text:style-name="P16">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5531456"/>.+left<text:alphabetical-index-mark-end text:id="IMark14553145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6">Code</text:p>
          </table:table-cell>
          <table:table-cell table:style-name="Table68.B2" office:value-type="string">
            <text:p text:style-name="P16">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5531456"/>.+mid<text:alphabetical-index-mark-end text:id="IMark14553145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6">Code</text:p>
          </table:table-cell>
          <table:table-cell table:style-name="Table69.B2" office:value-type="string">
            <text:p text:style-name="P16">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5531456"/>.+midlr<text:alphabetical-index-mark-end text:id="IMark14553145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6">Code</text:p>
          </table:table-cell>
          <table:table-cell table:style-name="Table70.B2" office:value-type="string">
            <text:p text:style-name="P16">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5531456"/>.+right<text:alphabetical-index-mark-end text:id="IMark14553145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6">Code</text:p>
          </table:table-cell>
          <table:table-cell table:style-name="Table71.B2" office:value-type="string">
            <text:p text:style-name="P16">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5531456"/>.-left<text:alphabetical-index-mark-end text:id="IMark14553145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6">Code</text:p>
          </table:table-cell>
          <table:table-cell table:style-name="Table72.B2" office:value-type="string">
            <text:p text:style-name="P16">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5531456"/>.-mid<text:alphabetical-index-mark-end text:id="IMark14553145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6">Code</text:p>
          </table:table-cell>
          <table:table-cell table:style-name="Table73.B2" office:value-type="string">
            <text:p text:style-name="P16">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5531456"/>.-midlr<text:alphabetical-index-mark-end text:id="IMark14553145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6">Code</text:p>
          </table:table-cell>
          <table:table-cell table:style-name="Table74.B2" office:value-type="string">
            <text:p text:style-name="P16">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5531456"/>.-right<text:alphabetical-index-mark-end text:id="IMark14553145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6">Code</text:p>
          </table:table-cell>
          <table:table-cell table:style-name="Table75.B2" office:value-type="string">
            <text:p text:style-name="P16">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5531456"/>.[]!<text:alphabetical-index-mark-end text:id="IMark14553145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6">Code</text:p>
          </table:table-cell>
          <table:table-cell table:style-name="Table76.B2" office:value-type="string">
            <text:p text:style-name="P16">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5531456"/>.[]@<text:alphabetical-index-mark-end text:id="IMark14553145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6">Code</text:p>
          </table:table-cell>
          <table:table-cell table:style-name="Table77.B2" office:value-type="string">
            <text:p text:style-name="P16">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5531456"/>.left<text:alphabetical-index-mark-end text:id="IMark14553145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6">Code</text:p>
          </table:table-cell>
          <table:table-cell table:style-name="Table78.B2" office:value-type="string">
            <text:p text:style-name="P16">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5531456"/>.length<text:alphabetical-index-mark-end text:id="IMark1455314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6">Code</text:p>
          </table:table-cell>
          <table:table-cell table:style-name="Table79.B2" office:value-type="string">
            <text:p text:style-name="P16">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5531456"/>.max<text:alphabetical-index-mark-end text:id="IMark1455314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6">Code</text:p>
          </table:table-cell>
          <table:table-cell table:style-name="Table80.B2" office:value-type="string">
            <text:p text:style-name="P16">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5531456"/>.mid<text:alphabetical-index-mark-end text:id="IMark1455314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6">Code</text:p>
          </table:table-cell>
          <table:table-cell table:style-name="Table81.B2" office:value-type="string">
            <text:p text:style-name="P16">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5531456"/>.midlr<text:alphabetical-index-mark-end text:id="IMark1455314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6">Code</text:p>
          </table:table-cell>
          <table:table-cell table:style-name="Table82.B2" office:value-type="string">
            <text:p text:style-name="P16">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5531456"/>.min<text:alphabetical-index-mark-end text:id="IMark1455314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6">Code</text:p>
          </table:table-cell>
          <table:table-cell table:style-name="Table83.B2" office:value-type="string">
            <text:p text:style-name="P16">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5531456"/>.pp<text:alphabetical-index-mark-end text:id="IMark1455314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6">Code</text:p>
          </table:table-cell>
          <table:table-cell table:style-name="Table84.B2" office:value-type="string">
            <text:p text:style-name="P16">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5531456"/>.reverse<text:alphabetical-index-mark-end text:id="IMark1455314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6">Code</text:p>
          </table:table-cell>
          <table:table-cell table:style-name="Table85.B2" office:value-type="string">
            <text:p text:style-name="P16">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5531456"/>.right<text:alphabetical-index-mark-end text:id="IMark14553145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6">Code</text:p>
          </table:table-cell>
          <table:table-cell table:style-name="Table86.B2" office:value-type="string">
            <text:p text:style-name="P16">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5531456"/>.shuffle<text:alphabetical-index-mark-end text:id="IMark1455314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6">Code</text:p>
          </table:table-cell>
          <table:table-cell table:style-name="Table87.B2" office:value-type="string">
            <text:p text:style-name="P16">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5531456"/>.sort<text:alphabetical-index-mark-end text:id="IMark1455314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6">Code</text:p>
          </table:table-cell>
          <table:table-cell table:style-name="Table88.B2" office:value-type="string">
            <text:p text:style-name="P16">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5531456"/>.strmax<text:alphabetical-index-mark-end text:id="IMark1455314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6">Code</text:p>
          </table:table-cell>
          <table:table-cell table:style-name="Table89.B2" office:value-type="string">
            <text:p text:style-name="P16">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5531456"/>&lt;&lt;<text:alphabetical-index-mark-end text:id="IMark1455314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6">Code</text:p>
          </table:table-cell>
          <table:table-cell table:style-name="Table90.B2" office:value-type="string">
            <text:p text:style-name="P16">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5531456"/>@<text:alphabetical-index-mark-end text:id="IMark1455314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6">Code</text:p>
          </table:table-cell>
          <table:table-cell table:style-name="Table91.B2" office:value-type="string">
            <text:p text:style-name="P16">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5531792"/>Class<text:alphabetical-index-mark-end text:id="IMark14553179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5531456"/>.is_class?<text:alphabetical-index-mark-end text:id="IMark1455314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6">Code</text:p>
          </table:table-cell>
          <table:table-cell table:style-name="Table93.B2" office:value-type="string">
            <text:p text:style-name="P16">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5531456"/>.new<text:alphabetical-index-mark-end text:id="IMark14553145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6">Code</text:p>
          </table:table-cell>
          <table:table-cell table:style-name="Table94.B2" office:value-type="string">
            <text:p text:style-name="P16">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5531456"/>.parent_class<text:alphabetical-index-mark-end text:id="IMark14553145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6">Code</text:p>
          </table:table-cell>
          <table:table-cell table:style-name="Table95.B2" office:value-type="string">
            <text:p text:style-name="P16">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5531456"/>.subclass:<text:alphabetical-index-mark-end text:id="IMark14553145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6">Code</text:p>
          </table:table-cell>
          <table:table-cell table:style-name="Table96.B2" office:value-type="string">
            <text:p text:style-name="P16">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5531456"/>.to_s<text:alphabetical-index-mark-end text:id="IMark1455314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6">Code</text:p>
          </table:table-cell>
          <table:table-cell table:style-name="Table97.B2" office:value-type="string">
            <text:p text:style-name="P16">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45531792"/>Commands<text:alphabetical-index-mark-end text:id="IMark145531792"/></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5531456"/>)methods<text:alphabetical-index-mark-end text:id="IMark14553145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6">Code</text:p>
          </table:table-cell>
          <table:table-cell table:style-name="Table98.B2" office:value-type="string">
            <text:p text:style-name="P16">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5531456"/>)stubs<text:alphabetical-index-mark-end text:id="IMark145531456"/> []</text:h>
            <text:p text:style-name="Text_20_body">Routing: TOS</text:p>
            <text:p text:style-name="P1">List the stub methods defined for this class. Stubs are place holder methods that serve one of two purposes:</text:p>
            <text:list xml:id="list1420434778696472517" text:style-name="L23">
              <text:list-item>
                <text:p text:style-name="P89">They are abstract methods in a base class that exist so that a sub-class may replace the stub with an actual method. The stub ensures that the compiler uses the correct routing when using the method.</text:p>
              </text:list-item>
              <text:list-item>
                <text:p text:style-name="P8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6">Code</text:p>
          </table:table-cell>
          <table:table-cell table:style-name="Table100.B2" office:value-type="string">
            <text:p text:style-name="P16">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5531792"/>Complex<text:alphabetical-index-mark-end text:id="IMark14553179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5">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5">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5531648"/>.cbrt<text:alphabetical-index-mark-end text:id="IMark145531648"/>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6">Code</text:p>
          </table:table-cell>
          <table:table-cell table:style-name="Table101.B2" office:value-type="string">
            <text:p text:style-name="P16">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5531744"/>.e**<text:alphabetical-index-mark-end text:id="IMark145531744"/>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6">Code</text:p>
          </table:table-cell>
          <table:table-cell table:style-name="Table103.B2" office:value-type="string">
            <text:p text:style-name="P16">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5531648"/>.split<text:alphabetical-index-mark-end text:id="IMark1455316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6">Code</text:p>
          </table:table-cell>
          <table:table-cell table:style-name="Table19.B2" office:value-type="string">
            <text:p text:style-name="P16">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5531744"/>.sqrt<text:alphabetical-index-mark-end text:id="IMark145531744"/>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6">Code</text:p>
          </table:table-cell>
          <table:table-cell table:style-name="Table20.B2" office:value-type="string">
            <text:p text:style-name="P16">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5532080"/>FalseClass<text:alphabetical-index-mark-end text:id="IMark14553208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5531744"/>&amp;&amp;<text:alphabetical-index-mark-end text:id="IMark14553174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6">Code</text:p>
          </table:table-cell>
          <table:table-cell table:style-name="Table92.B2" office:value-type="string">
            <text:p text:style-name="P16">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5531744"/>^^<text:alphabetical-index-mark-end text:id="IMark14553174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6">Code</text:p>
          </table:table-cell>
          <table:table-cell table:style-name="Table24.B2" office:value-type="string">
            <text:p text:style-name="P16">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5531744"/>||<text:alphabetical-index-mark-end text:id="IMark14553174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6">Code</text:p>
          </table:table-cell>
          <table:table-cell table:style-name="Table25.B2" office:value-type="string">
            <text:p text:style-name="P16">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5532080"/>Float<text:alphabetical-index-mark-end text:id="IMark14553208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5">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5">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5532368"/>Hash<text:alphabetical-index-mark-end text:id="IMark145532368"/></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5532368"/><text:span text:style-name="T7">{</text:span><text:alphabetical-index-mark-end text:id="IMark145532368"/>” and the locally defined methods “<text:alphabetical-index-mark-start text:id="IMark145532320"/><text:span text:style-name="T7">-&gt;</text:span><text:alphabetical-index-mark-end text:id="IMark145532320"/>” and “<text:alphabetical-index-mark-start text:id="IMark145532272"/><text:span text:style-name="T7">}</text:span><text:alphabetical-index-mark-end text:id="IMark1455322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4565995" text:continue-list="list3934265676805662206" text:style-name="L21">
        <text:list-item>
          <text:p text:style-name="P87">The first example creates an “empty” hash with zero data elements. </text:p>
        </text:list-item>
        <text:list-item>
          <text:p text:style-name="P87">Hash key and data do NOT need to be the same “type” of data. Mixing is allowed. </text:p>
        </text:list-item>
        <text:list-item>
          <text:p text:style-name="P87">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5531984"/>.[]!<text:alphabetical-index-mark-end text:id="IMark14553198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6">Code</text:p>
          </table:table-cell>
          <table:table-cell table:style-name="Table99.B2" office:value-type="string">
            <text:p text:style-name="P16">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5531984"/>.[]@<text:alphabetical-index-mark-end text:id="IMark14553198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6">Code</text:p>
          </table:table-cell>
          <table:table-cell table:style-name="Table104.B2" office:value-type="string">
            <text:p text:style-name="P16">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5531984"/>.keys<text:alphabetical-index-mark-end text:id="IMark145531984"/>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6">Code</text:p>
          </table:table-cell>
          <table:table-cell table:style-name="Table105.B2" office:value-type="string">
            <text:p text:style-name="P16">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5531984"/>.pp<text:alphabetical-index-mark-end text:id="IMark14553198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6">Code</text:p>
          </table:table-cell>
          <table:table-cell table:style-name="Table107.B2" office:value-type="string">
            <text:p text:style-name="P16">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5531984"/>.strmax2<text:alphabetical-index-mark-end text:id="IMark14553198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6">Code</text:p>
          </table:table-cell>
          <table:table-cell table:style-name="Table108.B2" office:value-type="string">
            <text:p text:style-name="P16">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5531984"/>.values<text:alphabetical-index-mark-end text:id="IMark145531984"/>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6">Code</text:p>
          </table:table-cell>
          <table:table-cell table:style-name="Table106.B2" office:value-type="string">
            <text:p text:style-name="P16">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5532320"/>InStream<text:alphabetical-index-mark-end text:id="IMark145532320"/></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5531984"/>.get_all<text:alphabetical-index-mark-end text:id="IMark14553198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6">Code</text:p>
          </table:table-cell>
          <table:table-cell table:style-name="Table109.B2" office:value-type="string">
            <text:p text:style-name="P16">Result</text:p>
          </table:table-cell>
        </table:table-row>
        <table:table-row table:style-name="Table109.1">
          <table:table-cell table:style-name="Table109.A2" office:value-type="string">
            <text:p text:style-name="P5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8">"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5531984"/>.open<text:alphabetical-index-mark-end text:id="IMark14553198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6">Code</text:p>
          </table:table-cell>
          <table:table-cell table:style-name="Table110.B2" office:value-type="string">
            <text:p text:style-name="P16">Result</text:p>
          </table:table-cell>
        </table:table-row>
        <table:table-row table:style-name="Table110.1">
          <table:table-cell table:style-name="Table110.A2" office:value-type="string">
            <text:p text:style-name="P5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8">"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5531984"/>.open{<text:alphabetical-index-mark-end text:id="IMark14553198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6">Code</text:p>
          </table:table-cell>
          <table:table-cell table:style-name="Table111.B2" office:value-type="string">
            <text:p text:style-name="P16">Result</text:p>
          </table:table-cell>
        </table:table-row>
        <table:table-row table:style-name="Table111.1">
          <table:table-cell table:style-name="Table111.A2" office:value-type="string">
            <text:p text:style-name="P59"><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5531984"/>.close<text:alphabetical-index-mark-end text:id="IMark14553198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6">Code</text:p>
          </table:table-cell>
          <table:table-cell table:style-name="Table112.B2" office:value-type="string">
            <text:p text:style-name="P16">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5531984"/>.getc<text:alphabetical-index-mark-end text:id="IMark14553198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6">Code</text:p>
          </table:table-cell>
          <table:table-cell table:style-name="Table113.B2" office:value-type="string">
            <text:p text:style-name="P16">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5531984"/>.gets<text:alphabetical-index-mark-end text:id="IMark14553198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6">Code</text:p>
          </table:table-cell>
          <table:table-cell table:style-name="Table114.B2" office:value-type="string">
            <text:p text:style-name="P16">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5531984"/>~getc<text:alphabetical-index-mark-end text:id="IMark14553198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6">Code</text:p>
          </table:table-cell>
          <table:table-cell table:style-name="Table115.B2" office:value-type="string">
            <text:p text:style-name="P16">Result</text:p>
          </table:table-cell>
        </table:table-row>
        <table:table-row table:style-name="Table115.1">
          <table:table-cell table:style-name="Table115.A2" office:value-type="string">
            <text:p text:style-name="P59"><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5531984"/>~gets<text:alphabetical-index-mark-end text:id="IMark14553198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6">Code</text:p>
          </table:table-cell>
          <table:table-cell table:style-name="Table116.B2" office:value-type="string">
            <text:p text:style-name="P16">Result</text:p>
          </table:table-cell>
        </table:table-row>
        <table:table-row table:style-name="Table116.1">
          <table:table-cell table:style-name="Table116.A2" office:value-type="string">
            <text:p text:style-name="P59"><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5532320"/>Integer<text:alphabetical-index-mark-end text:id="IMark145532320"/></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5">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5">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13039448"/></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13039552"/>[an_integer] <text:alphabetical-index-mark-start text:id="IMark145532272"/>.even?<text:alphabetical-index-mark-end text:id="IMark145532272"/> [a_boolean]</text:h>
            <text:p text:style-name="Text_20_body">Routing: TOS</text:p>
            <text:p text:style-name="P1">This method returns true if the integer is even and false if it is odd.<text:change-end text:change-id="ct213039552"/></text:p>
          </table:table-cell>
          <table:covered-table-cell/>
        </table:table-row>
        <table:table-row table:style-name="Table120.1">
          <table:table-cell table:style-name="Table120.A2" office:value-type="string">
            <text:p text:style-name="P16"><text:change-start text:change-id="ct213039656"/>Code<text:change-end text:change-id="ct213039656"/></text:p>
          </table:table-cell>
          <table:table-cell table:style-name="Table120.B2" office:value-type="string">
            <text:p text:style-name="P16"><text:change-start text:change-id="ct213039760"/>Result<text:change-end text:change-id="ct213039760"/></text:p>
          </table:table-cell>
        </table:table-row>
        <table:table-row table:style-name="Table120.1">
          <table:table-cell table:style-name="Table120.A2" office:value-type="string">
            <text:p text:style-name="Snippet"><text:change-start text:change-id="ct213039864"/>2 .even?<text:change-end text:change-id="ct213039864"/></text:p>
          </table:table-cell>
          <table:table-cell table:style-name="Table120.B2" office:value-type="string">
            <text:p text:style-name="P2"><text:change-start text:change-id="ct213039968"/>true<text:change-end text:change-id="ct213039968"/></text:p>
          </table:table-cell>
        </table:table-row>
        <table:table-row table:style-name="Table120.1">
          <table:table-cell table:style-name="Table120.A2" office:value-type="string">
            <text:p text:style-name="Snippet"><text:change-start text:change-id="ct213040072"/>3 .even?<text:change-end text:change-id="ct213040072"/></text:p>
          </table:table-cell>
          <table:table-cell table:style-name="Table120.B2" office:value-type="string">
            <text:p text:style-name="P2"><text:change-start text:change-id="ct213040176"/>false<text:change-end text:change-id="ct213040176"/></text:p>
          </table:table-cell>
        </table:table-row>
      </table:table>
      <text:p text:style-name="Text_20_body"><text:change text:change-id="ct213040280"/><text:change-start text:change-id="ct2130403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5532272"/>.gcd<text:alphabetical-index-mark-end text:id="IMark14553227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6">Code</text:p>
          </table:table-cell>
          <table:table-cell table:style-name="Table121.B2" office:value-type="string">
            <text:p text:style-name="P16">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3040384"/><text:change text:change-id="ct213040488"/><text:change-start text:change-id="ct21304059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5532272"/>.lcm<text:alphabetical-index-mark-end text:id="IMark14553227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6">Code</text:p>
          </table:table-cell>
          <table:table-cell table:style-name="Table122.B2" office:value-type="string">
            <text:p text:style-name="P16">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3040592"/><text:change text:change-id="ct213040800"/><text:change text:change-id="ct213040696"/><text:change-start text:change-id="ct21304090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5532272"/>.odd?<text:alphabetical-index-mark-end text:id="IMark14553227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6">Code</text:p>
          </table:table-cell>
          <table:table-cell table:style-name="Table123.B2" office:value-type="string">
            <text:p text:style-name="P16">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3040904"/></text:p>
      <text:p text:style-name="Text_20_body"><text:change text:change-id="ct213041008"/><text:change-start text:change-id="ct213041112"/></text:p>
      <text:p text:style-name="Text_20_body"><text:change-end text:change-id="ct213041112"/><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3041216"/>[an_integer] <text:alphabetical-index-mark-start text:id="IMark145532272"/>2*<text:alphabetical-index-mark-end text:id="IMark145532272"/> [an_integer]</text:h>
            <text:p text:style-name="Text_20_body">Routing: TOS</text:p>
            <text:p text:style-name="P1"><text:change-end text:change-id="ct213041216"/><text:change-start text:change-id="ct213041320"/>Double the value of the integer.<text:change-end text:change-id="ct213041320"/></text:p>
          </table:table-cell>
          <table:covered-table-cell/>
        </table:table-row>
        <table:table-row table:style-name="Table124.1">
          <table:table-cell table:style-name="Table124.A2" office:value-type="string">
            <text:p text:style-name="P16"><text:change-start text:change-id="ct213041424"/>Code<text:change-end text:change-id="ct213041424"/></text:p>
          </table:table-cell>
          <table:table-cell table:style-name="Table124.B2" office:value-type="string">
            <text:p text:style-name="P16"><text:change-start text:change-id="ct213041528"/>Result<text:change-end text:change-id="ct213041528"/></text:p>
          </table:table-cell>
        </table:table-row>
        <table:table-row table:style-name="Table124.1">
          <table:table-cell table:style-name="Table124.A2" office:value-type="string">
            <text:p text:style-name="Snippet"><text:change-start text:change-id="ct213041632"/>13 2*<text:change-end text:change-id="ct213041632"/></text:p>
          </table:table-cell>
          <table:table-cell table:style-name="Table124.B2" office:value-type="string">
            <text:p text:style-name="P2"><text:change-start text:change-id="ct213041736"/>26<text:change-end text:change-id="ct213041736"/></text:p>
          </table:table-cell>
        </table:table-row>
      </table:table>
      <text:p text:style-name="Standard"/>
      <text:p text:style-name="Text_20_body"><text:change text:change-id="ct214806944"/><text:change-start text:change-id="ct21480704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5532272"/>2/<text:alphabetical-index-mark-end text:id="IMark14553227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6">Code</text:p>
          </table:table-cell>
          <table:table-cell table:style-name="Table125.B2" office:value-type="string">
            <text:p text:style-name="P16">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4807048"/><text:change text:change-id="ct214807152"/><text:change-start text:change-id="ct21480725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5532272"/>&lt;&lt;<text:alphabetical-index-mark-end text:id="IMark14553227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6">Code</text:p>
          </table:table-cell>
          <table:table-cell table:style-name="Table126.B2" office:value-type="string">
            <text:p text:style-name="P16">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14807256"/><text:change text:change-id="ct214807360"/><text:change-start text:change-id="ct21480746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5532272"/>&gt;&gt;<text:alphabetical-index-mark-end text:id="IMark14553227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6">Code</text:p>
          </table:table-cell>
          <table:table-cell table:style-name="Table127.B2" office:value-type="string">
            <text:p text:style-name="P16">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14807464"/><text:change text:change-id="ct214807568"/><text:change-start text:change-id="ct2148076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5532272"/>and<text:alphabetical-index-mark-end text:id="IMark14553227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6">Code</text:p>
          </table:table-cell>
          <table:table-cell table:style-name="Table128.B2" office:value-type="string">
            <text:p text:style-name="P16">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4807672"/><text:change text:change-id="ct214807776"/><text:change-start text:change-id="ct2148078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5532272"/>com<text:alphabetical-index-mark-end text:id="IMark14553227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6">Code</text:p>
          </table:table-cell>
          <table:table-cell table:style-name="Table129.B2" office:value-type="string">
            <text:p text:style-name="P16">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4807880"/><text:change text:change-id="ct21480798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4808088"/>[an_integer an_integer] <text:alphabetical-index-mark-start text:id="IMark145532272"/>or<text:alphabetical-index-mark-end text:id="IMark145532272"/> [an_integer]</text:h>
            <text:p text:style-name="Text_20_body">Routing: NOS</text:p>
            <text:p text:style-name="P1"><text:change-end text:change-id="ct214808088"/><text:change-start text:change-id="ct214808192"/>Compute the bit-wise inclusive or function of the two integer values.<text:change-end text:change-id="ct214808192"/></text:p>
          </table:table-cell>
          <table:covered-table-cell/>
        </table:table-row>
        <table:table-row table:style-name="Table130.1">
          <table:table-cell table:style-name="Table130.A2" office:value-type="string">
            <text:p text:style-name="P16"><text:change-start text:change-id="ct214808296"/>Code<text:change-end text:change-id="ct214808296"/></text:p>
          </table:table-cell>
          <table:table-cell table:style-name="Table130.B2" office:value-type="string">
            <text:p text:style-name="P16"><text:change-start text:change-id="ct214808400"/>Result<text:change-end text:change-id="ct214808400"/></text:p>
          </table:table-cell>
        </table:table-row>
        <table:table-row table:style-name="Table130.1">
          <table:table-cell table:style-name="Table130.A2" office:value-type="string">
            <text:p text:style-name="Snippet"><text:change-start text:change-id="ct214808504"/>15 40 or<text:change-end text:change-id="ct214808504"/></text:p>
          </table:table-cell>
          <table:table-cell table:style-name="Table130.B2" office:value-type="string">
            <text:p text:style-name="P2"><text:change-start text:change-id="ct214808608"/>47<text:change-end text:change-id="ct214808608"/></text:p>
          </table:table-cell>
        </table:table-row>
      </table:table>
      <text:p text:style-name="Standard"><text:change text:change-id="ct214808712"/><text:change-start text:change-id="ct21480881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5532272"/>xor<text:alphabetical-index-mark-end text:id="IMark14553227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6">Code</text:p>
          </table:table-cell>
          <table:table-cell table:style-name="Table131.B2" office:value-type="string">
            <text:p text:style-name="P16">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14808816"/></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5532656"/><text:alphabetical-index-mark-start text:id="IMark145532608"/><text:alphabetical-index-mark-start text:id="IMark145532560"/>NilClass<text:alphabetical-index-mark-end text:id="IMark145532560"/><text:alphabetical-index-mark-end text:id="IMark145532608"/><text:alphabetical-index-mark-end text:id="IMark14553265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4808920"/> </text:p>
      <text:p text:style-name="P1">Note that in Boolean expressions, nil is treated as an alias for false.<text:change-end text:change-id="ct21480892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5532272"/>&amp;&amp;<text:alphabetical-index-mark-end text:id="IMark14553227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6">Code</text:p>
          </table:table-cell>
          <table:table-cell table:style-name="Table26.B2" office:value-type="string">
            <text:p text:style-name="P16">Result</text:p>
          </table:table-cell>
        </table:table-row>
        <table:table-row table:style-name="Table26.2">
          <table:table-cell table:style-name="Table26.A2" office:value-type="string">
            <text:p text:style-name="Snippet"><text:change-start text:change-id="ct214809024"/>nil true &amp;&amp;<text:change-end text:change-id="ct214809024"/></text:p>
          </table:table-cell>
          <table:table-cell table:style-name="Table26.B2" office:value-type="string">
            <text:p text:style-name="P2"><text:change-start text:change-id="ct214809128"/>false<text:change-end text:change-id="ct21480912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5532272"/>^^<text:alphabetical-index-mark-end text:id="IMark14553227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6">Code</text:p>
          </table:table-cell>
          <table:table-cell table:style-name="Table27.B2" office:value-type="string">
            <text:p text:style-name="P16">Result</text:p>
          </table:table-cell>
        </table:table-row>
        <table:table-row table:style-name="Table27.2">
          <table:table-cell table:style-name="Table27.A2" office:value-type="string">
            <text:p text:style-name="Snippet"><text:change-start text:change-id="ct214809232"/>nil <text:change-end text:change-id="ct214809232"/><text:change-start text:change-id="ct214809336"/>false ^^<text:change-end text:change-id="ct214809336"/></text:p>
          </table:table-cell>
          <table:table-cell table:style-name="Table27.B2" office:value-type="string">
            <text:p text:style-name="P2"><text:change-start text:change-id="ct214809440"/>false<text:change-end text:change-id="ct214809440"/></text:p>
          </table:table-cell>
        </table:table-row>
        <table:table-row table:style-name="Table27.2">
          <table:table-cell table:style-name="Table27.A2" office:value-type="string">
            <text:p text:style-name="Snippet"><text:change-start text:change-id="ct214809544"/>nil true ^^<text:change-end text:change-id="ct214809544"/></text:p>
          </table:table-cell>
          <table:table-cell table:style-name="Table27.B2" office:value-type="string">
            <text:p text:style-name="P2"><text:change-start text:change-id="ct214809648"/>true<text:change-end text:change-id="ct21480964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5532272"/>||<text:alphabetical-index-mark-end text:id="IMark14553227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6">Code</text:p>
          </table:table-cell>
          <table:table-cell table:style-name="Table28.B2" office:value-type="string">
            <text:p text:style-name="P16">Result</text:p>
          </table:table-cell>
        </table:table-row>
        <table:table-row table:style-name="Table28.2">
          <table:table-cell table:style-name="Table28.A2" office:value-type="string">
            <text:p text:style-name="Snippet"><text:change-start text:change-id="ct214809752"/>nil false ||<text:change-end text:change-id="ct214809752"/></text:p>
          </table:table-cell>
          <table:table-cell table:style-name="Table28.B2" office:value-type="string">
            <text:p text:style-name="P2"><text:change-start text:change-id="ct214809856"/>false<text:change-end text:change-id="ct214809856"/></text:p>
          </table:table-cell>
        </table:table-row>
        <table:table-row table:style-name="Table28.2">
          <table:table-cell table:style-name="Table28.A2" office:value-type="string">
            <text:p text:style-name="Snippet"><text:change-start text:change-id="ct214809960"/>nil true ||<text:change-end text:change-id="ct214809960"/></text:p>
          </table:table-cell>
          <table:table-cell table:style-name="Table28.B2" office:value-type="string">
            <text:p text:style-name="P2"><text:change-start text:change-id="ct214810064"/>true<text:change-end text:change-id="ct214810064"/></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5532656"/>Numeric<text:alphabetical-index-mark-end text:id="IMark14553265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14810168"/><text:change-start text:change-id="ct214810272"/>The Numeric class is the abstract base class for num<text:change-end text:change-id="ct214810272"/><text:change-start text:change-id="ct214810376"/>eric data. It is the location for the vast majority of methods that act on such data. In use, data will be instances of <text:change-end text:change-id="ct214810376"/><text:change-start text:change-id="ct214810480"/>Complex, Float, Integer (via Bignum and Fixnum), and Rational data.<text:change-end text:change-id="ct214810480"/><text:change-start text:change-id="ct214810584"/></text:p>
      <text:h text:style-name="Heading_20_2" text:outline-level="2">Specia<text:change-end text:change-id="ct214810584"/><text:change-start text:change-id="ct214810688"/>l Numeric Values</text:h>
      <text:p text:style-name="Text_20_body"><text:change-end text:change-id="ct214810688"/><text:change-start text:change-id="ct21481079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5532272"/>dpr<text:alphabetical-index-mark-end text:id="IMark14553227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6">Code</text:p>
          </table:table-cell>
          <table:table-cell table:style-name="Table200.B2" office:value-type="string">
            <text:p text:style-name="P16">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4810792"/><text:change-start text:change-id="ct21487668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5532272"/>e<text:alphabetical-index-mark-end text:id="IMark14553227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6">Code</text:p>
          </table:table-cell>
          <table:table-cell table:style-name="Table201.B2" office:value-type="string">
            <text:p text:style-name="P16">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45532272"/>pi<text:alphabetical-index-mark-end text:id="IMark14553227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6">Code</text:p>
          </table:table-cell>
          <table:table-cell table:style-name="Table202.B2" office:value-type="string">
            <text:p text:style-name="P16">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14810896"/>In 1897, an attempt was made <text:change-end text:change-id="ct214810896"/><text:change-start text:change-id="ct214876576"/>to legislate the value of pi. Fortunately, this effort was unsuccessful.<text:change-end text:change-id="ct214876576"/></text:p></text:note-body></text:note></text:p>
          </table:table-cell>
        </table:table-row>
      </table:table>
      <text:p text:style-name="Text_20_body"><text:change-end text:change-id="ct214876680"/></text:p>
      <text:h text:style-name="Heading_20_2" text:outline-level="2">Instance Methods</text:h>
      <text:p text:style-name="Text_20_body"><text:change text:change-id="ct214876784"/><text:change-start text:change-id="ct2148768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5532272"/>*<text:alphabetical-index-mark-end text:id="IMark14553227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6">Code</text:p>
          </table:table-cell>
          <table:table-cell table:style-name="Table132.B2" office:value-type="string">
            <text:p text:style-name="P16">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14876888"/><text:change text:change-id="ct21487699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4877096"/>[a_numeric a_numeric] <text:alphabetical-index-mark-start text:id="IMark145532272"/>**<text:alphabetical-index-mark-end text:id="IMark145532272"/> [a_numeric]</text:h>
            <text:p text:style-name="Text_20_body">Routing: NOS</text:p>
            <text:p text:style-name="P1"><text:change-end text:change-id="ct214877096"/><text:change-start text:change-id="ct214877200"/>The exponentiation operator is impleme<text:change-end text:change-id="ct214877200"/><text:change-start text:change-id="ct214877304"/>nted by this method. Note the the second operand, the power, is converted to a Float first.<text:change-end text:change-id="ct214877304"/></text:p>
          </table:table-cell>
          <table:covered-table-cell/>
        </table:table-row>
        <table:table-row table:style-name="Table133.1">
          <table:table-cell table:style-name="Table133.A2" office:value-type="string">
            <text:p text:style-name="P16"><text:change-start text:change-id="ct214877408"/>Code<text:change-end text:change-id="ct214877408"/></text:p>
          </table:table-cell>
          <table:table-cell table:style-name="Table133.B2" office:value-type="string">
            <text:p text:style-name="P16"><text:change-start text:change-id="ct214877512"/>Result<text:change-end text:change-id="ct214877512"/></text:p>
          </table:table-cell>
        </table:table-row>
        <table:table-row table:style-name="Table133.1">
          <table:table-cell table:style-name="Table133.A2" office:value-type="string">
            <text:p text:style-name="Snippet"><text:change-start text:change-id="ct214877616"/>2 10 **<text:change-end text:change-id="ct214877616"/></text:p>
          </table:table-cell>
          <table:table-cell table:style-name="Table133.B2" office:value-type="string">
            <text:p text:style-name="P2"><text:change-start text:change-id="ct214877720"/>1024<text:change-end text:change-id="ct214877720"/></text:p>
          </table:table-cell>
        </table:table-row>
        <table:table-row table:style-name="Table133.1">
          <table:table-cell table:style-name="Table133.A2" office:value-type="string">
            <text:p text:style-name="Snippet"><text:change-start text:change-id="ct214877824"/>3 4 **<text:change-end text:change-id="ct214877824"/></text:p>
          </table:table-cell>
          <table:table-cell table:style-name="Table133.B2" office:value-type="string">
            <text:p text:style-name="P2"><text:change-start text:change-id="ct214877928"/>81<text:change-end text:change-id="ct214877928"/></text:p>
          </table:table-cell>
        </table:table-row>
        <table:table-row table:style-name="Table133.1">
          <table:table-cell table:style-name="Table133.A2" office:value-type="string">
            <text:p text:style-name="Snippet"><text:change-start text:change-id="ct214878032"/>2 1/2 <text:change-end text:change-id="ct214878032"/><text:change-start text:change-id="ct214878136"/>**<text:change-end text:change-id="ct214878136"/></text:p>
          </table:table-cell>
          <table:table-cell table:style-name="Table133.B2" office:value-type="string">
            <text:p text:style-name="P2"><text:change-start text:change-id="ct214878240"/>1.4142135623730951<text:change-end text:change-id="ct214878240"/></text:p>
          </table:table-cell>
        </table:table-row>
      </table:table>
      <text:p text:style-name="Text_20_body"/>
      <text:p text:style-name="Text_20_body"><text:change text:change-id="ct214878344"/></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14878448"/>[a_numeric a_numeric] <text:alphabetical-index-mark-start text:id="IMark145532272"/>+<text:alphabetical-index-mark-end text:id="IMark145532272"/> [a_numeric]</text:h>
            <text:p text:style-name="Text_20_body">Routing: NOS</text:p>
            <text:p text:style-name="P1">The addition operator is implemented by this method.<text:change-end text:change-id="ct214878448"/></text:p>
          </table:table-cell>
          <table:covered-table-cell/>
        </table:table-row>
        <table:table-row table:style-name="Table134.1">
          <table:table-cell table:style-name="Table134.A2" office:value-type="string">
            <text:p text:style-name="P16"><text:change-start text:change-id="ct214878552"/>Code<text:change-end text:change-id="ct214878552"/></text:p>
          </table:table-cell>
          <table:table-cell table:style-name="Table134.B2" office:value-type="string">
            <text:p text:style-name="P16"><text:change-start text:change-id="ct214878656"/>Result<text:change-end text:change-id="ct214878656"/></text:p>
          </table:table-cell>
        </table:table-row>
        <table:table-row table:style-name="Table134.1">
          <table:table-cell table:style-name="Table134.A2" office:value-type="string">
            <text:p text:style-name="Snippet"><text:change-start text:change-id="ct214878760"/>1 1 +<text:change-end text:change-id="ct214878760"/></text:p>
          </table:table-cell>
          <table:table-cell table:style-name="Table134.B2" office:value-type="string">
            <text:p text:style-name="P2"><text:change-start text:change-id="ct214878864"/>2<text:change-end text:change-id="ct214878864"/></text:p>
          </table:table-cell>
        </table:table-row>
        <table:table-row table:style-name="Table134.1">
          <table:table-cell table:style-name="Table134.A2" office:value-type="string">
            <text:p text:style-name="Snippet"><text:change-start text:change-id="ct214878968"/>1.0 7.2 +<text:change-end text:change-id="ct214878968"/></text:p>
          </table:table-cell>
          <table:table-cell table:style-name="Table134.B2" office:value-type="string">
            <text:p text:style-name="P2"><text:change-start text:change-id="ct214879072"/>8.2<text:change-end text:change-id="ct214879072"/></text:p>
          </table:table-cell>
        </table:table-row>
        <table:table-row table:style-name="Table134.1">
          <table:table-cell table:style-name="Table134.A2" office:value-type="string">
            <text:p text:style-name="Snippet"><text:change-start text:change-id="ct214879176"/>1/2<text:change-end text:change-id="ct214879176"/><text:change-start text:change-id="ct214879280"/> 1/3 +<text:change-end text:change-id="ct214879280"/></text:p>
          </table:table-cell>
          <table:table-cell table:style-name="Table134.B2" office:value-type="string">
            <text:p text:style-name="P2"><text:change-start text:change-id="ct214879384"/>5/6<text:change-end text:change-id="ct214879384"/></text:p>
          </table:table-cell>
        </table:table-row>
        <table:table-row table:style-name="Table134.1">
          <table:table-cell table:style-name="Table134.A2" office:value-type="string">
            <text:p text:style-name="Snippet"><text:change-start text:change-id="ct214879488"/>1+2i 1+3i<text:change-end text:change-id="ct214879488"/><text:change-start text:change-id="ct214879592"/> +<text:change-end text:change-id="ct214879592"/></text:p>
          </table:table-cell>
          <table:table-cell table:style-name="Table134.B2" office:value-type="string">
            <text:p text:style-name="P2"><text:change-start text:change-id="ct214879696"/>2+5i<text:change-end text:change-id="ct214879696"/></text:p>
          </table:table-cell>
        </table:table-row>
      </table:table>
      <text:p text:style-name="Text_20_body"><text:change text:change-id="ct214879800"/><text:change-start text:change-id="ct21487990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45532272"/>-<text:alphabetical-index-mark-end text:id="IMark14553227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6">Code</text:p>
          </table:table-cell>
          <table:table-cell table:style-name="Table135.B2" office:value-type="string">
            <text:p text:style-name="P16">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4879904"/><text:change text:change-id="ct214880112"/><text:change text:change-id="ct214880008"/><text:change-start text:change-id="ct2148802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5532272"/>.1/x<text:alphabetical-index-mark-end text:id="IMark14553227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6">Code</text:p>
          </table:table-cell>
          <table:table-cell table:style-name="Table136.B2" office:value-type="string">
            <text:p text:style-name="P16">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4880216"/><text:change text:change-id="ct214880320"/><text:change-start text:change-id="ct214880424"/></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45532272"/>.10**<text:alphabetical-index-mark-end text:id="IMark14553227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6">Code</text:p>
          </table:table-cell>
          <table:table-cell table:style-name="Table137.B2" office:value-type="string">
            <text:p text:style-name="P16">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4880424"/><text:change text:change-id="ct214880528"/><text:change-start text:change-id="ct21488468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45532272"/>.2**<text:alphabetical-index-mark-end text:id="IMark14553227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6">Code</text:p>
          </table:table-cell>
          <table:table-cell table:style-name="Table138.B2" office:value-type="string">
            <text:p text:style-name="P16">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4884680"/><text:change text:change-id="ct214884888"/><text:change text:change-id="ct214884784"/><text:change-start text:change-id="ct21488499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5532272"/>.abs<text:alphabetical-index-mark-end text:id="IMark14553227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6">Code</text:p>
          </table:table-cell>
          <table:table-cell table:style-name="Table139.B2" office:value-type="string">
            <text:p text:style-name="P16">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4884992"/><text:change text:change-id="ct214885096"/></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14885200"/>[a_numeric] <text:alphabetical-index-mark-start text:id="IMark145532272"/>.acos<text:alphabetical-index-mark-end text:id="IMark145532272"/> [a_float]</text:h>
            <text:p text:style-name="Text_20_body">Routing: TOS</text:p>
            <text:p text:style-name="P1">This method computes the arc-cosine (cos(x)<text:span text:style-name="T11">-1</text:span>) of the value. That is it computes the angle in radians <text:change-end text:change-id="ct214885200"/><text:change-start text:change-id="ct214885616"/>whose cosine is the argument<text:note text:id="ftn65" text:note-class="footnote"><text:note-citation>65</text:note-citation><text:note-body><text:p text:style-name="Footnote"><text:change-start text:change-id="ct214885304"/>Please s<text:change-end text:change-id="ct214885304"/><text:change-start text:change-id="ct214885408"/>ee <text:a xlink:type="simple" xlink:href="http://en.wikipedia.org/wiki/Inverse_trigonometric_functions" text:style-name="Internet_20_link" text:visited-style-name="Visited_20_Internet_20_Link">http://en.wikipedia.org/wiki/Inverse_trigonometric_functions</text:a> for m<text:change-end text:change-id="ct214885408"/><text:change-start text:change-id="ct214885512"/>ore details on inverse trigonometric functions.<text:change-end text:change-id="ct214885512"/></text:p></text:note-body></text:note>.<text:change-end text:change-id="ct214885616"/><text:change-start text:change-id="ct214885720"/> <text:span text:style-name="T11"><text:s text:c="11"/></text:span><text:change-end text:change-id="ct214885720"/></text:p>
          </table:table-cell>
          <table:covered-table-cell/>
        </table:table-row>
        <table:table-row table:style-name="Table140.1">
          <table:table-cell table:style-name="Table140.A2" office:value-type="string">
            <text:p text:style-name="P16"><text:change-start text:change-id="ct214885824"/>Code<text:change-end text:change-id="ct214885824"/></text:p>
          </table:table-cell>
          <table:table-cell table:style-name="Table140.B2" office:value-type="string">
            <text:p text:style-name="P16"><text:change-start text:change-id="ct214885928"/>Result<text:change-end text:change-id="ct214885928"/></text:p>
          </table:table-cell>
        </table:table-row>
        <table:table-row table:style-name="Table140.1">
          <table:table-cell table:style-name="Table140.A2" office:value-type="string">
            <text:p text:style-name="Snippet"><text:change-start text:change-id="ct214886032"/>1 .acos<text:change-end text:change-id="ct214886032"/></text:p>
          </table:table-cell>
          <table:table-cell table:style-name="Table140.B2" office:value-type="string">
            <text:p text:style-name="P2"><text:change-start text:change-id="ct214886136"/>0.0<text:change-end text:change-id="ct214886136"/></text:p>
          </table:table-cell>
        </table:table-row>
        <table:table-row table:style-name="Table140.1">
          <table:table-cell table:style-name="Table140.A2" office:value-type="string">
            <text:p text:style-name="Snippet"><text:change-start text:change-id="ct214886240"/>0 .acos<text:change-end text:change-id="ct214886240"/></text:p>
          </table:table-cell>
          <table:table-cell table:style-name="Table140.B2" office:value-type="string">
            <text:p text:style-name="P2"><text:change-start text:change-id="ct214886344"/>1.5707963267948966<text:change-end text:change-id="ct214886344"/></text:p>
          </table:table-cell>
        </table:table-row>
      </table:table>
      <text:p text:style-name="Text_20_body"><text:change text:change-id="ct21488644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14886760"/>[a_numeric] <text:alphabetical-index-mark-start text:id="IMark145532272"/>.acosh<text:alphabetical-index-mark-end text:id="IMark14553227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148865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4886552"/><text:change-start text:change-id="ct214886656"/>bolic trigonometric functions.<text:change-end text:change-id="ct214886656"/></text:p></text:note-body></text:note>.<text:change-end text:change-id="ct214886760"/></text:p>
          </table:table-cell>
          <table:covered-table-cell/>
        </table:table-row>
        <table:table-row table:style-name="Table141.1">
          <table:table-cell table:style-name="Table141.A2" office:value-type="string">
            <text:p text:style-name="P16"><text:change-start text:change-id="ct214886864"/>Code<text:change-end text:change-id="ct214886864"/></text:p>
          </table:table-cell>
          <table:table-cell table:style-name="Table141.B2" office:value-type="string">
            <text:p text:style-name="P16"><text:change-start text:change-id="ct214886968"/>Result<text:change-end text:change-id="ct2148869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48870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4887176"/>[a_numeric] <text:alphabetical-index-mark-start text:id="IMark145532272"/>.angle<text:alphabetical-index-mark-end text:id="IMark145532272"/> [a_float]</text:h>
            <text:p text:style-name="Text_20_body">Routing:<text:change-end text:change-id="ct214887176"/> TOS<text:change-start text:change-id="ct214887280"/></text:p>
            <text:p text:style-name="P1"><text:change-end text:change-id="ct21488728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6"><text:change-start text:change-id="ct214887384"/>Code<text:change-end text:change-id="ct214887384"/></text:p>
          </table:table-cell>
          <table:table-cell table:style-name="Table142.B2" office:value-type="string">
            <text:p text:style-name="P16"><text:change-start text:change-id="ct214887488"/>Result<text:change-end text:change-id="ct2148874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4887592"/></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14887696"/>[a_numeric] <text:alphabetical-index-mark-start text:id="IMark145532272"/>.asin<text:alphabetical-index-mark-end text:id="IMark145532272"/> [a_<text:change-end text:change-id="ct214887696"/>float<text:change-start text:change-id="ct214887800"/>]</text:h>
            <text:p text:style-name="Text_20_body">Routing:<text:change-end text:change-id="ct214887800"/> TOS<text:change-start text:change-id="ct214887904"/></text:p>
            <text:p text:style-name="P1"><text:change-end text:change-id="ct214887904"/>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6"><text:change-start text:change-id="ct214888008"/>Code<text:change-end text:change-id="ct214888008"/></text:p>
          </table:table-cell>
          <table:table-cell table:style-name="Table143.B2" office:value-type="string">
            <text:p text:style-name="P16"><text:change-start text:change-id="ct214888112"/>Result<text:change-end text:change-id="ct2148881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488821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14888320"/>[a_numeric] <text:alphabetical-index-mark-start text:id="IMark145532272"/>.asinh<text:alphabetical-index-mark-end text:id="IMark145532272"/> [a_<text:change-end text:change-id="ct214888320"/>float<text:change-start text:change-id="ct214888424"/>]</text:h>
            <text:p text:style-name="Text_20_body">Routing:<text:change-end text:change-id="ct214888424"/> TOS<text:change-start text:change-id="ct214888528"/></text:p>
            <text:p text:style-name="P1"><text:change-end text:change-id="ct214888528"/>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6"><text:change-start text:change-id="ct214888632"/>Code<text:change-end text:change-id="ct214888632"/></text:p>
          </table:table-cell>
          <table:table-cell table:style-name="Table144.B2" office:value-type="string">
            <text:p text:style-name="P16"><text:change-start text:change-id="ct214888776"/>Result<text:change-end text:change-id="ct2148887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48888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4888984"/>[a_numeric] <text:alphabetical-index-mark-start text:id="IMark145532272"/>.atan<text:alphabetical-index-mark-end text:id="IMark145532272"/> [a_<text:change-end text:change-id="ct214888984"/>float<text:change-start text:change-id="ct214889088"/>]</text:h>
            <text:p text:style-name="Text_20_body">Routing:<text:change-end text:change-id="ct214889088"/> TOS<text:change-start text:change-id="ct214889192"/></text:p>
            <text:p text:style-name="P1"><text:change-end text:change-id="ct214889192"/>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6"><text:change-start text:change-id="ct214889296"/>Code<text:change-end text:change-id="ct214889296"/></text:p>
          </table:table-cell>
          <table:table-cell table:style-name="Table145.B2" office:value-type="string">
            <text:p text:style-name="P16"><text:change-start text:change-id="ct214889400"/>Result<text:change-end text:change-id="ct2148894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488950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14889608"/>[a_numeric a_numeric] <text:alphabetical-index-mark-start text:id="IMark145532272"/>.atan2<text:alphabetical-index-mark-end text:id="IMark145532272"/> [a_<text:change-end text:change-id="ct214889608"/>float<text:change-start text:change-id="ct214889712"/>]</text:h>
            <text:p text:style-name="Text_20_body">Routing:<text:change-end text:change-id="ct214889712"/> TOS<text:change-start text:change-id="ct214889816"/></text:p>
            <text:p text:style-name="P1"><text:change-end text:change-id="ct2148898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6"><text:change-start text:change-id="ct214889920"/>Code<text:change-end text:change-id="ct214889920"/></text:p>
          </table:table-cell>
          <table:table-cell table:style-name="Table146.B2" office:value-type="string">
            <text:p text:style-name="P16"><text:change-start text:change-id="ct214890024"/>Result<text:change-end text:change-id="ct2148900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4890232"/><text:change text:change-id="ct21489012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14890336"/>[a_numeric] <text:alphabetical-index-mark-start text:id="IMark145532272"/>.atanh<text:alphabetical-index-mark-end text:id="IMark145532272"/> [a_<text:change-end text:change-id="ct214890336"/>float<text:change-start text:change-id="ct214890440"/>]</text:h>
            <text:p text:style-name="Text_20_body">Routing:<text:change-end text:change-id="ct214890440"/> TOS<text:change-start text:change-id="ct214890544"/></text:p>
            <text:p text:style-name="P1"><text:change-end text:change-id="ct214890544"/>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6"><text:change-start text:change-id="ct214890648"/>Code<text:change-end text:change-id="ct214890648"/></text:p>
          </table:table-cell>
          <table:table-cell table:style-name="Table147.B2" office:value-type="string">
            <text:p text:style-name="P16"><text:change-start text:change-id="ct214890752"/>Result<text:change-end text:change-id="ct2148907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48908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4890960"/>[a_numeric a_numeric] <text:alphabetical-index-mark-start text:id="IMark145532272"/>.c2p<text:alphabetical-index-mark-end text:id="IMark145532272"/> [a_<text:change-end text:change-id="ct214890960"/>float<text:change-start text:change-id="ct214891064"/> a_<text:change-end text:change-id="ct214891064"/>float<text:change-start text:change-id="ct214891168"/>]</text:h>
            <text:p text:style-name="Text_20_body">Routing: TOS</text:p>
            <text:p text:style-name="P1"><text:change-end text:change-id="ct2148911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6"><text:change-start text:change-id="ct214891272"/>Code<text:change-end text:change-id="ct214891272"/></text:p>
          </table:table-cell>
          <table:table-cell table:style-name="Table148.B2" office:value-type="string">
            <text:p text:style-name="P16"><text:change-start text:change-id="ct214891376"/>Result<text:change-end text:change-id="ct2148913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4891584"/><text:change text:change-id="ct214891480"/></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14891688"/>[a_numeric] <text:alphabetical-index-mark-start text:id="IMark145532272"/>.cbrt<text:alphabetical-index-mark-end text:id="IMark145532272"/> [a_<text:change-end text:change-id="ct214891688"/>float<text:change-start text:change-id="ct214891792"/>]</text:h>
            <text:p text:style-name="Text_20_body">Routing:<text:change-end text:change-id="ct214891792"/> TOS<text:change-start text:change-id="ct214891896"/></text:p>
            <text:p text:style-name="P1"><text:change-end text:change-id="ct214891896"/>This method computes the cube root (X<text:span text:style-name="T11">1/3</text:span>) of the value.</text:p>
          </table:table-cell>
          <table:covered-table-cell/>
        </table:table-row>
        <table:table-row table:style-name="Table149.1">
          <table:table-cell table:style-name="Table149.A2" office:value-type="string">
            <text:p text:style-name="P16"><text:change-start text:change-id="ct214892000"/>Code<text:change-end text:change-id="ct214892000"/></text:p>
          </table:table-cell>
          <table:table-cell table:style-name="Table149.B2" office:value-type="string">
            <text:p text:style-name="P16"><text:change-start text:change-id="ct214892104"/>Result<text:change-end text:change-id="ct2148921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489220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4892312"/>[a_numeric] <text:alphabetical-index-mark-start text:id="IMark145532272"/>.ceil<text:alphabetical-index-mark-end text:id="IMark145532272"/> [a<text:change-end text:change-id="ct214892312"/>n<text:change-start text:change-id="ct214892416"/>_<text:change-end text:change-id="ct214892416"/>integer<text:change-start text:change-id="ct214892520"/>]</text:h>
            <text:p text:style-name="Text_20_body">Routing:<text:change-end text:change-id="ct214892520"/> TOS<text:change-start text:change-id="ct214892624"/></text:p>
            <text:p text:style-name="P1"><text:change-end text:change-id="ct214892624"/>This method computes the smallest integer that is greater than or equal to the argument.</text:p>
          </table:table-cell>
          <table:covered-table-cell/>
        </table:table-row>
        <table:table-row table:style-name="Table150.1">
          <table:table-cell table:style-name="Table150.A2" office:value-type="string">
            <text:p text:style-name="P16"><text:change-start text:change-id="ct214892728"/>Code<text:change-end text:change-id="ct214892728"/></text:p>
          </table:table-cell>
          <table:table-cell table:style-name="Table150.B2" office:value-type="string">
            <text:p text:style-name="P16"><text:change-start text:change-id="ct214909256"/>Result<text:change-end text:change-id="ct2149092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490936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14909464"/>[a_numeric] <text:alphabetical-index-mark-start text:id="IMark145532272"/>.conjugate<text:alphabetical-index-mark-end text:id="IMark145532272"/> [a_numeric]</text:h>
            <text:p text:style-name="Text_20_body">Routing:<text:change-end text:change-id="ct214909464"/> TOS<text:change-start text:change-id="ct214909568"/></text:p>
            <text:p text:style-name="P1"><text:change-end text:change-id="ct214909568"/>This method computes the complex conjugate of the argument. For non-complex data, this has no effect.</text:p>
          </table:table-cell>
          <table:covered-table-cell/>
        </table:table-row>
        <table:table-row table:style-name="Table151.1">
          <table:table-cell table:style-name="Table151.A2" office:value-type="string">
            <text:p text:style-name="P16"><text:change-start text:change-id="ct214909672"/>Code<text:change-end text:change-id="ct214909672"/></text:p>
          </table:table-cell>
          <table:table-cell table:style-name="Table151.B2" office:value-type="string">
            <text:p text:style-name="P16"><text:change-start text:change-id="ct214909776"/>Result<text:change-end text:change-id="ct2149097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49098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4909984"/>[a_numeric] <text:alphabetical-index-mark-start text:id="IMark145532272"/>.cos<text:alphabetical-index-mark-end text:id="IMark145532272"/> [a_<text:change-end text:change-id="ct214909984"/>float<text:change-start text:change-id="ct214910088"/>]</text:h>
            <text:p text:style-name="Text_20_body">Routing:<text:change-end text:change-id="ct214910088"/> TOS<text:change-start text:change-id="ct214910192"/></text:p>
            <text:p text:style-name="P1"><text:change-end text:change-id="ct21491019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6"><text:change-start text:change-id="ct214910296"/>Code<text:change-end text:change-id="ct214910296"/></text:p>
          </table:table-cell>
          <table:table-cell table:style-name="Table152.B2" office:value-type="string">
            <text:p text:style-name="P16"><text:change-start text:change-id="ct214910400"/>Result<text:change-end text:change-id="ct2149104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4910608"/><text:change text:change-id="ct21491050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14910712"/>[a_numeric] <text:alphabetical-index-mark-start text:id="IMark145532272"/>.cosh<text:alphabetical-index-mark-end text:id="IMark145532272"/> [a_<text:change-end text:change-id="ct214910712"/>float<text:change-start text:change-id="ct214910816"/>]</text:h>
            <text:p text:style-name="Text_20_body">Routing:<text:change-end text:change-id="ct214910816"/> TOS<text:change-start text:change-id="ct214910920"/></text:p>
            <text:p text:style-name="P1"><text:change-end text:change-id="ct21491092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6"><text:change-start text:change-id="ct214911024"/>Code<text:change-end text:change-id="ct214911024"/></text:p>
          </table:table-cell>
          <table:table-cell table:style-name="Table153.B2" office:value-type="string">
            <text:p text:style-name="P16"><text:change-start text:change-id="ct214911128"/>Result<text:change-end text:change-id="ct2149111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491123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4911336"/>[a_numeric] <text:alphabetical-index-mark-start text:id="IMark145532272"/>.cube<text:alphabetical-index-mark-end text:id="IMark145532272"/> [a_numeric]</text:h>
            <text:p text:style-name="Text_20_body">Routing:<text:change-end text:change-id="ct214911336"/> TOS<text:change-start text:change-id="ct214911440"/></text:p>
            <text:p text:style-name="P1"><text:change-end text:change-id="ct214911440"/>This method computes the cube (X<text:span text:style-name="T11">3</text:span>) of the number.</text:p>
          </table:table-cell>
          <table:covered-table-cell/>
        </table:table-row>
        <table:table-row table:style-name="Table154.1">
          <table:table-cell table:style-name="Table154.A2" office:value-type="string">
            <text:p text:style-name="P16"><text:change-start text:change-id="ct214911544"/>Code<text:change-end text:change-id="ct214911544"/></text:p>
          </table:table-cell>
          <table:table-cell table:style-name="Table154.B2" office:value-type="string">
            <text:p text:style-name="P16"><text:change-start text:change-id="ct214911648"/>Result<text:change-end text:change-id="ct2149116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491175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14911856"/>[a_numeric] <text:alphabetical-index-mark-start text:id="IMark145532272"/>.d2r<text:alphabetical-index-mark-end text:id="IMark145532272"/> [a_<text:change-end text:change-id="ct214911856"/>float<text:change-start text:change-id="ct214911960"/>]</text:h>
            <text:p text:style-name="Text_20_body">Routing:<text:change-end text:change-id="ct214911960"/> TOS<text:change-start text:change-id="ct214912064"/></text:p>
            <text:p text:style-name="P1"><text:change-end text:change-id="ct214912064"/>This method converts the argument number from degrees to radians.</text:p>
          </table:table-cell>
          <table:covered-table-cell/>
        </table:table-row>
        <table:table-row table:style-name="Table155.1">
          <table:table-cell table:style-name="Table155.A2" office:value-type="string">
            <text:p text:style-name="P16"><text:change-start text:change-id="ct214912168"/>Code<text:change-end text:change-id="ct214912168"/></text:p>
          </table:table-cell>
          <table:table-cell table:style-name="Table155.B2" office:value-type="string">
            <text:p text:style-name="P16"><text:change-start text:change-id="ct214912272"/>Result<text:change-end text:change-id="ct2149122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491237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14912480"/>[a_numeric] <text:alphabetical-index-mark-start text:id="IMark145532272"/>.denominator<text:alphabetical-index-mark-end text:id="IMark145532272"/> [a<text:change-end text:change-id="ct214912480"/>n<text:change-start text:change-id="ct214912584"/>_<text:change-end text:change-id="ct214912584"/>integer<text:change-start text:change-id="ct214912688"/>]</text:h>
            <text:p text:style-name="Text_20_body">Routing:<text:change-end text:change-id="ct214912688"/> TOS<text:change-start text:change-id="ct214912792"/></text:p>
            <text:p text:style-name="P1"><text:change-end text:change-id="ct2149127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6"><text:change-start text:change-id="ct214912896"/>Code<text:change-end text:change-id="ct214912896"/></text:p>
          </table:table-cell>
          <table:table-cell table:style-name="Table156.B2" office:value-type="string">
            <text:p text:style-name="P16"><text:change-start text:change-id="ct214913000"/>Result<text:change-end text:change-id="ct2149130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4913104"/><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4913208"/>[a_numeric] <text:alphabetical-index-mark-start text:id="IMark145532272"/>.e**<text:alphabetical-index-mark-end text:id="IMark145532272"/> [a_<text:change-end text:change-id="ct214913208"/>float<text:change-start text:change-id="ct214913352"/>]</text:h>
            <text:p text:style-name="Text_20_body">Routing:<text:change-end text:change-id="ct214913352"/> TOS<text:change-start text:change-id="ct214913456"/></text:p>
            <text:p text:style-name="P1"><text:change-end text:change-id="ct214913456"/>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6"><text:change-start text:change-id="ct214913560"/>Code<text:change-end text:change-id="ct214913560"/></text:p>
          </table:table-cell>
          <table:table-cell table:style-name="Table157.B2" office:value-type="string">
            <text:p text:style-name="P16"><text:change-start text:change-id="ct214913664"/>Result<text:change-end text:change-id="ct21491366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491376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4913872"/>[a_numeric] <text:alphabetical-index-mark-start text:id="IMark145532272"/>.emit<text:alphabetical-index-mark-end text:id="IMark145532272"/> []</text:h>
            <text:p text:style-name="Text_20_body">Routing:<text:change-end text:change-id="ct214913872"/> TOS<text:change-start text:change-id="ct214913976"/></text:p>
            <text:p text:style-name="P1"><text:change-end text:change-id="ct214913976"/>This method emits a character with the code of numeric argument.</text:p>
          </table:table-cell>
          <table:covered-table-cell/>
        </table:table-row>
        <table:table-row table:style-name="Table158.1">
          <table:table-cell table:style-name="Table158.A2" office:value-type="string">
            <text:p text:style-name="P16"><text:change-start text:change-id="ct214914080"/>Code<text:change-end text:change-id="ct214914080"/></text:p>
          </table:table-cell>
          <table:table-cell table:style-name="Table158.B2" office:value-type="string">
            <text:p text:style-name="P16"><text:change-start text:change-id="ct214914184"/>Result<text:change-end text:change-id="ct21491418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4914392"/><text:change text:change-id="ct21491428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14914496"/>[a_numeric] <text:alphabetical-index-mark-start text:id="IMark145532272"/>.floor<text:alphabetical-index-mark-end text:id="IMark145532272"/> [a<text:change-end text:change-id="ct214914496"/>n<text:change-start text:change-id="ct214914600"/>_<text:change-end text:change-id="ct214914600"/>integer<text:change-start text:change-id="ct214914704"/>]</text:h>
            <text:p text:style-name="Text_20_body">Routing:<text:change-end text:change-id="ct214914704"/> TOS<text:change-start text:change-id="ct214914808"/></text:p>
            <text:p text:style-name="P1"><text:change-end text:change-id="ct214914808"/>This method computes the largest integer that is less than or equal to the argument.</text:p>
          </table:table-cell>
          <table:covered-table-cell/>
        </table:table-row>
        <table:table-row table:style-name="Table159.1">
          <table:table-cell table:style-name="Table159.A2" office:value-type="string">
            <text:p text:style-name="P16"><text:change-start text:change-id="ct214914912"/>Code<text:change-end text:change-id="ct214914912"/></text:p>
          </table:table-cell>
          <table:table-cell table:style-name="Table159.B2" office:value-type="string">
            <text:p text:style-name="P16"><text:change-start text:change-id="ct214915016"/>Result<text:change-end text:change-id="ct21491501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491512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4915224"/>[a_numeric a_numeric] <text:alphabetical-index-mark-start text:id="IMark145532272"/>.hypot<text:alphabetical-index-mark-end text:id="IMark145532272"/> [a_<text:change-end text:change-id="ct214915224"/>float<text:change-start text:change-id="ct214915328"/>]</text:h>
            <text:p text:style-name="Text_20_body">Routing:<text:change-end text:change-id="ct214915328"/> TOS<text:change-start text:change-id="ct214915432"/></text:p>
            <text:p text:style-name="P1"><text:change-end text:change-id="ct214915432"/>Given two lengths, this method computes the length of the hypotenuse. </text:p>
          </table:table-cell>
          <table:covered-table-cell/>
        </table:table-row>
        <table:table-row table:style-name="Table160.1">
          <table:table-cell table:style-name="Table160.A2" office:value-type="string">
            <text:p text:style-name="P16"><text:change-start text:change-id="ct214915536"/>Code<text:change-end text:change-id="ct214915536"/></text:p>
          </table:table-cell>
          <table:table-cell table:style-name="Table160.B2" office:value-type="string">
            <text:p text:style-name="P16"><text:change-start text:change-id="ct214915640"/>Result<text:change-end text:change-id="ct2149156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491574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14915848"/>[a_numeric] <text:alphabetical-index-mark-start text:id="IMark145532272"/>.imaginary<text:alphabetical-index-mark-end text:id="IMark145532272"/> [a_numeric]</text:h>
            <text:p text:style-name="Text_20_body">Routing:<text:change-end text:change-id="ct214915848"/> TOS<text:change-start text:change-id="ct214915952"/></text:p>
            <text:p text:style-name="P1"><text:change-end text:change-id="ct2149159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6"><text:change-start text:change-id="ct214916056"/>Code<text:change-end text:change-id="ct214916056"/></text:p>
          </table:table-cell>
          <table:table-cell table:style-name="Table161.B2" office:value-type="string">
            <text:p text:style-name="P16"><text:change-start text:change-id="ct214916160"/>Result<text:change-end text:change-id="ct2149161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49162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4916368"/>[a_numeric] <text:alphabetical-index-mark-start text:id="IMark145532272"/>.ln<text:alphabetical-index-mark-end text:id="IMark145532272"/> [a_<text:change-end text:change-id="ct214916368"/>float<text:change-start text:change-id="ct214916472"/>]</text:h>
            <text:p text:style-name="Text_20_body">Routing:<text:change-end text:change-id="ct214916472"/> TOS<text:change-start text:change-id="ct214916576"/></text:p>
            <text:p text:style-name="P1"><text:change-end text:change-id="ct214916576"/>This method computes the natural logarithm (log<text:span text:style-name="T6">e</text:span>) of the given value.</text:p>
          </table:table-cell>
          <table:covered-table-cell/>
        </table:table-row>
        <table:table-row table:style-name="Table162.1">
          <table:table-cell table:style-name="Table162.A2" office:value-type="string">
            <text:p text:style-name="P16"><text:change-start text:change-id="ct214916680"/>Code<text:change-end text:change-id="ct214916680"/></text:p>
          </table:table-cell>
          <table:table-cell table:style-name="Table162.B2" office:value-type="string">
            <text:p text:style-name="P16"><text:change-start text:change-id="ct214916784"/>Result<text:change-end text:change-id="ct2149167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491688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14916992"/>[a_numeric] <text:alphabetical-index-mark-start text:id="IMark145532272"/>.log10<text:alphabetical-index-mark-end text:id="IMark145532272"/> [a_<text:change-end text:change-id="ct214916992"/>float<text:change-start text:change-id="ct214917096"/>]</text:h>
            <text:p text:style-name="Text_20_body">Routing:<text:change-end text:change-id="ct214917096"/> TOS<text:change-start text:change-id="ct214917200"/></text:p>
            <text:p text:style-name="P1"><text:change-end text:change-id="ct214917200"/>This method computes the base 10 logarithm (log<text:span text:style-name="T6">10</text:span>) of the given value.</text:p>
          </table:table-cell>
          <table:covered-table-cell/>
        </table:table-row>
        <table:table-row table:style-name="Table163.1">
          <table:table-cell table:style-name="Table163.A2" office:value-type="string">
            <text:p text:style-name="P16"><text:change-start text:change-id="ct214917304"/>Code<text:change-end text:change-id="ct214917304"/></text:p>
          </table:table-cell>
          <table:table-cell table:style-name="Table163.B2" office:value-type="string">
            <text:p text:style-name="P16"><text:change-start text:change-id="ct214982984"/>Result<text:change-end text:change-id="ct21498298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498308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14983192"/>[a_numeric] <text:alphabetical-index-mark-start text:id="IMark145532272"/>.log2<text:alphabetical-index-mark-end text:id="IMark145532272"/> [a_<text:change-end text:change-id="ct214983192"/>float<text:change-start text:change-id="ct214983296"/>]</text:h>
            <text:p text:style-name="Text_20_body">Routing:<text:change-end text:change-id="ct214983296"/> TOS<text:change-start text:change-id="ct214983400"/></text:p>
            <text:p text:style-name="P1"><text:change-end text:change-id="ct214983400"/>This method computes the base 2 logarithm (log<text:span text:style-name="T6">2</text:span>) of the given value.</text:p>
          </table:table-cell>
          <table:covered-table-cell/>
        </table:table-row>
        <table:table-row table:style-name="Table164.1">
          <table:table-cell table:style-name="Table164.A2" office:value-type="string">
            <text:p text:style-name="P16"><text:change-start text:change-id="ct214983504"/>Code<text:change-end text:change-id="ct214983504"/></text:p>
          </table:table-cell>
          <table:table-cell table:style-name="Table164.B2" office:value-type="string">
            <text:p text:style-name="P16"><text:change-start text:change-id="ct214983608"/>Result<text:change-end text:change-id="ct214983608"/></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498371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4983816"/>[a_numeric] <text:alphabetical-index-mark-start text:id="IMark145532272"/>.magnitude<text:alphabetical-index-mark-end text:id="IMark145532272"/> [a_numeric]</text:h>
            <text:p text:style-name="Text_20_body">Routing:<text:change-end text:change-id="ct214983816"/> TOS<text:change-start text:change-id="ct214983920"/></text:p>
            <text:p text:style-name="P1"><text:change-end text:change-id="ct21498392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6"><text:change-start text:change-id="ct214984024"/>Code<text:change-end text:change-id="ct214984024"/></text:p>
          </table:table-cell>
          <table:table-cell table:style-name="Table165.B2" office:value-type="string">
            <text:p text:style-name="P16"><text:change-start text:change-id="ct214984128"/>Result<text:change-end text:change-id="ct21498412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4984232"/></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14984336"/>[a_numeric] <text:alphabetical-index-mark-start text:id="IMark145532272"/>.numerator<text:alphabetical-index-mark-end text:id="IMark145532272"/> [a_numeric]</text:h>
            <text:p text:style-name="Text_20_body">Routing:<text:change-end text:change-id="ct214984336"/> TOS<text:change-start text:change-id="ct214984440"/></text:p>
            <text:p text:style-name="P1"><text:change-end text:change-id="ct21498444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6"><text:change-start text:change-id="ct214984544"/>Code<text:change-end text:change-id="ct214984544"/></text:p>
          </table:table-cell>
          <table:table-cell table:style-name="Table166.B2" office:value-type="string">
            <text:p text:style-name="P16"><text:change-start text:change-id="ct214984648"/>Result<text:change-end text:change-id="ct21498464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4984856"/><text:change text:change-id="ct21498475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14984960"/>[a_numeric a_numeric] <text:alphabetical-index-mark-start text:id="IMark145532272"/>.p2c<text:alphabetical-index-mark-end text:id="IMark145532272"/> [a_<text:change-end text:change-id="ct214984960"/>float<text:change-start text:change-id="ct214985064"/> a_<text:change-end text:change-id="ct214985064"/>float<text:change-start text:change-id="ct214985168"/>]</text:h>
            <text:p text:style-name="Text_20_body">Routing:<text:change-end text:change-id="ct214985168"/> TOS<text:change-start text:change-id="ct214985272"/></text:p>
            <text:p text:style-name="P1"><text:change-end text:change-id="ct21498527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6"><text:change-start text:change-id="ct214985376"/>Code<text:change-end text:change-id="ct214985376"/></text:p>
          </table:table-cell>
          <table:table-cell table:style-name="Table167.B2" office:value-type="string">
            <text:p text:style-name="P16"><text:change-start text:change-id="ct214985480"/>Result<text:change-end text:change-id="ct21498548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498558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4985688"/>[a_numeric] <text:alphabetical-index-mark-start text:id="IMark145532272"/>.polar<text:alphabetical-index-mark-end text:id="IMark145532272"/> [a_<text:change-end text:change-id="ct214985688"/>float<text:change-start text:change-id="ct214985792"/> a_<text:change-end text:change-id="ct214985792"/>float<text:change-start text:change-id="ct214985896"/>]</text:h>
            <text:p text:style-name="Text_20_body">Routing:<text:change-end text:change-id="ct214985896"/> TOS<text:change-start text:change-id="ct214986000"/></text:p>
            <text:p text:style-name="P1"><text:change-end text:change-id="ct21498600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6"><text:change-start text:change-id="ct214986104"/>Code<text:change-end text:change-id="ct214986104"/></text:p>
          </table:table-cell>
          <table:table-cell table:style-name="Table168.B2" office:value-type="string">
            <text:p text:style-name="P16"><text:change-start text:change-id="ct214986208"/>Result<text:change-end text:change-id="ct2149862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498631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14986416"/>[a_numeric] <text:alphabetical-index-mark-start text:id="IMark145532272"/>.r2d<text:alphabetical-index-mark-end text:id="IMark145532272"/> [a_<text:change-end text:change-id="ct214986416"/>float<text:change-start text:change-id="ct214986520"/>]</text:h>
            <text:p text:style-name="Text_20_body">Routing:<text:change-end text:change-id="ct214986520"/> TOS<text:change-start text:change-id="ct214986624"/></text:p>
            <text:p text:style-name="P1"><text:change-end text:change-id="ct214986624"/>Convert a angle value from radians to degrees.</text:p>
          </table:table-cell>
          <table:covered-table-cell/>
        </table:table-row>
        <table:table-row table:style-name="Table169.1">
          <table:table-cell table:style-name="Table169.A2" office:value-type="string">
            <text:p text:style-name="P16"><text:change-start text:change-id="ct214986728"/>Code<text:change-end text:change-id="ct214986728"/></text:p>
          </table:table-cell>
          <table:table-cell table:style-name="Table169.B2" office:value-type="string">
            <text:p text:style-name="P16"><text:change-start text:change-id="ct214986832"/>Result<text:change-end text:change-id="ct2149868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1498693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4991088"/>[a_numeric] <text:alphabetical-index-mark-start text:id="IMark145532272"/>.real<text:alphabetical-index-mark-end text:id="IMark145532272"/> [a_numeric]</text:h>
            <text:p text:style-name="Text_20_body">Routing:<text:change-end text:change-id="ct214991088"/> TOS<text:change-start text:change-id="ct214991192"/></text:p>
            <text:p text:style-name="P1"><text:change-end text:change-id="ct2149911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6"><text:change-start text:change-id="ct214991296"/>Code<text:change-end text:change-id="ct214991296"/></text:p>
          </table:table-cell>
          <table:table-cell table:style-name="Table170.B2" office:value-type="string">
            <text:p text:style-name="P16"><text:change-start text:change-id="ct214991400"/>Result<text:change-end text:change-id="ct2149914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499150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4991608"/>[a_numeric] <text:alphabetical-index-mark-start text:id="IMark145532272"/>.round<text:alphabetical-index-mark-end text:id="IMark145532272"/> [a<text:change-end text:change-id="ct214991608"/>n<text:change-start text:change-id="ct214991712"/>_<text:change-end text:change-id="ct214991712"/>integer<text:change-start text:change-id="ct214991816"/>]</text:h>
            <text:p text:style-name="Text_20_body">Routing:<text:change-end text:change-id="ct214991816"/> TOS<text:change-start text:change-id="ct214991920"/></text:p>
            <text:p text:style-name="P1"><text:change-end text:change-id="ct214991920"/>This method rounds the argument number to the nearest integer.</text:p>
          </table:table-cell>
          <table:covered-table-cell/>
        </table:table-row>
        <table:table-row table:style-name="Table171.1">
          <table:table-cell table:style-name="Table171.A2" office:value-type="string">
            <text:p text:style-name="P16"><text:change-start text:change-id="ct214992024"/>Code<text:change-end text:change-id="ct214992024"/></text:p>
          </table:table-cell>
          <table:table-cell table:style-name="Table171.B2" office:value-type="string">
            <text:p text:style-name="P16"><text:change-start text:change-id="ct214992128"/>Result<text:change-end text:change-id="ct2149921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149922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4992336"/>[a_numeric] <text:alphabetical-index-mark-start text:id="IMark145532272"/>.sin<text:alphabetical-index-mark-end text:id="IMark145532272"/> [a_<text:change-end text:change-id="ct214992336"/>float<text:change-start text:change-id="ct214992440"/>]</text:h>
            <text:p text:style-name="Text_20_body">Routing:<text:change-end text:change-id="ct214992440"/> TOS<text:change-start text:change-id="ct214992544"/></text:p>
            <text:p text:style-name="P1"><text:change-end text:change-id="ct214992544"/>This method computes the sine of the argument angle in radians.</text:p>
          </table:table-cell>
          <table:covered-table-cell/>
        </table:table-row>
        <table:table-row table:style-name="Table172.1">
          <table:table-cell table:style-name="Table172.A2" office:value-type="string">
            <text:p text:style-name="P16"><text:change-start text:change-id="ct214992648"/>Code<text:change-end text:change-id="ct214992648"/></text:p>
          </table:table-cell>
          <table:table-cell table:style-name="Table172.B2" office:value-type="string">
            <text:p text:style-name="P16"><text:change-start text:change-id="ct214992752"/>Result<text:change-end text:change-id="ct2149927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499285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4992960"/>[a_numeric] <text:alphabetical-index-mark-start text:id="IMark145532272"/>.sinh<text:alphabetical-index-mark-end text:id="IMark145532272"/> [a_<text:change-end text:change-id="ct214992960"/>float<text:change-start text:change-id="ct214993064"/>]</text:h>
            <text:p text:style-name="Text_20_body">Routing:<text:change-end text:change-id="ct214993064"/> TOS<text:change-start text:change-id="ct214993168"/></text:p>
            <text:p text:style-name="P1"><text:change-end text:change-id="ct214993168"/>This method computes the hyperbolic-sine of the argument angle in radians.</text:p>
          </table:table-cell>
          <table:covered-table-cell/>
        </table:table-row>
        <table:table-row table:style-name="Table173.1">
          <table:table-cell table:style-name="Table173.A2" office:value-type="string">
            <text:p text:style-name="P16"><text:change-start text:change-id="ct214993272"/>Code<text:change-end text:change-id="ct214993272"/></text:p>
          </table:table-cell>
          <table:table-cell table:style-name="Table173.B2" office:value-type="string">
            <text:p text:style-name="P16"><text:change-start text:change-id="ct214993376"/>Result<text:change-end text:change-id="ct2149933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499348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14993584"/>[a_numeric] <text:alphabetical-index-mark-start text:id="IMark145532272"/>.sleep<text:alphabetical-index-mark-end text:id="IMark145532272"/> []</text:h>
            <text:p text:style-name="Text_20_body">Routing:<text:change-end text:change-id="ct214993584"/> TOS<text:change-start text:change-id="ct214993688"/></text:p>
            <text:p text:style-name="P1"><text:change-end text:change-id="ct214993688"/>This method will pause the current thread for the specified number (or fraction of) seconds.</text:p>
          </table:table-cell>
          <table:covered-table-cell/>
        </table:table-row>
        <table:table-row table:style-name="Table174.1">
          <table:table-cell table:style-name="Table174.A2" office:value-type="string">
            <text:p text:style-name="P16"><text:change-start text:change-id="ct214993792"/>Code<text:change-end text:change-id="ct214993792"/></text:p>
          </table:table-cell>
          <table:table-cell table:style-name="Table174.B2" office:value-type="string">
            <text:p text:style-name="P16"><text:change-start text:change-id="ct214993896"/>Result<text:change-end text:change-id="ct21499389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1499400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14994104"/>[a_numeric] <text:alphabetical-index-mark-start text:id="IMark145532272"/>.sqr<text:alphabetical-index-mark-end text:id="IMark145532272"/> [a_numeric]</text:h>
            <text:p text:style-name="Text_20_body">Routing:<text:change-end text:change-id="ct214994104"/> TOS<text:change-start text:change-id="ct214994208"/></text:p>
            <text:p text:style-name="P1"><text:change-end text:change-id="ct214994208"/>This method computes the square of the argument value.</text:p>
          </table:table-cell>
          <table:covered-table-cell/>
        </table:table-row>
        <table:table-row table:style-name="Table175.1">
          <table:table-cell table:style-name="Table175.A2" office:value-type="string">
            <text:p text:style-name="P16"><text:change-start text:change-id="ct214994312"/>Code<text:change-end text:change-id="ct214994312"/></text:p>
          </table:table-cell>
          <table:table-cell table:style-name="Table175.B2" office:value-type="string">
            <text:p text:style-name="P16"><text:change-start text:change-id="ct214994416"/>Result<text:change-end text:change-id="ct2149944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49945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14994624"/>[a_numeric] <text:alphabetical-index-mark-start text:id="IMark145532272"/>.sqrt<text:alphabetical-index-mark-end text:id="IMark145532272"/> [a_<text:change-end text:change-id="ct214994624"/>float<text:change-start text:change-id="ct214994728"/>]</text:h>
            <text:p text:style-name="Text_20_body">Routing:<text:change-end text:change-id="ct214994728"/> TOS<text:change-start text:change-id="ct214994832"/></text:p>
            <text:p text:style-name="P1"><text:change-end text:change-id="ct214994832"/>This method computes the square root of the argument value.</text:p>
          </table:table-cell>
          <table:covered-table-cell/>
        </table:table-row>
        <table:table-row table:style-name="Table176.1">
          <table:table-cell table:style-name="Table176.A2" office:value-type="string">
            <text:p text:style-name="P16"><text:change-start text:change-id="ct214994936"/>Code<text:change-end text:change-id="ct214994936"/></text:p>
          </table:table-cell>
          <table:table-cell table:style-name="Table176.B2" office:value-type="string">
            <text:p text:style-name="P16"><text:change-start text:change-id="ct214995040"/>Result<text:change-end text:change-id="ct2149950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49951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14995288"/>[a_numeric] <text:alphabetical-index-mark-start text:id="IMark145532272"/>.tan<text:alphabetical-index-mark-end text:id="IMark145532272"/> [a_<text:change-end text:change-id="ct214995288"/>float<text:change-start text:change-id="ct214995392"/>]</text:h>
            <text:p text:style-name="Text_20_body">Routing:<text:change-end text:change-id="ct214995392"/> TOS<text:change-start text:change-id="ct214995496"/></text:p>
            <text:p text:style-name="P1"><text:change-end text:change-id="ct214995496"/>This method computes the tangent of the argument angle in radians.</text:p>
          </table:table-cell>
          <table:covered-table-cell/>
        </table:table-row>
        <table:table-row table:style-name="Table177.1">
          <table:table-cell table:style-name="Table177.A2" office:value-type="string">
            <text:p text:style-name="P16"><text:change-start text:change-id="ct214995600"/>Code<text:change-end text:change-id="ct214995600"/></text:p>
          </table:table-cell>
          <table:table-cell table:style-name="Table177.B2" office:value-type="string">
            <text:p text:style-name="P16"><text:change-start text:change-id="ct214995704"/>Result<text:change-end text:change-id="ct2149957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4995808"/></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14995912"/>[a_numeric] <text:alphabetical-index-mark-start text:id="IMark145532272"/>.tanh<text:alphabetical-index-mark-end text:id="IMark145532272"/> [a_<text:change-end text:change-id="ct214995912"/>float<text:change-start text:change-id="ct214996016"/>]</text:h>
            <text:p text:style-name="Text_20_body">Routing:<text:change-end text:change-id="ct214996016"/> TOS<text:change-start text:change-id="ct214996120"/></text:p>
            <text:p text:style-name="P1"><text:change-end text:change-id="ct214996120"/>This method computes the hyperbolic-tangent of the argument angle in radians.</text:p>
          </table:table-cell>
          <table:covered-table-cell/>
        </table:table-row>
        <table:table-row table:style-name="Table178.1">
          <table:table-cell table:style-name="Table178.A2" office:value-type="string">
            <text:p text:style-name="P16"><text:change-start text:change-id="ct214996224"/>Code<text:change-end text:change-id="ct214996224"/></text:p>
          </table:table-cell>
          <table:table-cell table:style-name="Table178.B2" office:value-type="string">
            <text:p text:style-name="P16"><text:change-start text:change-id="ct214996328"/>Result<text:change-end text:change-id="ct2149963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14996432"/></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14996536"/>[a_numeric a_numeric] <text:alphabetical-index-mark-start text:id="IMark145532272"/>/<text:alphabetical-index-mark-end text:id="IMark145532272"/> [a_numeric]</text:h>
            <text:p text:style-name="Text_20_body">Routing:<text:change-end text:change-id="ct214996536"/> NOS<text:change-start text:change-id="ct214996640"/></text:p>
            <text:p text:style-name="P1"><text:change-end text:change-id="ct214996640"/>This method implements the division operator.</text:p>
          </table:table-cell>
          <table:covered-table-cell/>
        </table:table-row>
        <table:table-row table:style-name="Table179.1">
          <table:table-cell table:style-name="Table179.A2" office:value-type="string">
            <text:p text:style-name="P16"><text:change-start text:change-id="ct214996744"/>Code<text:change-end text:change-id="ct214996744"/></text:p>
          </table:table-cell>
          <table:table-cell table:style-name="Table179.B2" office:value-type="string">
            <text:p text:style-name="P16"><text:change-start text:change-id="ct214996848"/>Result<text:change-end text:change-id="ct2149968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49969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4997056"/>[a_numeric] <text:alphabetical-index-mark-start text:id="IMark145532272"/>0&lt;<text:alphabetical-index-mark-end text:id="IMark145532272"/> [a_boolean]</text:h>
            <text:p text:style-name="Text_20_body">Routing:<text:change-end text:change-id="ct214997056"/> TOS<text:change-start text:change-id="ct214997160"/></text:p>
            <text:p text:style-name="P1"><text:change-end text:change-id="ct214997160"/>Is this number less than zero?</text:p>
          </table:table-cell>
          <table:covered-table-cell/>
        </table:table-row>
        <table:table-row table:style-name="Table180.1">
          <table:table-cell table:style-name="Table180.A2" office:value-type="string">
            <text:p text:style-name="P16"><text:change-start text:change-id="ct214997264"/>Code<text:change-end text:change-id="ct214997264"/></text:p>
          </table:table-cell>
          <table:table-cell table:style-name="Table180.B2" office:value-type="string">
            <text:p text:style-name="P16"><text:change-start text:change-id="ct214997368"/>Result<text:change-end text:change-id="ct2149973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499747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14997576"/>[a_numeric] <text:alphabetical-index-mark-start text:id="IMark145532272"/>0&lt;=<text:alphabetical-index-mark-end text:id="IMark145532272"/> [a_boolean]</text:h>
            <text:p text:style-name="Text_20_body">Routing:<text:change-end text:change-id="ct214997576"/> TOS<text:change-start text:change-id="ct214997680"/></text:p>
            <text:p text:style-name="P1"><text:change-end text:change-id="ct214997680"/>Is this number less than or equal to zero?</text:p>
          </table:table-cell>
          <table:covered-table-cell/>
        </table:table-row>
        <table:table-row table:style-name="Table181.1">
          <table:table-cell table:style-name="Table181.A2" office:value-type="string">
            <text:p text:style-name="P16"><text:change-start text:change-id="ct214997784"/>Code<text:change-end text:change-id="ct214997784"/></text:p>
          </table:table-cell>
          <table:table-cell table:style-name="Table181.B2" office:value-type="string">
            <text:p text:style-name="P16"><text:change-start text:change-id="ct214997888"/>Result<text:change-end text:change-id="ct2149978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499799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14998096"/>[a_numeric] <text:alphabetical-index-mark-start text:id="IMark145532272"/>0&lt;=&gt;<text:alphabetical-index-mark-end text:id="IMark145532272"/> [<text:change-end text:change-id="ct214998096"/>1, 0, or -1<text:change-start text:change-id="ct214998200"/>]</text:h>
            <text:p text:style-name="Text_20_body">Routing:<text:change-end text:change-id="ct214998200"/> TOS<text:change-start text:change-id="ct214998304"/></text:p>
            <text:p text:style-name="P1"><text:change-end text:change-id="ct214998304"/>Perform a “three outcome” comparison of the value with zero.</text:p>
          </table:table-cell>
          <table:covered-table-cell/>
        </table:table-row>
        <table:table-row table:style-name="Table182.1">
          <table:table-cell table:style-name="Table182.A2" office:value-type="string">
            <text:p text:style-name="P16"><text:change-start text:change-id="ct214998408"/>Code<text:change-end text:change-id="ct214998408"/></text:p>
          </table:table-cell>
          <table:table-cell table:style-name="Table182.B2" office:value-type="string">
            <text:p text:style-name="P16"><text:change-start text:change-id="ct214998512"/>Result<text:change-end text:change-id="ct2149985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4998720"/><text:change text:change-id="ct2149986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4998824"/>[a_numeric] <text:alphabetical-index-mark-start text:id="IMark145532272"/>0&lt;&gt; <text:alphabetical-index-mark-end text:id="IMark145532272"/>[a_boolean]</text:h>
            <text:p text:style-name="Text_20_body">Routing:<text:change-end text:change-id="ct214998824"/> TOS<text:change-start text:change-id="ct214998928"/></text:p>
            <text:p text:style-name="P1"><text:change-end text:change-id="ct214998928"/>Is the number not equal to zero?</text:p>
          </table:table-cell>
          <table:covered-table-cell/>
        </table:table-row>
        <table:table-row table:style-name="Table183.1">
          <table:table-cell table:style-name="Table183.A2" office:value-type="string">
            <text:p text:style-name="P16"><text:change-start text:change-id="ct214999032"/>Code<text:change-end text:change-id="ct214999032"/></text:p>
          </table:table-cell>
          <table:table-cell table:style-name="Table183.B2" office:value-type="string">
            <text:p text:style-name="P16"><text:change-start text:change-id="ct214999136"/>Result<text:change-end text:change-id="ct2149991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49992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14999384"/>[a_numeric] <text:alphabetical-index-mark-start text:id="IMark145532272"/>0=<text:alphabetical-index-mark-end text:id="IMark145532272"/> [a_boolean]</text:h>
            <text:p text:style-name="Text_20_body">Routing:<text:change-end text:change-id="ct214999384"/> TOS<text:change-start text:change-id="ct214999488"/></text:p>
            <text:p text:style-name="P1"><text:change-end text:change-id="ct214999488"/>Is the number equal to zero?</text:p>
          </table:table-cell>
          <table:covered-table-cell/>
        </table:table-row>
        <table:table-row table:style-name="Table184.1">
          <table:table-cell table:style-name="Table184.A2" office:value-type="string">
            <text:p text:style-name="P16"><text:change-start text:change-id="ct214999592"/>Code<text:change-end text:change-id="ct214999592"/></text:p>
          </table:table-cell>
          <table:table-cell table:style-name="Table184.B2" office:value-type="string">
            <text:p text:style-name="P16"><text:change-start text:change-id="ct214999696"/>Result<text:change-end text:change-id="ct2149996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49998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14999904"/>[a_numeric] <text:alphabetical-index-mark-start text:id="IMark145532272"/>0&gt;<text:alphabetical-index-mark-end text:id="IMark145532272"/> [a_boolean]</text:h>
            <text:p text:style-name="Text_20_body">Routing:<text:change-end text:change-id="ct214999904"/> TOS<text:change-start text:change-id="ct215000008"/></text:p>
            <text:p text:style-name="P1"><text:change-end text:change-id="ct215000008"/>Is the number greater than zero?</text:p>
          </table:table-cell>
          <table:covered-table-cell/>
        </table:table-row>
        <table:table-row table:style-name="Table185.1">
          <table:table-cell table:style-name="Table185.A2" office:value-type="string">
            <text:p text:style-name="P16"><text:change-start text:change-id="ct215000112"/>Code<text:change-end text:change-id="ct215000112"/></text:p>
          </table:table-cell>
          <table:table-cell table:style-name="Table185.B2" office:value-type="string">
            <text:p text:style-name="P16"><text:change-start text:change-id="ct215000216"/>Result<text:change-end text:change-id="ct2150002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500032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5000424"/>[a_numeric] <text:alphabetical-index-mark-start text:id="IMark145532272"/>0&gt;=<text:alphabetical-index-mark-end text:id="IMark145532272"/> [a_boolean]</text:h>
            <text:p text:style-name="Text_20_body">Routing:<text:change-end text:change-id="ct215000424"/> TOS<text:change-start text:change-id="ct215000528"/></text:p>
            <text:p text:style-name="P1"><text:change-end text:change-id="ct215000528"/>Is the number greater than or equal to zero?</text:p>
          </table:table-cell>
          <table:covered-table-cell/>
        </table:table-row>
        <table:table-row table:style-name="Table186.1">
          <table:table-cell table:style-name="Table186.A2" office:value-type="string">
            <text:p text:style-name="P16"><text:change-start text:change-id="ct215000632"/>Code<text:change-end text:change-id="ct215000632"/></text:p>
          </table:table-cell>
          <table:table-cell table:style-name="Table186.B2" office:value-type="string">
            <text:p text:style-name="P16"><text:change-start text:change-id="ct215000736"/>Result<text:change-end text:change-id="ct2150007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500084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15000944"/>[a_numeric] <text:alphabetical-index-mark-start text:id="IMark145532272"/>1+<text:alphabetical-index-mark-end text:id="IMark145532272"/> [a_numeric]</text:h>
            <text:p text:style-name="Text_20_body">Routing:<text:change-end text:change-id="ct215000944"/> TOS<text:change-start text:change-id="ct215001048"/></text:p>
            <text:p text:style-name="P1"><text:change-end text:change-id="ct215001048"/>Add one to the number</text:p>
          </table:table-cell>
          <table:covered-table-cell/>
        </table:table-row>
        <table:table-row table:style-name="Table187.1">
          <table:table-cell table:style-name="Table187.A2" office:value-type="string">
            <text:p text:style-name="P16"><text:change-start text:change-id="ct215001152"/>Code<text:change-end text:change-id="ct215001152"/></text:p>
          </table:table-cell>
          <table:table-cell table:style-name="Table187.B2" office:value-type="string">
            <text:p text:style-name="P16"><text:change-start text:change-id="ct215001256"/>Result<text:change-end text:change-id="ct2150012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50013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5001464"/>[a_numeric] <text:alphabetical-index-mark-start text:id="IMark145532272"/>1-<text:alphabetical-index-mark-end text:id="IMark145532272"/> [a_numeric]</text:h>
            <text:p text:style-name="Text_20_body">Routing:<text:change-end text:change-id="ct215001464"/> TOS<text:change-start text:change-id="ct215001568"/></text:p>
            <text:p text:style-name="P1"><text:change-end text:change-id="ct215001568"/>Subtract ond from the number</text:p>
          </table:table-cell>
          <table:covered-table-cell/>
        </table:table-row>
        <table:table-row table:style-name="Table188.1">
          <table:table-cell table:style-name="Table188.A2" office:value-type="string">
            <text:p text:style-name="P16"><text:change-start text:change-id="ct215001672"/>Code<text:change-end text:change-id="ct215001672"/></text:p>
          </table:table-cell>
          <table:table-cell table:style-name="Table188.B2" office:value-type="string">
            <text:p text:style-name="P16"><text:change-start text:change-id="ct215001776"/>Result<text:change-end text:change-id="ct2150017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50018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15001984"/>[a_numeric] <text:alphabetical-index-mark-start text:id="IMark145532272"/>2*<text:alphabetical-index-mark-end text:id="IMark145532272"/> [a_numeric]</text:h>
            <text:p text:style-name="Text_20_body">Routing:<text:change-end text:change-id="ct215001984"/> TOS<text:change-start text:change-id="ct215002088"/></text:p>
            <text:p text:style-name="P1"><text:change-end text:change-id="ct215002088"/>Multiply the number by two.</text:p>
          </table:table-cell>
          <table:covered-table-cell/>
        </table:table-row>
        <table:table-row table:style-name="Table189.1">
          <table:table-cell table:style-name="Table189.A2" office:value-type="string">
            <text:p text:style-name="P16"><text:change-start text:change-id="ct215002192"/>Code<text:change-end text:change-id="ct215002192"/></text:p>
          </table:table-cell>
          <table:table-cell table:style-name="Table189.B2" office:value-type="string">
            <text:p text:style-name="P16"><text:change-start text:change-id="ct215002296"/>Result<text:change-end text:change-id="ct2150022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500240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5002504"/>[a_numeric] <text:alphabetical-index-mark-start text:id="IMark145532272"/>2+<text:alphabetical-index-mark-end text:id="IMark145532272"/> [a_numeric]</text:h>
            <text:p text:style-name="Text_20_body">Routing:<text:change-end text:change-id="ct215002504"/> TOS<text:change-start text:change-id="ct215002608"/></text:p>
            <text:p text:style-name="P1"><text:change-end text:change-id="ct215002608"/>Add two to the number</text:p>
          </table:table-cell>
          <table:covered-table-cell/>
        </table:table-row>
        <table:table-row table:style-name="Table190.1">
          <table:table-cell table:style-name="Table190.A2" office:value-type="string">
            <text:p text:style-name="P16"><text:change-start text:change-id="ct215002712"/>Code<text:change-end text:change-id="ct215002712"/></text:p>
          </table:table-cell>
          <table:table-cell table:style-name="Table190.B2" office:value-type="string">
            <text:p text:style-name="P16"><text:change-start text:change-id="ct215002816"/>Result<text:change-end text:change-id="ct2150028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500292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15003024"/>[a_numeric] <text:alphabetical-index-mark-start text:id="IMark145532272"/>2-<text:alphabetical-index-mark-end text:id="IMark145532272"/> [a_numeric]</text:h>
            <text:p text:style-name="Text_20_body">Routing:<text:change-end text:change-id="ct215003024"/> TOS<text:change-start text:change-id="ct215003128"/></text:p>
            <text:p text:style-name="P1"><text:change-end text:change-id="ct215003128"/>Subtract two from the number</text:p>
          </table:table-cell>
          <table:covered-table-cell/>
        </table:table-row>
        <table:table-row table:style-name="Table191.1">
          <table:table-cell table:style-name="Table191.A2" office:value-type="string">
            <text:p text:style-name="P16"><text:change-start text:change-id="ct215003232"/>Code<text:change-end text:change-id="ct215003232"/></text:p>
          </table:table-cell>
          <table:table-cell table:style-name="Table191.B2" office:value-type="string">
            <text:p text:style-name="P16"><text:change-start text:change-id="ct215003336"/>Result<text:change-end text:change-id="ct2150033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50034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15003544"/>[a_numeric] <text:alphabetical-index-mark-start text:id="IMark145532272"/>2/<text:alphabetical-index-mark-end text:id="IMark145532272"/> [a_numeric]</text:h>
            <text:p text:style-name="Text_20_body">Routing:<text:change-end text:change-id="ct215003544"/> TOS<text:change-start text:change-id="ct215003648"/></text:p>
            <text:p text:style-name="P1"><text:change-end text:change-id="ct215003648"/>Divide the number by two. Note that for integers, rounding down toward negative infinity is emplyed.</text:p>
          </table:table-cell>
          <table:covered-table-cell/>
        </table:table-row>
        <table:table-row table:style-name="Table192.1">
          <table:table-cell table:style-name="Table192.A2" office:value-type="string">
            <text:p text:style-name="P16"><text:change-start text:change-id="ct215003752"/>Code<text:change-end text:change-id="ct215003752"/></text:p>
          </table:table-cell>
          <table:table-cell table:style-name="Table192.B2" office:value-type="string">
            <text:p text:style-name="P16"><text:change-start text:change-id="ct215003856"/>Result<text:change-end text:change-id="ct2150038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50039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5004064"/>[a_numeric<text:change-end text:change-id="ct215004064"/> a_numeric<text:change-start text:change-id="ct215004168"/>] <text:alphabetical-index-mark-start text:id="IMark145532272"/>&lt;<text:alphabetical-index-mark-end text:id="IMark145532272"/> [a_boolean]</text:h>
            <text:p text:style-name="Text_20_body">Routing:<text:change-end text:change-id="ct215004168"/> NOS<text:change-start text:change-id="ct215004272"/></text:p>
            <text:p text:style-name="P1"><text:change-end text:change-id="ct215004272"/>Is the first number less than the second?</text:p>
          </table:table-cell>
          <table:covered-table-cell/>
        </table:table-row>
        <table:table-row table:style-name="Table193.1">
          <table:table-cell table:style-name="Table193.A2" office:value-type="string">
            <text:p text:style-name="P16"><text:change-start text:change-id="ct215004376"/>Code<text:change-end text:change-id="ct215004376"/></text:p>
          </table:table-cell>
          <table:table-cell table:style-name="Table193.B2" office:value-type="string">
            <text:p text:style-name="P16"><text:change-start text:change-id="ct215004480"/>Result<text:change-end text:change-id="ct2150044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500458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15004688"/>[a_numeric<text:change-end text:change-id="ct215004688"/> a_numeric<text:change-start text:change-id="ct215004792"/>] <text:alphabetical-index-mark-start text:id="IMark145532272"/>&lt;=<text:alphabetical-index-mark-end text:id="IMark145532272"/> [a_boolean]</text:h>
            <text:p text:style-name="Text_20_body">Routing:<text:change-end text:change-id="ct215004792"/> NOS<text:change-start text:change-id="ct215004896"/></text:p>
            <text:p text:style-name="P1"><text:change-end text:change-id="ct215004896"/>Is the first number less than or equal to the second?</text:p>
          </table:table-cell>
          <table:covered-table-cell/>
        </table:table-row>
        <table:table-row table:style-name="Table194.1">
          <table:table-cell table:style-name="Table194.A2" office:value-type="string">
            <text:p text:style-name="P16"><text:change-start text:change-id="ct215005000"/>Code<text:change-end text:change-id="ct215005000"/></text:p>
          </table:table-cell>
          <table:table-cell table:style-name="Table194.B2" office:value-type="string">
            <text:p text:style-name="P16"><text:change-start text:change-id="ct215005104"/>Result<text:change-end text:change-id="ct2150051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50052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2" text:outline-level="3"><text:change-start text:change-id="ct215005312"/>[a_numeric<text:change-end text:change-id="ct215005312"/> a_numeric<text:change-start text:change-id="ct215005416"/>] <text:alphabetical-index-mark-start text:id="IMark145532272"/>&lt;=&gt;<text:alphabetical-index-mark-end text:id="IMark145532272"/> [-1, 0, or 1]</text:h>
            <text:p text:style-name="Text_20_body">Routing:<text:change-end text:change-id="ct215005416"/> NOS<text:change-start text:change-id="ct215005520"/></text:p>
            <text:p text:style-name="P1"><text:change-end text:change-id="ct215005520"/>Perform a “three outcome” comparison of the first value with the second value.</text:p>
          </table:table-cell>
          <table:covered-table-cell/>
        </table:table-row>
        <table:table-row table:style-name="Table195.1">
          <table:table-cell table:style-name="Table195.A2" office:value-type="string">
            <text:p text:style-name="P16"><text:change-start text:change-id="ct215005624"/>Code<text:change-end text:change-id="ct215005624"/></text:p>
          </table:table-cell>
          <table:table-cell table:style-name="Table195.B2" office:value-type="string">
            <text:p text:style-name="P16"><text:change-start text:change-id="ct215005728"/>Result<text:change-end text:change-id="ct2150057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5005936"/><text:change text:change-id="ct2150058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15006040"/>[a_numeric<text:change-end text:change-id="ct215006040"/> a_numeric<text:change-start text:change-id="ct215006144"/>] <text:alphabetical-index-mark-start text:id="IMark145532272"/>&gt;<text:alphabetical-index-mark-end text:id="IMark145532272"/> [a_boolean]</text:h>
            <text:p text:style-name="Text_20_body">Routing:<text:change-end text:change-id="ct215006144"/> NOS<text:change-start text:change-id="ct215006248"/></text:p>
            <text:p text:style-name="P1"><text:change-end text:change-id="ct215006248"/>Is the first number greater than the second number.</text:p>
          </table:table-cell>
          <table:covered-table-cell/>
        </table:table-row>
        <table:table-row table:style-name="Table196.1">
          <table:table-cell table:style-name="Table196.A2" office:value-type="string">
            <text:p text:style-name="P16"><text:change-start text:change-id="ct215006352"/>Code<text:change-end text:change-id="ct215006352"/></text:p>
          </table:table-cell>
          <table:table-cell table:style-name="Table196.B2" office:value-type="string">
            <text:p text:style-name="P16"><text:change-start text:change-id="ct215006456"/>Result<text:change-end text:change-id="ct21500645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1500656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15006664"/>[a_numeric<text:change-end text:change-id="ct215006664"/> a_numeric<text:change-start text:change-id="ct215006768"/>] <text:alphabetical-index-mark-start text:id="IMark145532272"/>&gt;=<text:alphabetical-index-mark-end text:id="IMark145532272"/> [a_boolean]</text:h>
            <text:p text:style-name="Text_20_body">Routing:<text:change-end text:change-id="ct215006768"/> NOS<text:change-start text:change-id="ct215006872"/></text:p>
            <text:p text:style-name="P1"><text:change-end text:change-id="ct215006872"/>Is the first number greater than or equal to the second number.</text:p>
          </table:table-cell>
          <table:covered-table-cell/>
        </table:table-row>
        <table:table-row table:style-name="Table197.1">
          <table:table-cell table:style-name="Table197.A2" office:value-type="string">
            <text:p text:style-name="P16"><text:change-start text:change-id="ct215006976"/>Code<text:change-end text:change-id="ct215006976"/></text:p>
          </table:table-cell>
          <table:table-cell table:style-name="Table197.B2" office:value-type="string">
            <text:p text:style-name="P16"><text:change-start text:change-id="ct215007080"/>Result<text:change-end text:change-id="ct21500708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1500718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15007288"/>[a_numeric a_numeric] <text:alphabetical-index-mark-start text:id="IMark145532272"/>mod<text:alphabetical-index-mark-end text:id="IMark145532272"/> [a_numeric]</text:h>
            <text:p text:style-name="Text_20_body">Routing:<text:change-end text:change-id="ct215007288"/> NOS<text:change-start text:change-id="ct215007472"/></text:p>
            <text:p text:style-name="P1"><text:change-end text:change-id="ct215007472"/>Compute the modulus (or remainder) of dividing the first number by the second.</text:p>
          </table:table-cell>
          <table:covered-table-cell/>
        </table:table-row>
        <table:table-row table:style-name="Table198.1">
          <table:table-cell table:style-name="Table198.A2" office:value-type="string">
            <text:p text:style-name="P16"><text:change-start text:change-id="ct215007576"/>Code<text:change-end text:change-id="ct215007576"/></text:p>
          </table:table-cell>
          <table:table-cell table:style-name="Table198.B2" office:value-type="string">
            <text:p text:style-name="P16"><text:change-start text:change-id="ct215007680"/>Result<text:change-end text:change-id="ct2150076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150077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15007888"/>[a_numeric] <text:alphabetical-index-mark-start text:id="IMark145532272"/>neg<text:alphabetical-index-mark-end text:id="IMark145532272"/> [a_numeric]</text:h>
            <text:p text:style-name="Text_20_body">Routing:<text:change-end text:change-id="ct215007888"/> TOS<text:change-start text:change-id="ct215007992"/></text:p>
            <text:p text:style-name="P1"><text:change-end text:change-id="ct215007992"/>Compute zero minus the number.</text:p>
          </table:table-cell>
          <table:covered-table-cell/>
        </table:table-row>
        <table:table-row table:style-name="Table199.1">
          <table:table-cell table:style-name="Table199.A2" office:value-type="string">
            <text:p text:style-name="P16"><text:change-start text:change-id="ct215008096"/>Code<text:change-end text:change-id="ct215008096"/></text:p>
          </table:table-cell>
          <table:table-cell table:style-name="Table199.B2" office:value-type="string">
            <text:p text:style-name="P16"><text:change-start text:change-id="ct215008200"/>Result<text:change-end text:change-id="ct2150082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45532656"/>Object<text:alphabetical-index-mark-end text:id="IMark14553265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5532272"/>&amp;&amp;<text:alphabetical-index-mark-end text:id="IMark14553227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6">Code</text:p>
          </table:table-cell>
          <table:table-cell table:style-name="Table29.B2" office:value-type="string">
            <text:p text:style-name="P16">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5532272"/>.<text:alphabetical-index-mark-end text:id="IMark1455322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6">Code</text:p>
          </table:table-cell>
          <table:table-cell table:style-name="Table11.B2" office:value-type="string">
            <text:p text:style-name="P16">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45532272"/>.class<text:alphabetical-index-mark-end text:id="IMark1455322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6">Code</text:p>
          </table:table-cell>
          <table:table-cell table:style-name="Table12.B2" office:value-type="string">
            <text:p text:style-name="P16">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5532272"/>.clone<text:alphabetical-index-mark-end text:id="IMark1455322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6">Code</text:p>
          </table:table-cell>
          <table:table-cell table:style-name="Table14.B2" office:value-type="string">
            <text:p text:style-name="P16">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45532272"/>.clone_exclude<text:alphabetical-index-mark-end text:id="IMark1455322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6">Code Definition Example</text:p>
          </table:table-cell>
          <table:table-cell table:style-name="Table203.B2" office:value-type="string">
            <text:p text:style-name="P16">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45532272"/>.copy<text:alphabetical-index-mark-end text:id="IMark1455322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6">Code</text:p>
          </table:table-cell>
          <table:table-cell table:style-name="Table15.B2" office:value-type="string">
            <text:p text:style-name="P16">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45532272"/>.init<text:alphabetical-index-mark-end text:id="IMark14553227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6">Code Definition Example</text:p>
          </table:table-cell>
          <table:table-cell table:style-name="Table16.B2" office:value-type="string">
            <text:p text:style-name="P16">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6">Usage Example</text:p>
          </table:table-cell>
          <table:table-cell table:style-name="Table16.B2" office:value-type="string">
            <text:p text:style-name="P2"/>
          </table:table-cell>
        </table:table-row>
        <table:table-row table:style-name="Table16.2">
          <table:table-cell table:style-name="Table16.A2" office:value-type="string">
            <text:p text:style-name="P58">"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5532272"/>.is_class?<text:alphabetical-index-mark-end text:id="IMark1455322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6">Code</text:p>
          </table:table-cell>
          <table:table-cell table:style-name="Table17.B2" office:value-type="string">
            <text:p text:style-name="P16">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5532272"/>.name<text:alphabetical-index-mark-end text:id="IMark1455322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6">Code</text:p>
          </table:table-cell>
          <table:table-cell table:style-name="Table30.B2" office:value-type="string">
            <text:p text:style-name="P16">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5532272"/>.strlen<text:alphabetical-index-mark-end text:id="IMark1455322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6">Code</text:p>
          </table:table-cell>
          <table:table-cell table:style-name="Table31.B2" office:value-type="string">
            <text:p text:style-name="P16">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5532272"/>.to_f<text:alphabetical-index-mark-end text:id="IMark14553227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6">Code</text:p>
          </table:table-cell>
          <table:table-cell table:style-name="Table32.B2" office:value-type="string">
            <text:p text:style-name="P16">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45532272"/>.to_f!<text:alphabetical-index-mark-end text:id="IMark14553227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6">Code</text:p>
          </table:table-cell>
          <table:table-cell table:style-name="Table33.B2" office:value-type="string">
            <text:p text:style-name="P16">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5532272"/>.to_i<text:alphabetical-index-mark-end text:id="IMark14553227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6">Code</text:p>
          </table:table-cell>
          <table:table-cell table:style-name="Table34.B2" office:value-type="string">
            <text:p text:style-name="P16">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5532272"/>.to_i!<text:alphabetical-index-mark-end text:id="IMark14553227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6">Code</text:p>
          </table:table-cell>
          <table:table-cell table:style-name="Table35.B2" office:value-type="string">
            <text:p text:style-name="P16">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45532272"/>.to_n<text:alphabetical-index-mark-end text:id="IMark14553227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6">Code</text:p>
          </table:table-cell>
          <table:table-cell table:style-name="Table36.B2" office:value-type="string">
            <text:p text:style-name="P16">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11026172"/>.to_n!<text:alphabetical-index-mark-end text:id="IMark21102617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6">Code</text:p>
          </table:table-cell>
          <table:table-cell table:style-name="Table37.B2" office:value-type="string">
            <text:p text:style-name="P16">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211026172"/>.to_r<text:alphabetical-index-mark-end text:id="IMark21102617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6">Code</text:p>
          </table:table-cell>
          <table:table-cell table:style-name="Table38.B2" office:value-type="string">
            <text:p text:style-name="P16">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11026172"/>.to_r!<text:alphabetical-index-mark-end text:id="IMark21102617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6">Code</text:p>
          </table:table-cell>
          <table:table-cell table:style-name="Table39.B2" office:value-type="string">
            <text:p text:style-name="P16">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11026172"/>.to_s<text:alphabetical-index-mark-end text:id="IMark21102617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6">Code</text:p>
          </table:table-cell>
          <table:table-cell table:style-name="Table40.B2" office:value-type="string">
            <text:p text:style-name="P16">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211026172"/>.to_x<text:alphabetical-index-mark-end text:id="IMark21102617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6">Code</text:p>
          </table:table-cell>
          <table:table-cell table:style-name="Table41.B2" office:value-type="string">
            <text:p text:style-name="P16">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11026172"/>.to_x!<text:alphabetical-index-mark-end text:id="IMark21102617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6">Code</text:p>
          </table:table-cell>
          <table:table-cell table:style-name="Table42.B2" office:value-type="string">
            <text:p text:style-name="P16">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11026172"/>&lt;&gt;<text:alphabetical-index-mark-end text:id="IMark2110261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6">Code</text:p>
          </table:table-cell>
          <table:table-cell table:style-name="Table23.B2" office:value-type="string">
            <text:p text:style-name="P16">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11026172"/>=<text:alphabetical-index-mark-end text:id="IMark2110261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6">Code</text:p>
          </table:table-cell>
          <table:table-cell table:style-name="Table43.B2" office:value-type="string">
            <text:p text:style-name="P16">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11026172"/>^^<text:alphabetical-index-mark-end text:id="IMark21102617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6">Code</text:p>
          </table:table-cell>
          <table:table-cell table:style-name="Table44.B2" office:value-type="string">
            <text:p text:style-name="P16">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11026172"/>distinct?<text:alphabetical-index-mark-end text:id="IMark2110261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6">Code</text:p>
          </table:table-cell>
          <table:table-cell table:style-name="Table46.B2" office:value-type="string">
            <text:p text:style-name="P16">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11026172"/>identical?<text:alphabetical-index-mark-end text:id="IMark2110261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6">Code</text:p>
          </table:table-cell>
          <table:table-cell table:style-name="Table47.B2" office:value-type="string">
            <text:p text:style-name="P16">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11026172"/>max<text:alphabetical-index-mark-end text:id="IMark2110261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6">Code</text:p>
          </table:table-cell>
          <table:table-cell table:style-name="Table48.B2" office:value-type="string">
            <text:p text:style-name="P16">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11026172"/>min<text:alphabetical-index-mark-end text:id="IMark2110261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6">Code</text:p>
          </table:table-cell>
          <table:table-cell table:style-name="Table49.B2" office:value-type="string">
            <text:p text:style-name="P16">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11026172"/>nil&lt;&gt;<text:alphabetical-index-mark-end text:id="IMark2110261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6">Code</text:p>
          </table:table-cell>
          <table:table-cell table:style-name="Table45.B2" office:value-type="string">
            <text:p text:style-name="P16">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11026172"/>nil=<text:alphabetical-index-mark-end text:id="IMark2110261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6">Code</text:p>
          </table:table-cell>
          <table:table-cell table:style-name="Table50.B2" office:value-type="string">
            <text:p text:style-name="P16">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11026172"/>not<text:alphabetical-index-mark-end text:id="IMark2110261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6">Code</text:p>
          </table:table-cell>
          <table:table-cell table:style-name="Table51.B2" office:value-type="string">
            <text:p text:style-name="P16">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11026172"/>||<text:alphabetical-index-mark-end text:id="IMark21102617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6">Code</text:p>
          </table:table-cell>
          <table:table-cell table:style-name="Table52.B2" office:value-type="string">
            <text:p text:style-name="P16">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11026172"/>)methods<text:alphabetical-index-mark-end text:id="IMark2110261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6">Command</text:p>
          </table:table-cell>
          <table:table-cell table:style-name="Table10.B2" office:value-type="string">
            <text:p text:style-name="P16">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5532656"/>OutStream<text:alphabetical-index-mark-end text:id="IMark14553265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11026172"/>.append<text:alphabetical-index-mark-end text:id="IMark2110261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6">Code</text:p>
          </table:table-cell>
          <table:table-cell table:style-name="Table204.B2" office:value-type="string">
            <text:p text:style-name="P16">Result</text:p>
          </table:table-cell>
        </table:table-row>
        <table:table-row table:style-name="Table204.1">
          <table:table-cell table:style-name="Table204.A2" office:value-type="string">
            <text:p text:style-name="P58">"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211026172"/>.append{<text:alphabetical-index-mark-end text:id="IMark2110261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6">Code</text:p>
          </table:table-cell>
          <table:table-cell table:style-name="Table218.B2" office:value-type="string">
            <text:p text:style-name="P16">Result</text:p>
          </table:table-cell>
        </table:table-row>
        <table:table-row table:style-name="Table218.1">
          <table:table-cell table:style-name="Table218.A2" office:value-type="string">
            <text:p text:style-name="P58">"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11026172"/>.create<text:alphabetical-index-mark-end text:id="IMark2110261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6">Code</text:p>
          </table:table-cell>
          <table:table-cell table:style-name="Table205.B2" office:value-type="string">
            <text:p text:style-name="P16">Result</text:p>
          </table:table-cell>
        </table:table-row>
        <table:table-row table:style-name="Table205.1">
          <table:table-cell table:style-name="Table205.A2" office:value-type="string">
            <text:p text:style-name="P5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6">Code</text:p>
          </table:table-cell>
          <table:table-cell table:style-name="Table219.B2" office:value-type="string">
            <text:p text:style-name="P16">Result</text:p>
          </table:table-cell>
        </table:table-row>
        <table:table-row table:style-name="Table219.1">
          <table:table-cell table:style-name="Table219.A2" office:value-type="string">
            <text:p text:style-name="P58">"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11026172"/><text:alphabetical-index-mark-start text:id="IMark145532272"/>.<text:alphabetical-index-mark-end text:id="IMark145532272"/><text:alphabetical-index-mark-end text:id="IMark2110261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6">Code</text:p>
          </table:table-cell>
          <table:table-cell table:style-name="Table206.B2" office:value-type="string">
            <text:p text:style-name="P16">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211026172"/>.close<text:alphabetical-index-mark-end text:id="IMark2110261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6">Code</text:p>
          </table:table-cell>
          <table:table-cell table:style-name="Table207.B2" office:value-type="string">
            <text:p text:style-name="P16">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11026172"/>.cr<text:alphabetical-index-mark-end text:id="IMark2110261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6">Code</text:p>
          </table:table-cell>
          <table:table-cell table:style-name="Table208.B2" office:value-type="string">
            <text:p text:style-name="P16">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11026172"/>.emit<text:alphabetical-index-mark-end text:id="IMark2110261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6">Code</text:p>
          </table:table-cell>
          <table:table-cell table:style-name="Table209.B2" office:value-type="string">
            <text:p text:style-name="P16">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211026172"/>.space<text:alphabetical-index-mark-end text:id="IMark2110261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6">Code</text:p>
          </table:table-cell>
          <table:table-cell table:style-name="Table210.B2" office:value-type="string">
            <text:p text:style-name="P16">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211026172"/>.spaces<text:alphabetical-index-mark-end text:id="IMark2110261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6">Code</text:p>
          </table:table-cell>
          <table:table-cell table:style-name="Table211.B2" office:value-type="string">
            <text:p text:style-name="P16">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11026172"/>~<text:alphabetical-index-mark-end text:id="IMark2110261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6">Code</text:p>
          </table:table-cell>
          <table:table-cell table:style-name="Table212.B2" office:value-type="string">
            <text:p text:style-name="P16">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11026172"/>~"<text:alphabetical-index-mark-end text:id="IMark2110261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6">Code</text:p>
          </table:table-cell>
          <table:table-cell table:style-name="Table213.B2" office:value-type="string">
            <text:p text:style-name="P16">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211026172"/>~cr<text:alphabetical-index-mark-end text:id="IMark2110261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6">Code</text:p>
          </table:table-cell>
          <table:table-cell table:style-name="Table214.B2" office:value-type="string">
            <text:p text:style-name="P16">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211026172"/>~emit<text:alphabetical-index-mark-end text:id="IMark2110261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6">Code</text:p>
          </table:table-cell>
          <table:table-cell table:style-name="Table215.B2" office:value-type="string">
            <text:p text:style-name="P16">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11026172"/>~space<text:alphabetical-index-mark-end text:id="IMark2110261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6">Code</text:p>
          </table:table-cell>
          <table:table-cell table:style-name="Table216.B2" office:value-type="string">
            <text:p text:style-name="P16">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11026172"/>~spaces<text:alphabetical-index-mark-end text:id="IMark2110261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6">Code</text:p>
          </table:table-cell>
          <table:table-cell table:style-name="Table217.B2" office:value-type="string">
            <text:p text:style-name="P16">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45532656"/>Procedure<text:alphabetical-index-mark-end text:id="IMark14553265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11026172"/>.call<text:alphabetical-index-mark-end text:id="IMark2110261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6">Code</text:p>
          </table:table-cell>
          <table:table-cell table:style-name="Table220.B2" office:value-type="string">
            <text:p text:style-name="P16">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11026172"/>.start<text:alphabetical-index-mark-end text:id="IMark21102617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6">Code</text:p>
          </table:table-cell>
          <table:table-cell table:style-name="Table221.B2" office:value-type="string">
            <text:p text:style-name="P16">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5532656"/>Queue<text:alphabetical-index-mark-end text:id="IMark14553265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11026172"/>.clear<text:alphabetical-index-mark-end text:id="IMark2110261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6">Code</text:p>
          </table:table-cell>
          <table:table-cell table:style-name="Table222.B2" office:value-type="string">
            <text:p text:style-name="P16">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11026172"/>.empty?<text:alphabetical-index-mark-end text:id="IMark2110261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6">Code</text:p>
          </table:table-cell>
          <table:table-cell table:style-name="Table223.B2" office:value-type="string">
            <text:p text:style-name="P16">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11026172"/>.length<text:alphabetical-index-mark-end text:id="IMark2110261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6">Code</text:p>
          </table:table-cell>
          <table:table-cell table:style-name="Table224.B2" office:value-type="string">
            <text:p text:style-name="P16">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11026172"/>.pend<text:alphabetical-index-mark-end text:id="IMark2110261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6">Code</text:p>
          </table:table-cell>
          <table:table-cell table:style-name="Table225.B2" office:value-type="string">
            <text:p text:style-name="P16">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11026172"/>.pop<text:alphabetical-index-mark-end text:id="IMark2110261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6">Code</text:p>
          </table:table-cell>
          <table:table-cell table:style-name="Table226.B2" office:value-type="string">
            <text:p text:style-name="P16">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11026172"/>.push<text:alphabetical-index-mark-end text:id="IMark2110261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6">Code</text:p>
          </table:table-cell>
          <table:table-cell table:style-name="Table227.B2" office:value-type="string">
            <text:p text:style-name="P16">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45532656"/>Rational<text:alphabetical-index-mark-end text:id="IMark145532656"/></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5">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5">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5532512"/>.split<text:alphabetical-index-mark-end text:id="IMark1455325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6">Code</text:p>
          </table:table-cell>
          <table:table-cell table:style-name="Table18.B2" office:value-type="string">
            <text:p text:style-name="P16">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5532944"/>Stack<text:alphabetical-index-mark-end text:id="IMark14553294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5532512"/>.clear<text:alphabetical-index-mark-end text:id="IMark1455325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6">Code</text:p>
          </table:table-cell>
          <table:table-cell table:style-name="Table229.B2" office:value-type="string">
            <text:p text:style-name="P16">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5532512"/>.empty?<text:alphabetical-index-mark-end text:id="IMark145532512"/> [a_boolean]</text:h>
            <text:p text:style-name="Text_20_body">Routing: TOS</text:p>
            <text:p text:style-name="P1">description</text:p>
          </table:table-cell>
          <table:covered-table-cell/>
        </table:table-row>
        <table:table-row table:style-name="Table228.1">
          <table:table-cell table:style-name="Table228.A2" office:value-type="string">
            <text:p text:style-name="P16">Code</text:p>
          </table:table-cell>
          <table:table-cell table:style-name="Table228.B2" office:value-type="string">
            <text:p text:style-name="P16">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5532512"/>.length<text:alphabetical-index-mark-end text:id="IMark1455325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6">Code</text:p>
          </table:table-cell>
          <table:table-cell table:style-name="Table230.B2" office:value-type="string">
            <text:p text:style-name="P16">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5532512"/>.peek<text:alphabetical-index-mark-end text:id="IMark14553251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6">Code</text:p>
          </table:table-cell>
          <table:table-cell table:style-name="Table231.B2" office:value-type="string">
            <text:p text:style-name="P16">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5532512"/>.pop<text:alphabetical-index-mark-end text:id="IMark14553251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6">Code</text:p>
          </table:table-cell>
          <table:table-cell table:style-name="Table232.B2" office:value-type="string">
            <text:p text:style-name="P16">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5532512"/>.push<text:alphabetical-index-mark-end text:id="IMark1455325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6">Code</text:p>
          </table:table-cell>
          <table:table-cell table:style-name="Table233.B2" office:value-type="string">
            <text:p text:style-name="P16">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45532944"/>String<text:alphabetical-index-mark-end text:id="IMark14553294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5">Escape Sequence</text:p>
          </table:table-cell>
          <table:table-cell table:style-name="Table277.B1" office:value-type="string">
            <text:p text:style-name="P15">Interpretation</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4" office:value-type="string">
            <text:p text:style-name="P24">\<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4">\n</text:p>
          </table:table-cell>
          <table:table-cell table:style-name="Table277.B2" office:value-type="string">
            <text:p text:style-name="P13">A newline character.</text:p>
          </table:table-cell>
        </table:table-row>
        <table:table-row>
          <table:table-cell table:style-name="Table277.A2" office:value-type="string">
            <text:p text:style-name="P24">\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4">\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5">Type</text:p>
            </table:table-cell>
            <table:table-cell table:style-name="Table281.B1" office:value-type="string">
              <text:p text:style-name="P14">Format Description</text:p>
            </table:table-cell>
          </table:table-row>
        </table:table-header-rows>
        <table:table-row table:style-name="Table281.1">
          <table:table-cell table:style-name="Table281.A2" office:value-type="string">
            <text:p text:style-name="P13">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3">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3">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3">i</text:p>
          </table:table-cell>
          <table:table-cell table:style-name="Table281.B2" office:value-type="string">
            <text:p text:style-name="P2">Identical to 'd'.</text:p>
          </table:table-cell>
        </table:table-row>
        <table:table-row table:style-name="Table281.1">
          <table:table-cell table:style-name="Table281.A2" office:value-type="string">
            <text:p text:style-name="P13">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3">u</text:p>
          </table:table-cell>
          <table:table-cell table:style-name="Table281.B2" office:value-type="string">
            <text:p text:style-name="P2">Identical to 'd'.</text:p>
          </table:table-cell>
        </table:table-row>
        <table:table-row table:style-name="Table281.1">
          <table:table-cell table:style-name="Table281.A2" office:value-type="string">
            <text:p text:style-name="P13">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3">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5">Type</text:p>
            </table:table-cell>
            <table:table-cell table:style-name="Table282.B1" office:value-type="string">
              <text:p text:style-name="P14">Format Description</text:p>
            </table:table-cell>
          </table:table-row>
        </table:table-header-rows>
        <table:table-row table:style-name="Table282.1">
          <table:table-cell table:style-name="Table282.A2" office:value-type="string">
            <text:p text:style-name="P13">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3">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3">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3">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3">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3">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3">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5">Type</text:p>
            </table:table-cell>
            <table:table-cell table:style-name="Table283.B1" office:value-type="string">
              <text:p text:style-name="P14">Format Description</text:p>
            </table:table-cell>
          </table:table-row>
        </table:table-header-rows>
        <table:table-row table:style-name="Table283.1">
          <table:table-cell table:style-name="Table283.A2" office:value-type="string">
            <text:p text:style-name="P13">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3">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3">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3">%</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5">Flag</text:p>
            </table:table-cell>
            <table:table-cell table:style-name="Table284.A1" office:value-type="string">
              <text:p text:style-name="P15">Applies to:</text:p>
            </table:table-cell>
            <table:table-cell table:style-name="Table284.C1" office:value-type="string">
              <text:p text:style-name="P16">Description</text:p>
            </table:table-cell>
          </table:table-row>
        </table:table-header-rows>
        <table:table-row table:style-name="Table284.1">
          <table:table-cell table:style-name="Table284.A2" office:value-type="string">
            <text:p text:style-name="P13">space</text:p>
          </table:table-cell>
          <table:table-cell table:style-name="Table284.A2" office:value-type="string">
            <text:p text:style-name="P13">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3">(digit)$</text:p>
          </table:table-cell>
          <table:table-cell table:style-name="Table284.A2" office:value-type="string">
            <text:p text:style-name="P13">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3">#</text:p>
          </table:table-cell>
          <table:table-cell table:style-name="Table284.A2" office:value-type="string">
            <text:p text:style-name="P13">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3">+</text:p>
          </table:table-cell>
          <table:table-cell table:style-name="Table284.A2" office:value-type="string">
            <text:p text:style-name="P13">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3">0</text:p>
          </table:table-cell>
          <table:table-cell table:style-name="Table284.A2" office:value-type="string">
            <text:p text:style-name="P13">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6">Code</text:p>
            </table:table-cell>
            <table:table-cell table:style-name="Table285.B1" office:value-type="string">
              <text:p text:style-name="P16">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1"/>
          </table:table-cell>
          <table:table-cell table:style-name="Table285.B2" office:value-type="string">
            <text:p text:style-name="P61"/>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8">"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8">"-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1021000"/>*<text:alphabetical-index-mark-end text:id="IMark21102100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6">Code</text:p>
          </table:table-cell>
          <table:table-cell table:style-name="Table234.B2" office:value-type="string">
            <text:p text:style-name="P16">Result</text:p>
          </table:table-cell>
        </table:table-row>
        <table:table-row table:style-name="Table234.1">
          <table:table-cell table:style-name="Table234.A2" office:value-type="string">
            <text:p text:style-name="Snippet">"*" 10 *</text:p>
          </table:table-cell>
          <table:table-cell table:style-name="Table234.B2" office:value-type="string">
            <text:p text:style-name="P60">"**********"</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0">"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1021000"/>+<text:alphabetical-index-mark-end text:id="IMark21102100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6">Code</text:p>
          </table:table-cell>
          <table:table-cell table:style-name="Table235.B2" office:value-type="string">
            <text:p text:style-name="P16">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0">"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1021000"/>."<text:alphabetical-index-mark-end text:id="IMark2110210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6">Code</text:p>
          </table:table-cell>
          <table:table-cell table:style-name="Table236.B2" office:value-type="string">
            <text:p text:style-name="P16">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1021000"/>.+left<text:alphabetical-index-mark-end text:id="IMark21102100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6">Code</text:p>
          </table:table-cell>
          <table:table-cell table:style-name="Table237.B2" office:value-type="string">
            <text:p text:style-name="P16">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1021000"/>.+mid<text:alphabetical-index-mark-end text:id="IMark21102100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6">Code</text:p>
          </table:table-cell>
          <table:table-cell table:style-name="Table238.B2" office:value-type="string">
            <text:p text:style-name="P16">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1021000"/>.+midlr<text:alphabetical-index-mark-end text:id="IMark21102100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6">Code</text:p>
          </table:table-cell>
          <table:table-cell table:style-name="Table239.B2" office:value-type="string">
            <text:p text:style-name="P16">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1021000"/>.+right<text:alphabetical-index-mark-end text:id="IMark21102100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6">Code</text:p>
          </table:table-cell>
          <table:table-cell table:style-name="Table240.B2" office:value-type="string">
            <text:p text:style-name="P16">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1021000"/>.-left<text:alphabetical-index-mark-end text:id="IMark21102100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6">Code</text:p>
          </table:table-cell>
          <table:table-cell table:style-name="Table241.B2" office:value-type="string">
            <text:p text:style-name="P16">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1021000"/>.-mid<text:alphabetical-index-mark-end text:id="IMark21102100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6">Code</text:p>
          </table:table-cell>
          <table:table-cell table:style-name="Table242.B2" office:value-type="string">
            <text:p text:style-name="P16">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1021000"/>.-midlr<text:alphabetical-index-mark-end text:id="IMark21102100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6">Code</text:p>
          </table:table-cell>
          <table:table-cell table:style-name="Table243.B2" office:value-type="string">
            <text:p text:style-name="P16">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1021000"/>.-right<text:alphabetical-index-mark-end text:id="IMark21102100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6">Code</text:p>
          </table:table-cell>
          <table:table-cell table:style-name="Table244.B2" office:value-type="string">
            <text:p text:style-name="P16">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1021000"/>.call<text:alphabetical-index-mark-end text:id="IMark21102100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6">Code</text:p>
          </table:table-cell>
          <table:table-cell table:style-name="Table245.B2" office:value-type="string">
            <text:p text:style-name="P16">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1021000"/>.cjust<text:alphabetical-index-mark-end text:id="IMark21102100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6">Code</text:p>
          </table:table-cell>
          <table:table-cell table:style-name="Table246.B2" office:value-type="string">
            <text:p text:style-name="P16">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1021000"/>.contains?<text:alphabetical-index-mark-end text:id="IMark21102100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6">Code</text:p>
          </table:table-cell>
          <table:table-cell table:style-name="Table280.B2" office:value-type="string">
            <text:p text:style-name="P16">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211021000"/>.emit<text:alphabetical-index-mark-end text:id="IMark2110210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6">Code</text:p>
          </table:table-cell>
          <table:table-cell table:style-name="Table247.B2" office:value-type="string">
            <text:p text:style-name="P16">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211021000"/>.eval<text:alphabetical-index-mark-end text:id="IMark21102100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6">Code</text:p>
          </table:table-cell>
          <table:table-cell table:style-name="Table248.B2" office:value-type="string">
            <text:p text:style-name="P16">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1021000"/>.fmt<text:alphabetical-index-mark-end text:id="IMark21102100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6">Code</text:p>
          </table:table-cell>
          <table:table-cell table:style-name="Table249.B2" office:value-type="string">
            <text:p text:style-name="P16">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1021000"/>.fmt"<text:alphabetical-index-mark-end text:id="IMark21102100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6">Code</text:p>
          </table:table-cell>
          <table:table-cell table:style-name="Table250.B2" office:value-type="string">
            <text:p text:style-name="P16">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11021000"/>.left<text:alphabetical-index-mark-end text:id="IMark21102100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6">Code</text:p>
          </table:table-cell>
          <table:table-cell table:style-name="Table251.B2" office:value-type="string">
            <text:p text:style-name="P16">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11021000"/>.left?<text:alphabetical-index-mark-end text:id="IMark21102100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6">Code</text:p>
          </table:table-cell>
          <table:table-cell table:style-name="Table252.B2" office:value-type="string">
            <text:p text:style-name="P16">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1021000"/>.length<text:alphabetical-index-mark-end text:id="IMark2110210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6">Code</text:p>
          </table:table-cell>
          <table:table-cell table:style-name="Table253.B2" office:value-type="string">
            <text:p text:style-name="P16">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1021000"/>.lines<text:alphabetical-index-mark-end text:id="IMark21102100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6">Code</text:p>
          </table:table-cell>
          <table:table-cell table:style-name="Table254.B2" office:value-type="string">
            <text:p text:style-name="P16">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1021000"/>.ljust<text:alphabetical-index-mark-end text:id="IMark21102100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6">Code</text:p>
          </table:table-cell>
          <table:table-cell table:style-name="Table255.B2" office:value-type="string">
            <text:p text:style-name="P16">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1021000"/>.load<text:alphabetical-index-mark-end text:id="IMark2110210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6">Code</text:p>
          </table:table-cell>
          <table:table-cell table:style-name="Table256.B2" office:value-type="string">
            <text:p text:style-name="P16">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1021000"/>.lstrip<text:alphabetical-index-mark-end text:id="IMark21102100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6">Code</text:p>
          </table:table-cell>
          <table:table-cell table:style-name="Table257.B2" office:value-type="string">
            <text:p text:style-name="P16">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1021000"/>.mid<text:alphabetical-index-mark-end text:id="IMark21102100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6">Code</text:p>
          </table:table-cell>
          <table:table-cell table:style-name="Table258.B2" office:value-type="string">
            <text:p text:style-name="P16">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1021000"/>.mid?<text:alphabetical-index-mark-end text:id="IMark21102100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6">Code</text:p>
          </table:table-cell>
          <table:table-cell table:style-name="Table259.B2" office:value-type="string">
            <text:p text:style-name="P16">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1021000"/>.midlr<text:alphabetical-index-mark-end text:id="IMark21102100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6">Code</text:p>
          </table:table-cell>
          <table:table-cell table:style-name="Table260.B2" office:value-type="string">
            <text:p text:style-name="P16">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1021000"/>.posn<text:alphabetical-index-mark-end text:id="IMark21102100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6">Code</text:p>
          </table:table-cell>
          <table:table-cell table:style-name="Table261.B2" office:value-type="string">
            <text:p text:style-name="P16">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11021000"/>.reverse<text:alphabetical-index-mark-end text:id="IMark21102100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6">Code</text:p>
          </table:table-cell>
          <table:table-cell table:style-name="Table262.B2" office:value-type="string">
            <text:p text:style-name="P16">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11021000"/>.right<text:alphabetical-index-mark-end text:id="IMark21102100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6">Code</text:p>
          </table:table-cell>
          <table:table-cell table:style-name="Table263.B2" office:value-type="string">
            <text:p text:style-name="P16">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1021000"/>.right?<text:alphabetical-index-mark-end text:id="IMark21102100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6">Code</text:p>
          </table:table-cell>
          <table:table-cell table:style-name="Table264.B2" office:value-type="string">
            <text:p text:style-name="P16">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1021000"/>.rjust<text:alphabetical-index-mark-end text:id="IMark21102100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6">Code</text:p>
          </table:table-cell>
          <table:table-cell table:style-name="Table265.B2" office:value-type="string">
            <text:p text:style-name="P16">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11021000"/>.rstrip<text:alphabetical-index-mark-end text:id="IMark21102100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6">Code</text:p>
          </table:table-cell>
          <table:table-cell table:style-name="Table266.B2" office:value-type="string">
            <text:p text:style-name="P16">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11021000"/>.split<text:alphabetical-index-mark-end text:id="IMark21102100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6">Code</text:p>
          </table:table-cell>
          <table:table-cell table:style-name="Table267.B2" office:value-type="string">
            <text:p text:style-name="P16">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1021000"/>.strip<text:alphabetical-index-mark-end text:id="IMark21102100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6">Code</text:p>
          </table:table-cell>
          <table:table-cell table:style-name="Table268.B2" office:value-type="string">
            <text:p text:style-name="P16">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1021000"/>.throw<text:alphabetical-index-mark-end text:id="IMark21102100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6">Code</text:p>
          </table:table-cell>
          <table:table-cell table:style-name="Table279.B2" office:value-type="string">
            <text:p text:style-name="P16">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1021000"/>.to_lower<text:alphabetical-index-mark-end text:id="IMark21102100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6">Code</text:p>
          </table:table-cell>
          <table:table-cell table:style-name="Table269.B2" office:value-type="string">
            <text:p text:style-name="P16">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1021000"/>.to_upper<text:alphabetical-index-mark-end text:id="IMark21102100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6">Code</text:p>
          </table:table-cell>
          <table:table-cell table:style-name="Table270.B2" office:value-type="string">
            <text:p text:style-name="P16">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11021000"/>&lt;<text:alphabetical-index-mark-end text:id="IMark21102100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6">Code</text:p>
          </table:table-cell>
          <table:table-cell table:style-name="Table271.B2" office:value-type="string">
            <text:p text:style-name="P16">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11021000"/>&lt;&lt;<text:alphabetical-index-mark-end text:id="IMark21102100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6">Code</text:p>
          </table:table-cell>
          <table:table-cell table:style-name="Table272.B2" office:value-type="string">
            <text:p text:style-name="P16">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1021000"/>&lt;=<text:alphabetical-index-mark-end text:id="IMark21102100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6">Code</text:p>
          </table:table-cell>
          <table:table-cell table:style-name="Table273.B2" office:value-type="string">
            <text:p text:style-name="P16">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text:alphabetical-index-mark-start text:id="IMark211021000"/> &lt;=&gt;<text:alphabetical-index-mark-end text:id="IMark2110210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6">Code</text:p>
          </table:table-cell>
          <table:table-cell table:style-name="Table274.B2" office:value-type="string">
            <text:p text:style-name="P16">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11021000"/>&gt;<text:alphabetical-index-mark-end text:id="IMark21102100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6">Code</text:p>
          </table:table-cell>
          <table:table-cell table:style-name="Table275.B2" office:value-type="string">
            <text:p text:style-name="P16">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1021000"/>&gt;=<text:alphabetical-index-mark-end text:id="IMark21102100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6">Code</text:p>
          </table:table-cell>
          <table:table-cell table:style-name="Table276.B2" office:value-type="string">
            <text:p text:style-name="P16">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5532944"/>Thread<text:alphabetical-index-mark-end text:id="IMark145532944"/></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1021000"/>.current<text:alphabetical-index-mark-end text:id="IMark21102100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6">Code</text:p>
          </table:table-cell>
          <table:table-cell table:style-name="Table286.B2" office:value-type="string">
            <text:p text:style-name="P16">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1021000"/>.list<text:alphabetical-index-mark-end text:id="IMark21102100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6">Code</text:p>
          </table:table-cell>
          <table:table-cell table:style-name="Table287.B2" office:value-type="string">
            <text:p text:style-name="P16">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 text:outline-level="3">[Thread] <text:alphabetical-index-mark-start text:id="IMark211021000"/>.main<text:alphabetical-index-mark-end text:id="IMark21102100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6">Code</text:p>
          </table:table-cell>
          <table:table-cell table:style-name="Table288.B2" office:value-type="string">
            <text:p text:style-name="P16">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h text:style-name="Heading_20_2" text:outline-level="2"><text:soft-page-break/>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1021000"/>.vm<text:alphabetical-index-mark-end text:id="IMark21102100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6">Code</text:p>
          </table:table-cell>
          <table:table-cell table:style-name="Table289.B2" office:value-type="string">
            <text:p text:style-name="P16">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5532944"/><text:alphabetical-index-mark-start text:id="IMark98119752"/><text:alphabetical-index-mark-start text:id="IMark211029388"/>TrueClass<text:alphabetical-index-mark-end text:id="IMark211029388"/><text:alphabetical-index-mark-end text:id="IMark98119752"/><text:alphabetical-index-mark-end text:id="IMark145532944"/></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3"/>
      <text:h text:style-name="Heading_20_1" text:outline-level="1"><text:alphabetical-index-mark-start text:id="IMark145532944"/>VirtualMachine<text:alphabetical-index-mark-end text:id="IMark145532944"/></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211021000"/>.:<text:alphabetical-index-mark-end text:id="IMark21102100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4">"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4">"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211021000"/>super<text:alphabetical-index-mark-end text:id="IMark21102100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211021000"/>val:<text:alphabetical-index-mark-end text:id="IMark2110210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211021000"/>var:<text:alphabetical-index-mark-end text:id="IMark2110210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211021000"/>val@:<text:alphabetical-index-mark-end text:id="IMark2110210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211021000"/>var@:<text:alphabetical-index-mark-end text:id="IMark2110210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211021000"/>;<text:alphabetical-index-mark-end text:id="IMark211021000"/> []</text:h>
            <text:p text:style-name="Text_20_body">Routing:<text:span text:style-name="T13">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211021000"/>.::<text:alphabetical-index-mark-end text:id="IMark21102100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5"/>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11021000"/>inst:<text:alphabetical-index-mark-end text:id="IMark211021000"/>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11021000"/>local:<text:alphabetical-index-mark-end text:id="IMark211021000"/>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211021000"/>super<text:alphabetical-index-mark-end text:id="IMark211021000"/>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11021000"/>;<text:alphabetical-index-mark-end text:id="IMark2110210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5532944"/>Commands<text:alphabetical-index-mark-end text:id="IMark14553294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45532944"/>)entries<text:alphabetical-index-mark-end text:id="IMark14553294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clone <text:s text:c="9"/>false <text:s text:c="9"/>nil&lt;&gt; <text:s text:c="9"/>spaces <text:s text:c="8"/>{</text:p>
      <text:p text:style-name="Code"><text:soft-page-break/>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5">Expression Character</text:p>
          </table:table-cell>
          <table:table-cell table:style-name="Table4.B1" office:value-type="string">
            <text:p text:style-name="P16">Description</text:p>
          </table:table-cell>
        </table:table-row>
        <table:table-row>
          <table:table-cell table:style-name="Table4.A2" office:value-type="string">
            <text:p text:style-name="P20">.</text:p>
          </table:table-cell>
          <table:table-cell table:style-name="Table4.B2" office:value-type="string">
            <text:p text:style-name="P2">Any character except newline</text:p>
          </table:table-cell>
        </table:table-row>
        <table:table-row>
          <table:table-cell table:style-name="Table4.A2" office:value-type="string">
            <text:p text:style-name="P20">[A-Z]</text:p>
          </table:table-cell>
          <table:table-cell table:style-name="Table4.B2" office:value-type="string">
            <text:p text:style-name="P2">Any uppercase alphabetical character.</text:p>
          </table:table-cell>
        </table:table-row>
        <table:table-row>
          <table:table-cell table:style-name="Table4.A2" office:value-type="string">
            <text:p text:style-name="P20">[A-Za-z0-9_]</text:p>
          </table:table-cell>
          <table:table-cell table:style-name="Table4.B2" office:value-type="string">
            <text:p text:style-name="P2">Any alphanumeric or underscore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d</text:p>
          </table:table-cell>
          <table:table-cell table:style-name="Table4.B2" office:value-type="string">
            <text:p text:style-name="P2">A digit (0..9)</text:p>
          </table:table-cell>
        </table:table-row>
        <table:table-row>
          <table:table-cell table:style-name="Table4.A2" office:value-type="string">
            <text:p text:style-name="P20">X*</text:p>
          </table:table-cell>
          <table:table-cell table:style-name="Table4.B2" office:value-type="string">
            <text:p text:style-name="P2">0 or more repetitions of the X expression.</text:p>
          </table:table-cell>
        </table:table-row>
        <table:table-row>
          <table:table-cell table:style-name="Table4.A2" office:value-type="string">
            <text:p text:style-name="P20">X+</text:p>
          </table:table-cell>
          <table:table-cell table:style-name="Table4.B2" office:value-type="string">
            <text:p text:style-name="P2">1 or more repetitions of the X expression.</text:p>
          </table:table-cell>
        </table:table-row>
        <table:table-row>
          <table:table-cell table:style-name="Table4.A2" office:value-type="string">
            <text:p text:style-name="P20">^</text:p>
          </table:table-cell>
          <table:table-cell table:style-name="Table4.B2" office:value-type="string">
            <text:p text:style-name="P2">The beginning of the line or string.</text:p>
          </table:table-cell>
        </table:table-row>
        <table:table-row>
          <table:table-cell table:style-name="Table4.A2" office:value-type="string">
            <text:p text:style-name="P20">$</text:p>
          </table:table-cell>
          <table:table-cell table:style-name="Table4.B2" office:value-type="string">
            <text:p text:style-name="P2">The end of the line or string</text:p>
          </table:table-cell>
        </table:table-row>
        <table:table-row>
          <table:table-cell table:style-name="Table4.A2" office:value-type="string">
            <text:p text:style-name="P18">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9">0</text:p>
          <text:p text:style-name="P68">0&lt;<text:tab/>110</text:p>
          <text:p text:style-name="P68">0&lt;=<text:tab/>111</text:p>
          <text:p text:style-name="P68">0&lt;=&gt;<text:tab/>111</text:p>
          <text:p text:style-name="P68">0&lt;&gt; <text:tab/>111</text:p>
          <text:p text:style-name="P68">0=<text:tab/>112</text:p>
          <text:p text:style-name="P68">0&gt;<text:tab/>112</text:p>
          <text:p text:style-name="P68">0&gt;=<text:tab/>112</text:p>
          <text:p text:style-name="P69">1</text:p>
          <text:p text:style-name="P68">1-<text:tab/>113</text:p>
          <text:p text:style-name="P68">1+<text:tab/>113</text:p>
          <text:p text:style-name="P69">2</text:p>
          <text:p text:style-name="P68">2-<text:tab/>114</text:p>
          <text:p text:style-name="P68">2*<text:tab/>90, 113</text:p>
          <text:p text:style-name="P68">2/<text:tab/>90, 114</text:p>
          <text:p text:style-name="P68">2+<text:tab/>113</text:p>
          <text:p text:style-name="P69">A</text:p>
          <text:p text:style-name="P68">again<text:tab/>25</text:p>
          <text:p text:style-name="P68">and<text:tab/>91</text:p>
          <text:p text:style-name="P68">Archive<text:tab/>12</text:p>
          <text:p text:style-name="P68">Array<text:tab/>62</text:p>
          <text:p text:style-name="P69">B</text:p>
          <text:p text:style-name="P68">begin<text:tab/>25</text:p>
          <text:p text:style-name="P68">Boolean<text:tab/>60</text:p>
          <text:p text:style-name="P68">bounce<text:tab/>36, 38</text:p>
          <text:p text:style-name="P69">C</text:p>
          <text:p text:style-name="P68">catch<text:tab/>35, 38</text:p>
          <text:p text:style-name="P68">Class<text:tab/>73</text:p>
          <text:p text:style-name="P68">Classes<text:tab/>47</text:p>
          <text:p text:style-name="P68">clone<text:tab/>30</text:p>
          <text:p text:style-name="P68">com<text:tab/>91</text:p>
          <text:p text:style-name="P68">Commands<text:tab/>74, 167</text:p>
          <text:p text:style-name="P68">Complex<text:tab/>76</text:p>
          <text:p text:style-name="P68">copy<text:tab/>30</text:p>
          <text:p text:style-name="P69">D</text:p>
          <text:p text:style-name="P68">Declarations<text:tab/>26</text:p>
          <text:p text:style-name="P68">Demo.rb<text:tab/>11</text:p>
          <text:p text:style-name="P68">distinct?<text:tab/>125</text:p>
          <text:p text:style-name="P68">do<text:tab/>23</text:p>
          <text:p text:style-name="P68">do_map_name<text:tab/>56</text:p>
          <text:p text:style-name="P68">dpr<text:tab/>95</text:p>
          <text:p text:style-name="P68">drop<text:tab/>19</text:p>
          <text:p text:style-name="P68">Duck Typing<text:tab/>26</text:p>
          <text:p text:style-name="P68">dup<text:tab/>19, 30</text:p>
          <text:p text:style-name="P69">E</text:p>
          <text:p text:style-name="P68">e<text:tab/>95</text:p>
          <text:p text:style-name="P68">else<text:tab/>21</text:p>
          <text:p text:style-name="P69">F</text:p>
          <text:p text:style-name="P68">FalseClass<text:tab/>60, 79</text:p>
          <text:p text:style-name="P68">finally<text:tab/>37p.</text:p>
          <text:p text:style-name="P68">Float<text:tab/>81</text:p>
          <text:p text:style-name="P69">H</text:p>
          <text:p text:style-name="P68">Hash<text:tab/>82</text:p>
          <text:p text:style-name="P69">I</text:p>
          <text:p text:style-name="P68">i<text:tab/>23</text:p>
          <text:p text:style-name="P68">identical?<text:tab/>126</text:p>
          <text:p text:style-name="P68">if<text:tab/>21</text:p>
          <text:p text:style-name="P68">Inheritance<text:tab/>48</text:p>
          <text:p text:style-name="P68">inst:<text:tab/>165</text:p>
          <text:p text:style-name="P68">InStream<text:tab/>85</text:p>
          <text:p text:style-name="P68">Integer<text:tab/>88</text:p>
          <text:p text:style-name="P69">J</text:p>
          <text:p text:style-name="P68">j<text:tab/>23</text:p>
          <text:p text:style-name="P69">K</text:p>
          <text:p text:style-name="P68">Known Issues<text:tab/>11</text:p>
          <text:p text:style-name="P69">L</text:p>
          <text:p text:style-name="P68">Late Binding<text:tab/>48</text:p>
          <text:p text:style-name="P68">local:<text:tab/>165</text:p>
          <text:p text:style-name="P68">loop<text:tab/>23</text:p>
          <text:p text:style-name="P69">M</text:p>
          <text:p text:style-name="P68">max<text:tab/>126</text:p>
          <text:p text:style-name="P68">Method Mapping<text:tab/>49</text:p>
          <text:p text:style-name="P68">Methods<text:tab/>48</text:p>
          <text:p text:style-name="P68">min<text:tab/>126</text:p>
          <text:p text:style-name="P68">mod<text:tab/>116</text:p>
          <text:p text:style-name="P68">Mutation<text:tab/>28</text:p>
          <text:p text:style-name="P69">N</text:p>
          <text:p text:style-name="P68">neg<text:tab/>116</text:p>
          <text:p text:style-name="P68">nil&lt;&gt;<text:tab/>127</text:p>
          <text:p text:style-name="P68">nil=<text:tab/>127</text:p>
          <text:p text:style-name="P68">NilClass<text:tab/>60, 93</text:p>
          <text:p text:style-name="P68">nip<text:tab/>19</text:p>
          <text:p text:style-name="P68">not<text:tab/>127</text:p>
          <text:p text:style-name="P68">Numeric<text:tab/>61, 95</text:p>
          <text:p text:style-name="P69">O</text:p>
          <text:p text:style-name="P68">Object<text:tab/>60, 117</text:p>
          <text:p text:style-name="P68">or<text:tab/>92</text:p>
          <text:p text:style-name="P68">OutStream<text:tab/>129</text:p>
          <text:p text:style-name="P68">over<text:tab/>19</text:p>
          <text:p text:style-name="P69">P</text:p>
          <text:p text:style-name="P68">pi<text:tab/>96</text:p>
          <text:p text:style-name="P68">pick<text:tab/>19</text:p>
          <text:p text:style-name="P68">Polymorphism<text:tab/>48</text:p>
          <text:p text:style-name="P68">Procedure<text:tab/>134</text:p>
          <text:p text:style-name="P68">Prototypes<text:tab/>48</text:p>
          <text:p text:style-name="P69">Q</text:p>
          <text:p text:style-name="P68">Queue<text:tab/>136</text:p>
          <text:p text:style-name="P69">R</text:p>
          <text:p text:style-name="P68">Rake<text:tab/>11</text:p>
          <text:p text:style-name="P68">Rational<text:tab/>138</text:p>
          <text:p text:style-name="P68">Referencing<text:tab/>27</text:p>
          <text:p text:style-name="P68">repeat<text:tab/>25</text:p>
          <text:p text:style-name="P68">Routing<text:tab/>53</text:p>
          <text:p text:style-name="P69">S</text:p>
          <text:p text:style-name="P68">Scoping<text:tab/>26</text:p>
          <text:p text:style-name="P68">self<text:tab/>58</text:p>
          <text:p text:style-name="P68">Stack<text:tab/>140</text:p>
          <text:p text:style-name="P68">String<text:tab/>142</text:p>
          <text:p text:style-name="P68">super<text:tab/>163, 165</text:p>
          <text:p text:style-name="P68">swap<text:tab/>20</text:p>
          <text:p text:style-name="P68">switch<text:tab/>21</text:p>
          <text:p text:style-name="P68">SymbolMap<text:tab/>49</text:p>
          <text:p text:style-name="P69">T</text:p>
          <text:p text:style-name="P68">Testing<text:tab/>11</text:p>
          <text:p text:style-name="P68">Thanks<text:tab/>8</text:p>
          <text:p text:style-name="P68">then<text:tab/>21</text:p>
          <text:p text:style-name="P68">Thread<text:tab/>159</text:p>
          <text:p text:style-name="P68">throw"<text:tab/>39</text:p>
          <text:p text:style-name="P68">TrueClass<text:tab/>60, 161</text:p>
          <text:p text:style-name="P68">try<text:tab/>35, 38</text:p>
          <text:p text:style-name="P68">tuck<text:tab/>20</text:p>
          <text:p text:style-name="P68">Typing<text:tab/>26</text:p>
          <text:p text:style-name="P69">U</text:p>
          <text:p text:style-name="P68">until<text:tab/>25</text:p>
          <text:p text:style-name="P69">V</text:p>
          <text:p text:style-name="P68">val:<text:tab/>26, 163</text:p>
          <text:p text:style-name="P68">val@:<text:tab/>27, 164</text:p>
          <text:p text:style-name="P68">val#:<text:tab/>27</text:p>
          <text:p text:style-name="P68">val$:<text:tab/>27</text:p>
          <text:p text:style-name="P68">var:<text:tab/>26, 164</text:p>
          <text:p text:style-name="P68">var@:<text:tab/>27, 164</text:p>
          <text:p text:style-name="P68">var#:<text:tab/>27</text:p>
          <text:p text:style-name="P68">var$:<text:tab/>27</text:p>
          <text:p text:style-name="P68">VirtualMachine<text:tab/>162</text:p>
          <text:p text:style-name="P69">X</text:p>
          <text:p text:style-name="P68">x<text:tab/>63</text:p>
          <text:p text:style-name="P68">xor<text:tab/>92</text:p>
          <text:p text:style-name="P69"><text:s/></text:p>
          <text:p text:style-name="P68"><text:s/>&lt;=&gt;<text:tab/>157</text:p>
          <text:p text:style-name="P69">^</text:p>
          <text:p text:style-name="P68">^^<text:tab/>80, 93, 125</text:p>
          <text:p text:style-name="P69">-</text:p>
          <text:p text:style-name="P68">-<text:tab/>97</text:p>
          <text:p text:style-name="P68">-&gt;<text:tab/>82</text:p>
          <text:p text:style-name="P68">-i<text:tab/>23</text:p>
          <text:p text:style-name="P68">-j<text:tab/>23</text:p>
          <text:p text:style-name="P69">;</text:p>
          <text:p text:style-name="P68">;<text:tab/>164p.</text:p>
          <text:p text:style-name="P69">:</text:p>
          <text:p text:style-name="P68">:<text:tab/>55</text:p>
          <text:p text:style-name="P69">!</text:p>
          <text:p text:style-name="P68">!<text:tab/>65</text:p>
          <text:p text:style-name="P69">?</text:p>
          <text:p text:style-name="P68">?"<text:tab/>36, 38</text:p>
          <text:p text:style-name="P69">.</text:p>
          <text:p text:style-name="P68">.<text:tab/>117, 130</text:p>
          <text:p text:style-name="P68">.-left<text:tab/>66, 148</text:p>
          <text:p text:style-name="P68">.-mid<text:tab/>67, 148</text:p>
          <text:p text:style-name="P68">.-midlr<text:tab/>67, 148</text:p>
          <text:p text:style-name="P68"><text:soft-page-break/>.-right<text:tab/>67, 149</text:p>
          <text:p text:style-name="P68">.:<text:tab/>55, 163</text:p>
          <text:p text:style-name="P68">.::<text:tab/>55, 164</text:p>
          <text:p text:style-name="P68">."<text:tab/>146</text:p>
          <text:p text:style-name="P68">.[]!<text:tab/>67, 83</text:p>
          <text:p text:style-name="P68">.[]@<text:tab/>68, 83</text:p>
          <text:p text:style-name="P68">.+left<text:tab/>65, 147</text:p>
          <text:p text:style-name="P68">.+mid<text:tab/>66, 147</text:p>
          <text:p text:style-name="P68">.+midlr<text:tab/>66, 147</text:p>
          <text:p text:style-name="P68">.+right<text:tab/>66, 148</text:p>
          <text:p text:style-name="P68">.1/x<text:tab/>97</text:p>
          <text:p text:style-name="P68">.10**<text:tab/>98</text:p>
          <text:p text:style-name="P68">.2**<text:tab/>98</text:p>
          <text:p text:style-name="P68">.abs<text:tab/>98</text:p>
          <text:p text:style-name="P68">.acos<text:tab/>99</text:p>
          <text:p text:style-name="P68">.acosh<text:tab/>99</text:p>
          <text:p text:style-name="P68">.angle<text:tab/>99</text:p>
          <text:p text:style-name="P68">.append<text:tab/>129</text:p>
          <text:p text:style-name="P68">.append{<text:tab/>129</text:p>
          <text:p text:style-name="P68">.asin<text:tab/>100</text:p>
          <text:p text:style-name="P68">.asinh<text:tab/>100</text:p>
          <text:p text:style-name="P68">.atan<text:tab/>100</text:p>
          <text:p text:style-name="P68">.atan2<text:tab/>101</text:p>
          <text:p text:style-name="P68">.atanh<text:tab/>101</text:p>
          <text:p text:style-name="P68">.c2p<text:tab/>101</text:p>
          <text:p text:style-name="P68">.call<text:tab/>134, 149</text:p>
          <text:p text:style-name="P68">.cbrt<text:tab/>77, 102</text:p>
          <text:p text:style-name="P68">.ceil<text:tab/>102</text:p>
          <text:p text:style-name="P68">.cjust<text:tab/>149</text:p>
          <text:p text:style-name="P68">.class<text:tab/>118</text:p>
          <text:p text:style-name="P68">.clear<text:tab/>136, 140</text:p>
          <text:p text:style-name="P68">.clone<text:tab/>30, 118</text:p>
          <text:p text:style-name="P68">.clone_exclude<text:tab/>32, 118</text:p>
          <text:p text:style-name="P68">.close<text:tab/>86, 131</text:p>
          <text:p text:style-name="P68">.conjugate<text:tab/>102</text:p>
          <text:p text:style-name="P68">.contains?<text:tab/>149</text:p>
          <text:p text:style-name="P68">.copy<text:tab/>30, 119</text:p>
          <text:p text:style-name="P68">.cos<text:tab/>102</text:p>
          <text:p text:style-name="P68">.cosh<text:tab/>103</text:p>
          <text:p text:style-name="P68">.cr<text:tab/>131</text:p>
          <text:p text:style-name="P68">.create<text:tab/>130</text:p>
          <text:p text:style-name="P68">.cube<text:tab/>103</text:p>
          <text:p text:style-name="P68">.current<text:tab/>159</text:p>
          <text:p text:style-name="P68">.d2r<text:tab/>103</text:p>
          <text:p text:style-name="P68">.denominator<text:tab/>103</text:p>
          <text:p text:style-name="P68">.e**<text:tab/>77, 104</text:p>
          <text:p text:style-name="P68">.emit<text:tab/>104, 131, 150</text:p>
          <text:p text:style-name="P68">.empty?<text:tab/>136, 140</text:p>
          <text:p text:style-name="P68">.eval<text:tab/>150</text:p>
          <text:p text:style-name="P68">.even?<text:tab/>89</text:p>
          <text:p text:style-name="P68">.floor<text:tab/>104</text:p>
          <text:p text:style-name="P68">.fmt<text:tab/>150</text:p>
          <text:p text:style-name="P68">.fmt"<text:tab/>150</text:p>
          <text:p text:style-name="P68">.gcd<text:tab/>89</text:p>
          <text:p text:style-name="P68">.get_all<text:tab/>85</text:p>
          <text:p text:style-name="P68">.getc<text:tab/>86</text:p>
          <text:p text:style-name="P68">.gets<text:tab/>86</text:p>
          <text:p text:style-name="P68">.hypot<text:tab/>104</text:p>
          <text:p text:style-name="P68">.imaginary<text:tab/>105</text:p>
          <text:p text:style-name="P68">.init<text:tab/>27, 119</text:p>
          <text:p text:style-name="P68">.is_class?<text:tab/>73, 119</text:p>
          <text:p text:style-name="P68">.keys<text:tab/>83</text:p>
          <text:p text:style-name="P68">.lcm<text:tab/>89</text:p>
          <text:p text:style-name="P68">.left<text:tab/>68, 151</text:p>
          <text:p text:style-name="P68">.left?<text:tab/>151</text:p>
          <text:p text:style-name="P68">.length<text:tab/>68, 136, 140, 151</text:p>
          <text:p text:style-name="P68">.lines<text:tab/>151</text:p>
          <text:p text:style-name="P68">.list<text:tab/>159</text:p>
          <text:p text:style-name="P68">.ljust<text:tab/>152</text:p>
          <text:p text:style-name="P68">.ln<text:tab/>105</text:p>
          <text:p text:style-name="P68">.load<text:tab/>152</text:p>
          <text:p text:style-name="P68">.log10<text:tab/>105</text:p>
          <text:p text:style-name="P68">.log2<text:tab/>106</text:p>
          <text:p text:style-name="P68">.lstrip<text:tab/>152</text:p>
          <text:p text:style-name="P68">.magnitude<text:tab/>106</text:p>
          <text:p text:style-name="P68">.main<text:tab/>159</text:p>
          <text:p text:style-name="P68">.max<text:tab/>69</text:p>
          <text:p text:style-name="P68">.mid<text:tab/>69, 152</text:p>
          <text:p text:style-name="P68">.mid?<text:tab/>153</text:p>
          <text:p text:style-name="P68">.midlr<text:tab/>69, 153</text:p>
          <text:p text:style-name="P68">.min<text:tab/>70</text:p>
          <text:p text:style-name="P68">.name<text:tab/>120</text:p>
          <text:p text:style-name="P68">.new<text:tab/>63, 73</text:p>
          <text:p text:style-name="P68">.new_size<text:tab/>64</text:p>
          <text:p text:style-name="P68">.new_value<text:tab/>64</text:p>
          <text:p text:style-name="P68">.new_values<text:tab/>64</text:p>
          <text:p text:style-name="P68">.new{<text:tab/>63</text:p>
          <text:p text:style-name="P68">.numerator<text:tab/>106</text:p>
          <text:p text:style-name="P68">.odd?<text:tab/>89</text:p>
          <text:p text:style-name="P68">.open<text:tab/>85</text:p>
          <text:p text:style-name="P68">.open{<text:tab/>86</text:p>
          <text:p text:style-name="P68">.p2c<text:tab/>107</text:p>
          <text:p text:style-name="P68">.parent_class<text:tab/>74</text:p>
          <text:p text:style-name="P68">.peek<text:tab/>141</text:p>
          <text:p text:style-name="P68">.pend<text:tab/>137</text:p>
          <text:p text:style-name="P68">.polar<text:tab/>107</text:p>
          <text:p text:style-name="P68">.pop<text:tab/>137, 141</text:p>
          <text:p text:style-name="P68">.posn<text:tab/>153</text:p>
          <text:p text:style-name="P68">.pp<text:tab/>70, 83</text:p>
          <text:p text:style-name="P68">.push<text:tab/>137, 141</text:p>
          <text:p text:style-name="P68">.r2d<text:tab/>107</text:p>
          <text:p text:style-name="P68">.real<text:tab/>107</text:p>
          <text:p text:style-name="P68">.reverse<text:tab/>70, 154</text:p>
          <text:p text:style-name="P68">.right<text:tab/>70, 154</text:p>
          <text:p text:style-name="P68">.right?<text:tab/>154</text:p>
          <text:p text:style-name="P68">.rjust<text:tab/>154</text:p>
          <text:p text:style-name="P68">.round<text:tab/>108</text:p>
          <text:p text:style-name="P68">.rstrip<text:tab/>155</text:p>
          <text:p text:style-name="P68">.shuffle<text:tab/>71</text:p>
          <text:p text:style-name="P68">.sin<text:tab/>108</text:p>
          <text:p text:style-name="P68">.sinh<text:tab/>108</text:p>
          <text:p text:style-name="P68">.sleep<text:tab/>109</text:p>
          <text:p text:style-name="P68">.sort<text:tab/>71</text:p>
          <text:p text:style-name="P68">.space<text:tab/>131</text:p>
          <text:p text:style-name="P68">.spaces<text:tab/>132</text:p>
          <text:p text:style-name="P68">.split<text:tab/>77, 138, 155</text:p>
          <text:p text:style-name="P68">.sqr<text:tab/>109</text:p>
          <text:p text:style-name="P68">.sqrt<text:tab/>77, 109</text:p>
          <text:p text:style-name="P68">.start<text:tab/>135</text:p>
          <text:p text:style-name="P68">.strip<text:tab/>155</text:p>
          <text:p text:style-name="P68">.strlen<text:tab/>120</text:p>
          <text:p text:style-name="P68">.strmax<text:tab/>71</text:p>
          <text:p text:style-name="P68">.strmax2<text:tab/>84</text:p>
          <text:p text:style-name="P68">.subclass:<text:tab/>74</text:p>
          <text:p text:style-name="P68">.tan<text:tab/>109</text:p>
          <text:p text:style-name="P68">.tanh<text:tab/>110</text:p>
          <text:p text:style-name="P68">.throw<text:tab/>39, 155</text:p>
          <text:p text:style-name="P68">.to_f<text:tab/>120</text:p>
          <text:p text:style-name="P68">.to_f!<text:tab/>121</text:p>
          <text:p text:style-name="P68">.to_i<text:tab/>121</text:p>
          <text:p text:style-name="P68">.to_i!<text:tab/>121</text:p>
          <text:p text:style-name="P68">.to_lower<text:tab/>156</text:p>
          <text:p text:style-name="P68">.to_n<text:tab/>122</text:p>
          <text:p text:style-name="P68">.to_n!<text:tab/>122</text:p>
          <text:p text:style-name="P68">.to_r<text:tab/>123</text:p>
          <text:p text:style-name="P68">.to_r!<text:tab/>123</text:p>
          <text:p text:style-name="P68">.to_s<text:tab/>74, 123</text:p>
          <text:p text:style-name="P68">.to_upper<text:tab/>156</text:p>
          <text:p text:style-name="P68">.to_x<text:tab/>124</text:p>
          <text:p text:style-name="P68">.to_x!<text:tab/>124</text:p>
          <text:p text:style-name="P68">.values<text:tab/>84</text:p>
          <text:p text:style-name="P68">.vm<text:tab/>160</text:p>
          <text:p text:style-name="P68">.with{<text:tab/>59</text:p>
          <text:p text:style-name="P69">)</text:p>
          <text:p text:style-name="P68">)entries<text:tab/>169</text:p>
          <text:p text:style-name="P68">)methods<text:tab/>75, 128</text:p>
          <text:p text:style-name="P68">)stubs<text:tab/>75</text:p>
          <text:p text:style-name="P69">{</text:p>
          <text:p text:style-name="P68">{<text:tab/>82</text:p>
          <text:p text:style-name="P69">}</text:p>
          <text:p text:style-name="P68">}<text:tab/>63, 82</text:p>
          <text:p text:style-name="P69">@</text:p>
          <text:p text:style-name="P68">@<text:tab/>72</text:p>
          <text:p text:style-name="P69">*</text:p>
          <text:p text:style-name="P68">*<text:tab/>96, 146</text:p>
          <text:p text:style-name="P68">**<text:tab/>96</text:p>
          <text:p text:style-name="P69">/</text:p>
          <text:p text:style-name="P68">/<text:tab/>110</text:p>
          <text:p text:style-name="P69">&amp;</text:p>
          <text:p text:style-name="P68">&amp;&amp;<text:tab/>79, 93, 117</text:p>
          <text:p text:style-name="P69">+</text:p>
          <text:p text:style-name="P68">+<text:tab/>65, 97, 146</text:p>
          <text:p text:style-name="P68">+loop<text:tab/>23</text:p>
          <text:p text:style-name="P69">&lt;</text:p>
          <text:p text:style-name="P68">&lt;<text:tab/>114, 156</text:p>
          <text:p text:style-name="P68">&lt;&lt;<text:tab/>72, 90, 157</text:p>
          <text:p text:style-name="P68">&lt;=<text:tab/>115, 157</text:p>
          <text:p text:style-name="P68">&lt;=&gt;<text:tab/>115</text:p>
          <text:p text:style-name="P68">&lt;&gt;<text:tab/>124</text:p>
          <text:p text:style-name="P69">=</text:p>
          <text:p text:style-name="P68">=<text:tab/>125</text:p>
          <text:p text:style-name="P69"><text:soft-page-break/>&gt;</text:p>
          <text:p text:style-name="P68">&gt;<text:tab/>115, 158</text:p>
          <text:p text:style-name="P68">&gt;=<text:tab/>116, 158</text:p>
          <text:p text:style-name="P68">&gt;&gt;<text:tab/>91</text:p>
          <text:p text:style-name="P69">|</text:p>
          <text:p text:style-name="P68">||<text:tab/>80, 94, 128</text:p>
          <text:p text:style-name="P69">~</text:p>
          <text:p text:style-name="P68">~<text:tab/>132</text:p>
          <text:p text:style-name="P68">~"<text:tab/>132</text:p>
          <text:p text:style-name="P68">~cr<text:tab/>132</text:p>
          <text:p text:style-name="P68">~emit<text:tab/>133</text:p>
          <text:p text:style-name="P68">~getc<text:tab/>87</text:p>
          <text:p text:style-name="P68">~gets<text:tab/>87</text:p>
          <text:p text:style-name="P68">~space<text:tab/>133</text:p>
          <text:p text:style-name="P68">~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5008304"/></text:p>
            <text:p text:style-name="Text_20_body">Routing:</text:p>
            <text:p text:style-name="P1">description</text:p>
          </table:table-cell>
          <table:covered-table-cell/>
        </table:table-row>
        <table:table-row table:style-name="Table58.1">
          <table:table-cell table:style-name="Table58.A2" office:value-type="string">
            <text:p text:style-name="P16">Code</text:p>
          </table:table-cell>
          <table:table-cell table:style-name="Table58.B2" office:value-type="string">
            <text:p text:style-name="P16">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6">Code</text:p>
          </table:table-cell>
          <table:table-cell table:style-name="Table61.B2" office:value-type="string">
            <text:p text:style-name="P16">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6">Code</text:p>
          </table:table-cell>
          <table:table-cell table:style-name="Table102.B1" office:value-type="string">
            <text:p text:style-name="P16">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61</text:page-number> of <text:page-count>17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4H52M27S</meta:editing-duration>
    <meta:editing-cycles>2358</meta:editing-cycles>
    <meta:generator>OpenOffice/4.1.1$Win32 OpenOffice.org_project/411m6$Build-9775</meta:generator>
    <dc:date>2015-05-02T14:41:28.44</dc:date>
    <dc:creator>Peter Camilleri</dc:creator>
    <meta:printed-by>Peter Camilleri</meta:printed-by>
    <meta:print-date>2015-02-10T10:49:15.76</meta:print-date>
    <meta:document-statistic meta:table-count="289" meta:image-count="0" meta:object-count="0" meta:page-count="175" meta:paragraph-count="5816" meta:word-count="32168" meta:character-count="185729"/>
    <meta:template xlink:type="simple" xlink:actuate="onRequest" xlink:title="MyDefault" xlink:href="../../../../OpenOffice.org/3/user/template/MyDefault.ott" meta:date="2014-06-26T22:09:00.24"/>
  </office:meta>
</office:document-meta>
</file>